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0832B7E1556.jpg" manifest:media-type="image/jpeg"/>
  <manifest:file-entry manifest:full-path="Pictures/1000000000000C68000002BF38D1C455.jpg" manifest:media-type="image/jpeg"/>
  <manifest:file-entry manifest:full-path="Pictures/10000201000000750000003A2394CC94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6.6931in" table:align="margins" style:writing-mode="lr-tb"/>
    </style:style>
    <style:style style:name="DocuemntHistory.A" style:family="table-column">
      <style:table-column-properties style:column-width="1.6729in" style:rel-column-width="16383*"/>
    </style:style>
    <style:style style:name="DocuemntHistory.D" style:family="table-column">
      <style:table-column-properties style:column-width="1.6736in" style:rel-column-width="16386*"/>
    </style:style>
    <style:style style:name="DocuemntHistory.A1" style:family="table-cell">
      <style:table-cell-properties fo:background-color="#6699cc" fo:padding="0.0382in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382in" fo:border-left="0.05pt solid #000000" fo:border-right="none" fo:border-top="none" fo:border-bottom="0.05pt solid #000000"/>
    </style:style>
    <style:style style:name="DocuemntHistory.B4" style:family="table-cell">
      <style:table-cell-properties fo:padding="0.0382in" fo:border-left="0.05pt solid #000000" fo:border-right="none" fo:border-top="none" fo:border-bottom="0.05pt solid #000000"/>
    </style:style>
    <style:style style:name="DocuemntHistory.C4" style:family="table-cell">
      <style:table-cell-properties fo:padding="0.0382in" fo:border-left="0.05pt solid #000000" fo:border-right="none" fo:border-top="none" fo:border-bottom="0.05pt solid #000000"/>
    </style:style>
    <style:style style:name="Docuemnt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Info" style:family="table">
      <style:table-properties style:width="6.6931in" table:align="margins" style:writing-mode="lr-tb"/>
    </style:style>
    <style:style style:name="DocumentInfo.A" style:family="table-column">
      <style:table-column-properties style:column-width="2.2313in" style:rel-column-width="21845*"/>
    </style:style>
    <style:style style:name="DocumentInfo.A1" style:family="table-cell">
      <style:table-cell-properties style:vertical-align="middle" fo:background-color="#99ccff" fo:padding="0.0194in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194in" fo:border="0.05pt solid #000000"/>
    </style:style>
    <style:style style:name="DocumentInfo.A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9" style:family="table">
      <style:table-properties style:width="6.0007in" table:align="left" style:writing-mode="lr-tb"/>
    </style:style>
    <style:style style:name="Table19.A" style:family="table-column">
      <style:table-column-properties style:column-width="2.0688in"/>
    </style:style>
    <style:style style:name="Table19.B" style:family="table-column">
      <style:table-column-properties style:column-width="1.2306in"/>
    </style:style>
    <style:style style:name="Table19.C" style:family="table-column">
      <style:table-column-properties style:column-width="1.4063in"/>
    </style:style>
    <style:style style:name="Table19.D" style:family="table-column">
      <style:table-column-properties style:column-width="1.2951in"/>
    </style:style>
    <style:style style:name="Table1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382in" fo:border="0.2pt solid #000000">
        <style:background-image/>
      </style:table-cell-properties>
    </style:style>
    <style:style style:name="Table19.A2" style:family="table-cell">
      <style:table-cell-properties fo:padding="0.0382in" fo:border-left="0.2pt solid #000000" fo:border-right="none" fo:border-top="none" fo:border-bottom="0.2pt solid #000000"/>
    </style:style>
    <style:style style:name="Table19.B2" style:family="table-cell">
      <style:table-cell-properties fo:padding="0.0382in" fo:border-left="0.2pt solid #000000" fo:border-right="none" fo:border-top="none" fo:border-bottom="0.2pt solid #000000"/>
    </style:style>
    <style:style style:name="Table19.C2" style:family="table-cell">
      <style:table-cell-properties fo:padding="0.0382in" fo:border-left="0.2pt solid #000000" fo:border-right="none" fo:border-top="none" fo:border-bottom="0.2pt solid #000000"/>
    </style:style>
    <style:style style:name="Table1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9.A3" style:family="table-cell">
      <style:table-cell-properties fo:padding="0.0382in" fo:border-left="0.2pt solid #000000" fo:border-right="none" fo:border-top="none" fo:border-bottom="0.2pt solid #000000"/>
    </style:style>
    <style:style style:name="Table19.B3" style:family="table-cell">
      <style:table-cell-properties fo:padding="0.0382in" fo:border-left="0.2pt solid #000000" fo:border-right="none" fo:border-top="none" fo:border-bottom="0.2pt solid #000000"/>
    </style:style>
    <style:style style:name="Table19.C3" style:family="table-cell">
      <style:table-cell-properties fo:padding="0.0382in" fo:border-left="0.2pt solid #000000" fo:border-right="none" fo:border-top="none" fo:border-bottom="0.2pt solid #000000"/>
    </style:style>
    <style:style style:name="Table1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" style:family="table">
      <style:table-properties style:width="6.4833in" table:align="left" style:writing-mode="lr-tb"/>
    </style:style>
    <style:style style:name="Table21.A" style:family="table-column">
      <style:table-column-properties style:column-width="3.4319in"/>
    </style:style>
    <style:style style:name="Table21.B" style:family="table-column">
      <style:table-column-properties style:column-width="0.9965in"/>
    </style:style>
    <style:style style:name="Table21.C" style:family="table-column">
      <style:table-column-properties style:column-width="1.0278in"/>
    </style:style>
    <style:style style:name="Table21.D" style:family="table-column">
      <style:table-column-properties style:column-width="1.0271in"/>
    </style:style>
    <style:style style:name="Table2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382in" fo:border="0.2pt solid #000000">
        <style:background-image/>
      </style:table-cell-properties>
    </style:style>
    <style:style style:name="Table21.A2" style:family="table-cell">
      <style:table-cell-properties fo:padding="0.0382in" fo:border-left="0.2pt solid #000000" fo:border-right="none" fo:border-top="none" fo:border-bottom="0.2pt solid #000000"/>
    </style:style>
    <style:style style:name="Table21.B2" style:family="table-cell">
      <style:table-cell-properties fo:padding="0.0382in" fo:border-left="0.2pt solid #000000" fo:border-right="none" fo:border-top="none" fo:border-bottom="0.2pt solid #000000"/>
    </style:style>
    <style:style style:name="Table21.C2" style:family="table-cell">
      <style:table-cell-properties fo:padding="0.0382in" fo:border-left="0.2pt solid #000000" fo:border-right="none" fo:border-top="none" fo:border-bottom="0.2pt solid #000000"/>
    </style:style>
    <style:style style:name="Table2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3" style:family="table-cell">
      <style:table-cell-properties fo:padding="0.0382in" fo:border-left="0.2pt solid #000000" fo:border-right="none" fo:border-top="none" fo:border-bottom="0.2pt solid #000000"/>
    </style:style>
    <style:style style:name="Table21.B3" style:family="table-cell">
      <style:table-cell-properties fo:padding="0.0382in" fo:border-left="0.2pt solid #000000" fo:border-right="none" fo:border-top="none" fo:border-bottom="0.2pt solid #000000"/>
    </style:style>
    <style:style style:name="Table21.C3" style:family="table-cell">
      <style:table-cell-properties fo:padding="0.0382in" fo:border-left="0.2pt solid #000000" fo:border-right="none" fo:border-top="none" fo:border-bottom="0.2pt solid #000000"/>
    </style:style>
    <style:style style:name="Table2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4" style:family="table-cell">
      <style:table-cell-properties fo:padding="0.0382in" fo:border-left="0.2pt solid #000000" fo:border-right="none" fo:border-top="none" fo:border-bottom="0.2pt solid #000000"/>
    </style:style>
    <style:style style:name="Table21.B4" style:family="table-cell">
      <style:table-cell-properties fo:padding="0.0382in" fo:border-left="0.2pt solid #000000" fo:border-right="none" fo:border-top="none" fo:border-bottom="0.2pt solid #000000"/>
    </style:style>
    <style:style style:name="Table21.C4" style:family="table-cell">
      <style:table-cell-properties fo:padding="0.0382in" fo:border-left="0.2pt solid #000000" fo:border-right="none" fo:border-top="none" fo:border-bottom="0.2pt solid #000000"/>
    </style:style>
    <style:style style:name="Table2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5" style:family="table-cell">
      <style:table-cell-properties fo:padding="0.0382in" fo:border-left="0.2pt solid #000000" fo:border-right="none" fo:border-top="none" fo:border-bottom="0.2pt solid #000000"/>
    </style:style>
    <style:style style:name="Table21.B5" style:family="table-cell">
      <style:table-cell-properties fo:padding="0.0382in" fo:border-left="0.2pt solid #000000" fo:border-right="none" fo:border-top="none" fo:border-bottom="0.2pt solid #000000"/>
    </style:style>
    <style:style style:name="Table21.C5" style:family="table-cell">
      <style:table-cell-properties fo:padding="0.0382in" fo:border-left="0.2pt solid #000000" fo:border-right="none" fo:border-top="none" fo:border-bottom="0.2pt solid #000000"/>
    </style:style>
    <style:style style:name="Table2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6" style:family="table-cell">
      <style:table-cell-properties fo:padding="0.0382in" fo:border-left="0.2pt solid #000000" fo:border-right="none" fo:border-top="none" fo:border-bottom="0.2pt solid #000000"/>
    </style:style>
    <style:style style:name="Table21.B6" style:family="table-cell">
      <style:table-cell-properties fo:padding="0.0382in" fo:border-left="0.2pt solid #000000" fo:border-right="none" fo:border-top="none" fo:border-bottom="0.2pt solid #000000"/>
    </style:style>
    <style:style style:name="Table21.C6" style:family="table-cell">
      <style:table-cell-properties fo:padding="0.0382in" fo:border-left="0.2pt solid #000000" fo:border-right="none" fo:border-top="none" fo:border-bottom="0.2pt solid #000000"/>
    </style:style>
    <style:style style:name="Table21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7" style:family="table-cell">
      <style:table-cell-properties fo:padding="0.0382in" fo:border-left="0.2pt solid #000000" fo:border-right="none" fo:border-top="none" fo:border-bottom="0.2pt solid #000000"/>
    </style:style>
    <style:style style:name="Table21.B7" style:family="table-cell">
      <style:table-cell-properties fo:padding="0.0382in" fo:border-left="0.2pt solid #000000" fo:border-right="none" fo:border-top="none" fo:border-bottom="0.2pt solid #000000"/>
    </style:style>
    <style:style style:name="Table21.C7" style:family="table-cell">
      <style:table-cell-properties fo:padding="0.0382in" fo:border-left="0.2pt solid #000000" fo:border-right="none" fo:border-top="none" fo:border-bottom="0.2pt solid #000000"/>
    </style:style>
    <style:style style:name="Table21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8" style:family="table-cell">
      <style:table-cell-properties fo:padding="0.0382in" fo:border-left="0.2pt solid #000000" fo:border-right="none" fo:border-top="none" fo:border-bottom="0.2pt solid #000000"/>
    </style:style>
    <style:style style:name="Table21.B8" style:family="table-cell">
      <style:table-cell-properties fo:padding="0.0382in" fo:border-left="0.2pt solid #000000" fo:border-right="none" fo:border-top="none" fo:border-bottom="0.2pt solid #000000"/>
    </style:style>
    <style:style style:name="Table21.C8" style:family="table-cell">
      <style:table-cell-properties fo:padding="0.0382in" fo:border-left="0.2pt solid #000000" fo:border-right="none" fo:border-top="none" fo:border-bottom="0.2pt solid #000000"/>
    </style:style>
    <style:style style:name="Table21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9" style:family="table-cell">
      <style:table-cell-properties fo:padding="0.0382in" fo:border-left="0.2pt solid #000000" fo:border-right="none" fo:border-top="none" fo:border-bottom="0.2pt solid #000000"/>
    </style:style>
    <style:style style:name="Table21.B9" style:family="table-cell">
      <style:table-cell-properties fo:padding="0.0382in" fo:border-left="0.2pt solid #000000" fo:border-right="none" fo:border-top="none" fo:border-bottom="0.2pt solid #000000"/>
    </style:style>
    <style:style style:name="Table21.C9" style:family="table-cell">
      <style:table-cell-properties fo:padding="0.0382in" fo:border-left="0.2pt solid #000000" fo:border-right="none" fo:border-top="none" fo:border-bottom="0.2pt solid #000000"/>
    </style:style>
    <style:style style:name="Table21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0" style:family="table-cell">
      <style:table-cell-properties fo:padding="0.0382in" fo:border-left="0.2pt solid #000000" fo:border-right="none" fo:border-top="none" fo:border-bottom="0.2pt solid #000000"/>
    </style:style>
    <style:style style:name="Table21.B10" style:family="table-cell">
      <style:table-cell-properties fo:padding="0.0382in" fo:border-left="0.2pt solid #000000" fo:border-right="none" fo:border-top="none" fo:border-bottom="0.2pt solid #000000"/>
    </style:style>
    <style:style style:name="Table21.C10" style:family="table-cell">
      <style:table-cell-properties fo:padding="0.0382in" fo:border-left="0.2pt solid #000000" fo:border-right="none" fo:border-top="none" fo:border-bottom="0.2pt solid #000000"/>
    </style:style>
    <style:style style:name="Table21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1" style:family="table-cell">
      <style:table-cell-properties fo:padding="0.0382in" fo:border-left="0.2pt solid #000000" fo:border-right="none" fo:border-top="none" fo:border-bottom="0.2pt solid #000000"/>
    </style:style>
    <style:style style:name="Table21.B11" style:family="table-cell">
      <style:table-cell-properties fo:padding="0.0382in" fo:border-left="0.2pt solid #000000" fo:border-right="none" fo:border-top="none" fo:border-bottom="0.2pt solid #000000"/>
    </style:style>
    <style:style style:name="Table21.C11" style:family="table-cell">
      <style:table-cell-properties fo:padding="0.0382in" fo:border-left="0.2pt solid #000000" fo:border-right="none" fo:border-top="none" fo:border-bottom="0.2pt solid #000000"/>
    </style:style>
    <style:style style:name="Table21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2" style:family="table-cell">
      <style:table-cell-properties fo:padding="0.0382in" fo:border-left="0.2pt solid #000000" fo:border-right="none" fo:border-top="none" fo:border-bottom="0.2pt solid #000000"/>
    </style:style>
    <style:style style:name="Table21.B12" style:family="table-cell">
      <style:table-cell-properties fo:padding="0.0382in" fo:border-left="0.2pt solid #000000" fo:border-right="none" fo:border-top="none" fo:border-bottom="0.2pt solid #000000"/>
    </style:style>
    <style:style style:name="Table21.C12" style:family="table-cell">
      <style:table-cell-properties fo:padding="0.0382in" fo:border-left="0.2pt solid #000000" fo:border-right="none" fo:border-top="none" fo:border-bottom="0.2pt solid #000000"/>
    </style:style>
    <style:style style:name="Table21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3" style:family="table-cell">
      <style:table-cell-properties fo:padding="0.0382in" fo:border-left="0.2pt solid #000000" fo:border-right="none" fo:border-top="none" fo:border-bottom="0.2pt solid #000000"/>
    </style:style>
    <style:style style:name="Table21.B13" style:family="table-cell">
      <style:table-cell-properties fo:padding="0.0382in" fo:border-left="0.2pt solid #000000" fo:border-right="none" fo:border-top="none" fo:border-bottom="0.2pt solid #000000"/>
    </style:style>
    <style:style style:name="Table21.C13" style:family="table-cell">
      <style:table-cell-properties fo:padding="0.0382in" fo:border-left="0.2pt solid #000000" fo:border-right="none" fo:border-top="none" fo:border-bottom="0.2pt solid #000000"/>
    </style:style>
    <style:style style:name="Table21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22" style:family="table">
      <style:table-properties style:width="6.4833in" table:align="left" style:writing-mode="lr-tb"/>
    </style:style>
    <style:style style:name="Table22.A" style:family="table-column">
      <style:table-column-properties style:column-width="3.4319in"/>
    </style:style>
    <style:style style:name="Table22.B" style:family="table-column">
      <style:table-column-properties style:column-width="0.9965in"/>
    </style:style>
    <style:style style:name="Table22.C" style:family="table-column">
      <style:table-column-properties style:column-width="1.0278in"/>
    </style:style>
    <style:style style:name="Table22.D" style:family="table-column">
      <style:table-column-properties style:column-width="1.0271in"/>
    </style:style>
    <style:style style:name="Table2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382in" fo:border="0.2pt solid #000000">
        <style:background-image/>
      </style:table-cell-properties>
    </style:style>
    <style:style style:name="Table22.A2" style:family="table-cell">
      <style:table-cell-properties fo:padding="0.0382in" fo:border-left="0.2pt solid #000000" fo:border-right="none" fo:border-top="none" fo:border-bottom="0.2pt solid #000000"/>
    </style:style>
    <style:style style:name="Table22.B2" style:family="table-cell">
      <style:table-cell-properties fo:padding="0.0382in" fo:border-left="0.2pt solid #000000" fo:border-right="none" fo:border-top="none" fo:border-bottom="0.2pt solid #000000"/>
    </style:style>
    <style:style style:name="Table22.C2" style:family="table-cell">
      <style:table-cell-properties fo:padding="0.0382in" fo:border-left="0.2pt solid #000000" fo:border-right="none" fo:border-top="none" fo:border-bottom="0.2pt solid #000000"/>
    </style:style>
    <style:style style:name="Table2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3" style:family="table-cell">
      <style:table-cell-properties fo:padding="0.0382in" fo:border-left="0.2pt solid #000000" fo:border-right="none" fo:border-top="none" fo:border-bottom="0.2pt solid #000000"/>
    </style:style>
    <style:style style:name="Table22.B3" style:family="table-cell">
      <style:table-cell-properties fo:padding="0.0382in" fo:border-left="0.2pt solid #000000" fo:border-right="none" fo:border-top="none" fo:border-bottom="0.2pt solid #000000"/>
    </style:style>
    <style:style style:name="Table22.C3" style:family="table-cell">
      <style:table-cell-properties fo:padding="0.0382in" fo:border-left="0.2pt solid #000000" fo:border-right="none" fo:border-top="none" fo:border-bottom="0.2pt solid #000000"/>
    </style:style>
    <style:style style:name="Table2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4" style:family="table-cell">
      <style:table-cell-properties fo:padding="0.0382in" fo:border-left="0.2pt solid #000000" fo:border-right="none" fo:border-top="none" fo:border-bottom="0.2pt solid #000000"/>
    </style:style>
    <style:style style:name="Table22.B4" style:family="table-cell">
      <style:table-cell-properties fo:padding="0.0382in" fo:border-left="0.2pt solid #000000" fo:border-right="none" fo:border-top="none" fo:border-bottom="0.2pt solid #000000"/>
    </style:style>
    <style:style style:name="Table22.C4" style:family="table-cell">
      <style:table-cell-properties fo:padding="0.0382in" fo:border-left="0.2pt solid #000000" fo:border-right="none" fo:border-top="none" fo:border-bottom="0.2pt solid #000000"/>
    </style:style>
    <style:style style:name="Table2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5" style:family="table-cell">
      <style:table-cell-properties fo:padding="0.0382in" fo:border-left="0.2pt solid #000000" fo:border-right="none" fo:border-top="none" fo:border-bottom="0.2pt solid #000000"/>
    </style:style>
    <style:style style:name="Table22.B5" style:family="table-cell">
      <style:table-cell-properties fo:padding="0.0382in" fo:border-left="0.2pt solid #000000" fo:border-right="none" fo:border-top="none" fo:border-bottom="0.2pt solid #000000"/>
    </style:style>
    <style:style style:name="Table22.C5" style:family="table-cell">
      <style:table-cell-properties fo:padding="0.0382in" fo:border-left="0.2pt solid #000000" fo:border-right="none" fo:border-top="none" fo:border-bottom="0.2pt solid #000000"/>
    </style:style>
    <style:style style:name="Table2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3" style:family="table">
      <style:table-properties style:width="6.4833in" table:align="left" style:writing-mode="lr-tb"/>
    </style:style>
    <style:style style:name="Table23.A" style:family="table-column">
      <style:table-column-properties style:column-width="3.4319in"/>
    </style:style>
    <style:style style:name="Table23.B" style:family="table-column">
      <style:table-column-properties style:column-width="0.9965in"/>
    </style:style>
    <style:style style:name="Table23.C" style:family="table-column">
      <style:table-column-properties style:column-width="1.0278in"/>
    </style:style>
    <style:style style:name="Table23.D" style:family="table-column">
      <style:table-column-properties style:column-width="1.0271in"/>
    </style:style>
    <style:style style:name="Table23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382in" fo:border="0.2pt solid #000000">
        <style:background-image/>
      </style:table-cell-properties>
    </style:style>
    <style:style style:name="Table23.A2" style:family="table-cell">
      <style:table-cell-properties fo:padding="0.0382in" fo:border-left="0.2pt solid #000000" fo:border-right="none" fo:border-top="none" fo:border-bottom="0.2pt solid #000000"/>
    </style:style>
    <style:style style:name="Table23.B2" style:family="table-cell">
      <style:table-cell-properties fo:padding="0.0382in" fo:border-left="0.2pt solid #000000" fo:border-right="none" fo:border-top="none" fo:border-bottom="0.2pt solid #000000"/>
    </style:style>
    <style:style style:name="Table23.C2" style:family="table-cell">
      <style:table-cell-properties fo:padding="0.0382in" fo:border-left="0.2pt solid #000000" fo:border-right="none" fo:border-top="none" fo:border-bottom="0.2pt solid #000000"/>
    </style:style>
    <style:style style:name="Table23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3" style:family="table-cell">
      <style:table-cell-properties fo:padding="0.0382in" fo:border-left="0.2pt solid #000000" fo:border-right="none" fo:border-top="none" fo:border-bottom="0.2pt solid #000000"/>
    </style:style>
    <style:style style:name="Table23.B3" style:family="table-cell">
      <style:table-cell-properties fo:padding="0.0382in" fo:border-left="0.2pt solid #000000" fo:border-right="none" fo:border-top="none" fo:border-bottom="0.2pt solid #000000"/>
    </style:style>
    <style:style style:name="Table23.C3" style:family="table-cell">
      <style:table-cell-properties fo:padding="0.0382in" fo:border-left="0.2pt solid #000000" fo:border-right="none" fo:border-top="none" fo:border-bottom="0.2pt solid #000000"/>
    </style:style>
    <style:style style:name="Table23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4" style:family="table-cell">
      <style:table-cell-properties fo:padding="0.0382in" fo:border-left="0.2pt solid #000000" fo:border-right="none" fo:border-top="none" fo:border-bottom="0.2pt solid #000000"/>
    </style:style>
    <style:style style:name="Table23.B4" style:family="table-cell">
      <style:table-cell-properties fo:padding="0.0382in" fo:border-left="0.2pt solid #000000" fo:border-right="none" fo:border-top="none" fo:border-bottom="0.2pt solid #000000"/>
    </style:style>
    <style:style style:name="Table23.C4" style:family="table-cell">
      <style:table-cell-properties fo:padding="0.0382in" fo:border-left="0.2pt solid #000000" fo:border-right="none" fo:border-top="none" fo:border-bottom="0.2pt solid #000000"/>
    </style:style>
    <style:style style:name="Table23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5" style:family="table-cell">
      <style:table-cell-properties fo:padding="0.0382in" fo:border-left="0.2pt solid #000000" fo:border-right="none" fo:border-top="none" fo:border-bottom="0.2pt solid #000000"/>
    </style:style>
    <style:style style:name="Table23.B5" style:family="table-cell">
      <style:table-cell-properties fo:padding="0.0382in" fo:border-left="0.2pt solid #000000" fo:border-right="none" fo:border-top="none" fo:border-bottom="0.2pt solid #000000"/>
    </style:style>
    <style:style style:name="Table23.C5" style:family="table-cell">
      <style:table-cell-properties fo:padding="0.0382in" fo:border-left="0.2pt solid #000000" fo:border-right="none" fo:border-top="none" fo:border-bottom="0.2pt solid #000000"/>
    </style:style>
    <style:style style:name="Table23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4" style:family="table">
      <style:table-properties style:width="6.4833in" table:align="left" style:writing-mode="lr-tb"/>
    </style:style>
    <style:style style:name="Table24.A" style:family="table-column">
      <style:table-column-properties style:column-width="3.4319in"/>
    </style:style>
    <style:style style:name="Table24.B" style:family="table-column">
      <style:table-column-properties style:column-width="0.9965in"/>
    </style:style>
    <style:style style:name="Table24.C" style:family="table-column">
      <style:table-column-properties style:column-width="1.0278in"/>
    </style:style>
    <style:style style:name="Table24.D" style:family="table-column">
      <style:table-column-properties style:column-width="1.0271in"/>
    </style:style>
    <style:style style:name="Table2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382in" fo:border="0.2pt solid #000000">
        <style:background-image/>
      </style:table-cell-properties>
    </style:style>
    <style:style style:name="Table24.A2" style:family="table-cell">
      <style:table-cell-properties fo:padding="0.0382in" fo:border-left="0.2pt solid #000000" fo:border-right="none" fo:border-top="none" fo:border-bottom="0.2pt solid #000000"/>
    </style:style>
    <style:style style:name="Table24.B2" style:family="table-cell">
      <style:table-cell-properties fo:padding="0.0382in" fo:border-left="0.2pt solid #000000" fo:border-right="none" fo:border-top="none" fo:border-bottom="0.2pt solid #000000"/>
    </style:style>
    <style:style style:name="Table24.C2" style:family="table-cell">
      <style:table-cell-properties fo:padding="0.0382in" fo:border-left="0.2pt solid #000000" fo:border-right="none" fo:border-top="none" fo:border-bottom="0.2pt solid #000000"/>
    </style:style>
    <style:style style:name="Table2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4.A3" style:family="table-cell">
      <style:table-cell-properties fo:padding="0.0382in" fo:border-left="0.2pt solid #000000" fo:border-right="none" fo:border-top="none" fo:border-bottom="0.2pt solid #000000"/>
    </style:style>
    <style:style style:name="Table24.B3" style:family="table-cell">
      <style:table-cell-properties fo:padding="0.0382in" fo:border-left="0.2pt solid #000000" fo:border-right="none" fo:border-top="none" fo:border-bottom="0.2pt solid #000000"/>
    </style:style>
    <style:style style:name="Table24.C3" style:family="table-cell">
      <style:table-cell-properties fo:padding="0.0382in" fo:border-left="0.2pt solid #000000" fo:border-right="none" fo:border-top="none" fo:border-bottom="0.2pt solid #000000"/>
    </style:style>
    <style:style style:name="Table2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5" style:family="table">
      <style:table-properties style:width="6.6972in" fo:margin-left="0in" table:align="left" style:writing-mode="lr-tb"/>
    </style:style>
    <style:style style:name="Table25.A" style:family="table-column">
      <style:table-column-properties style:column-width="0.7521in"/>
    </style:style>
    <style:style style:name="Table25.B" style:family="table-column">
      <style:table-column-properties style:column-width="5.9451in"/>
    </style:style>
    <style:style style:name="Table25.A1" style:family="table-cell">
      <style:table-cell-properties fo:background-color="#99ccff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officeooo:rsid="0016d4e7" officeooo:paragraph-rsid="02f2dffc" style:font-name-complex="Helvetica2"/>
    </style:style>
    <style:style style:name="P6" style:family="paragraph" style:parent-style-name="Standard">
      <style:text-properties style:font-name="Helvetica" officeooo:rsid="003d90ac" officeooo:paragraph-rsid="02f2dffc" style:font-name-complex="Helvetica2"/>
    </style:style>
    <style:style style:name="P7" style:family="paragraph" style:parent-style-name="Standard">
      <style:text-properties style:font-name="Helvetica" officeooo:paragraph-rsid="02f2dffc" style:font-name-complex="Helvetica2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officeooo:rsid="004aaa4b" officeooo:paragraph-rsid="02f2dffc"/>
    </style:style>
    <style:style style:name="P11" style:family="paragraph" style:parent-style-name="Standard">
      <style:text-properties officeooo:rsid="004fef06" officeooo:paragraph-rsid="02f2dffc"/>
    </style:style>
    <style:style style:name="P12" style:family="paragraph" style:parent-style-name="Standard">
      <style:text-properties officeooo:rsid="004fef06" officeooo:paragraph-rsid="0310af5c"/>
    </style:style>
    <style:style style:name="P13" style:family="paragraph" style:parent-style-name="Standard">
      <style:text-properties officeooo:rsid="005fda5a" officeooo:paragraph-rsid="02f2dffc"/>
    </style:style>
    <style:style style:name="P14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15" style:family="paragraph" style:parent-style-name="Standard">
      <style:text-properties officeooo:rsid="0034c7d4" officeooo:paragraph-rsid="02f2dffc"/>
    </style:style>
    <style:style style:name="P1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2c8c325" officeooo:paragraph-rsid="02f2dffc"/>
    </style:style>
    <style:style style:name="P21" style:family="paragraph" style:parent-style-name="Standard">
      <style:text-properties officeooo:rsid="02d3a80f" officeooo:paragraph-rsid="02f2dffc"/>
    </style:style>
    <style:style style:name="P22" style:family="paragraph" style:parent-style-name="Standard">
      <style:text-properties officeooo:paragraph-rsid="02f2dff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24" style:family="paragraph" style:parent-style-name="Standard">
      <style:text-properties officeooo:rsid="0305b88a" officeooo:paragraph-rsid="0305b88a"/>
    </style:style>
    <style:style style:name="P25" style:family="paragraph" style:parent-style-name="Standard">
      <style:text-properties officeooo:rsid="030717fe" officeooo:paragraph-rsid="030717fe"/>
    </style:style>
    <style:style style:name="P26" style:family="paragraph" style:parent-style-name="Standard">
      <style:text-properties officeooo:paragraph-rsid="0307c6b3"/>
    </style:style>
    <style:style style:name="P27" style:family="paragraph" style:parent-style-name="Standard">
      <style:text-properties officeooo:rsid="0307c6b3" officeooo:paragraph-rsid="0307c6b3"/>
    </style:style>
    <style:style style:name="P28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rsid="03751a09" officeooo:paragraph-rsid="03751a09"/>
    </style:style>
    <style:style style:name="P33" style:family="paragraph" style:parent-style-name="Standard">
      <style:text-properties officeooo:paragraph-rsid="03ca3ba2"/>
    </style:style>
    <style:style style:name="P34" style:family="paragraph" style:parent-style-name="Standard">
      <style:text-properties officeooo:paragraph-rsid="03d41e34"/>
    </style:style>
    <style:style style:name="P35" style:family="paragraph" style:parent-style-name="Table_20_Sub-Heading">
      <style:paragraph-properties fo:background-color="transparent">
        <style:background-image/>
      </style:paragraph-properties>
    </style:style>
    <style:style style:name="P36" style:family="paragraph" style:parent-style-name="Table_20_Heading">
      <style:paragraph-properties fo:background-color="transparent">
        <style:background-image/>
      </style:paragraph-properties>
    </style:style>
    <style:style style:name="P37" style:family="paragraph" style:parent-style-name="Table_20_Contents">
      <style:text-properties officeooo:paragraph-rsid="00308c4d"/>
    </style:style>
    <style:style style:name="P38" style:family="paragraph" style:parent-style-name="Table_20_Contents">
      <style:text-properties officeooo:paragraph-rsid="0069b087"/>
    </style:style>
    <style:style style:name="P39" style:family="paragraph" style:parent-style-name="Table_20_Contents">
      <style:text-properties officeooo:rsid="006d3757" officeooo:paragraph-rsid="02f2dffc" style:font-name-complex="Helvetica2"/>
    </style:style>
    <style:style style:name="P40" style:family="paragraph" style:parent-style-name="Table_20_Contents">
      <style:text-properties officeooo:rsid="00ccb67e" officeooo:paragraph-rsid="02f2dffc" style:font-name-complex="Helvetica2"/>
    </style:style>
    <style:style style:name="P41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42" style:family="paragraph" style:parent-style-name="Table_20_Contents">
      <style:text-properties officeooo:rsid="00e9f76b" officeooo:paragraph-rsid="02f2dffc" style:font-name-complex="Helvetica2"/>
    </style:style>
    <style:style style:name="P43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44" style:family="paragraph" style:parent-style-name="Table_20_Contents">
      <style:text-properties officeooo:rsid="022b6353" officeooo:paragraph-rsid="027bef2b" style:font-name-complex="Helvetica2"/>
    </style:style>
    <style:style style:name="P45" style:family="paragraph" style:parent-style-name="Table_20_Contents">
      <style:text-properties officeooo:rsid="022b6353" officeooo:paragraph-rsid="02f2dffc" style:font-name-complex="Helvetica2"/>
    </style:style>
    <style:style style:name="P46" style:family="paragraph" style:parent-style-name="Table_20_Contents">
      <style:text-properties officeooo:rsid="00f0b28b" officeooo:paragraph-rsid="02f2dffc" style:font-name-complex="Helvetica2"/>
    </style:style>
    <style:style style:name="P47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48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49" style:family="paragraph" style:parent-style-name="Table_20_Contents">
      <style:text-properties officeooo:rsid="01021ce7" officeooo:paragraph-rsid="02f2dffc" style:font-name-complex="Helvetica2"/>
    </style:style>
    <style:style style:name="P50" style:family="paragraph" style:parent-style-name="Table_20_Contents">
      <style:text-properties officeooo:rsid="022d552b" officeooo:paragraph-rsid="02f2dffc" style:font-name-complex="Helvetica2"/>
    </style:style>
    <style:style style:name="P51" style:family="paragraph" style:parent-style-name="Table_20_Contents">
      <style:text-properties officeooo:rsid="01cf7ef5" officeooo:paragraph-rsid="02f2dffc" style:font-name-complex="Helvetica2"/>
    </style:style>
    <style:style style:name="P52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53" style:family="paragraph" style:parent-style-name="Table_20_Contents">
      <style:text-properties officeooo:rsid="00fcb968" officeooo:paragraph-rsid="02f2dffc" style:font-name-complex="Helvetica2"/>
    </style:style>
    <style:style style:name="P54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55" style:family="paragraph" style:parent-style-name="Table_20_Contents">
      <style:text-properties officeooo:rsid="01182c16" officeooo:paragraph-rsid="02f2dffc" style:font-name-complex="Helvetica2"/>
    </style:style>
    <style:style style:name="P56" style:family="paragraph" style:parent-style-name="Table_20_Contents">
      <style:text-properties officeooo:rsid="02e453e5" officeooo:paragraph-rsid="02f2dffc" style:font-name-complex="Helvetica2"/>
    </style:style>
    <style:style style:name="P57" style:family="paragraph" style:parent-style-name="Table_20_Contents">
      <style:text-properties officeooo:paragraph-rsid="02f2dffc" style:font-name-complex="Helvetica2"/>
    </style:style>
    <style:style style:name="P58" style:family="paragraph" style:parent-style-name="Table_20_Contents">
      <style:text-properties officeooo:rsid="03d659a2" officeooo:paragraph-rsid="03d659a2" style:font-name-complex="Helvetica2"/>
    </style:style>
    <style:style style:name="P59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60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61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62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63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64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65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66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67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68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69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70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39cd969"/>
    </style:style>
    <style:style style:name="P71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72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73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74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75" style:family="paragraph" style:parent-style-name="Text_20_body">
      <style:text-properties officeooo:rsid="0034c7d4" officeooo:paragraph-rsid="02f2dffc"/>
    </style:style>
    <style:style style:name="P76" style:family="paragraph" style:parent-style-name="Text_20_body">
      <style:text-properties officeooo:paragraph-rsid="02f2dffc"/>
    </style:style>
    <style:style style:name="P77" style:family="paragraph" style:parent-style-name="Title">
      <style:paragraph-properties fo:margin-top="0.1965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78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79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80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83" style:family="paragraph" style:parent-style-name="Standard">
      <style:paragraph-properties fo:margin-top="0in" fo:margin-bottom="0in" style:contextual-spacing="false"/>
      <style:text-properties officeooo:paragraph-rsid="02f2dffc"/>
    </style:style>
    <style:style style:name="P84" style:family="paragraph" style:parent-style-name="Standard">
      <style:paragraph-properties fo:margin-top="0in" fo:margin-bottom="0in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margin-top="0in" fo:margin-bottom="0in" style:contextual-spacing="false"/>
      <style:text-properties officeooo:rsid="03751a09" officeooo:paragraph-rsid="03751a09"/>
    </style:style>
    <style:style style:name="P86" style:family="paragraph" style:parent-style-name="Standard">
      <style:paragraph-properties fo:margin-top="0.0398in" fo:margin-bottom="0in" style:contextual-spacing="false"/>
      <style:text-properties officeooo:paragraph-rsid="02f2dffc"/>
    </style:style>
    <style:style style:name="P87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f2dffc"/>
    </style:style>
    <style:style style:name="P88" style:family="paragraph" style:parent-style-name="Text_20_body">
      <style:paragraph-properties fo:margin-top="0.1181in" fo:margin-bottom="0.0827in" style:contextual-spacing="false"/>
      <style:text-properties officeooo:paragraph-rsid="02f2dffc"/>
    </style:style>
    <style:style style:name="P8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9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9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9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95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96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10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10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10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10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10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top="0.1181in" fo:margin-bottom="0.0827in" style:contextual-spacing="false"/>
      <style:text-properties officeooo:paragraph-rsid="02f2dffc"/>
    </style:style>
    <style:style style:name="P106" style:family="paragraph" style:parent-style-name="Standard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margin-top="0.0398in" fo:margin-bottom="0in" style:contextual-spacing="true"/>
      <style:text-properties officeooo:paragraph-rsid="02f2dffc"/>
    </style:style>
    <style:style style:name="P108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109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110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111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112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113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114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115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116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117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margin-top="0in" fo:margin-bottom="0.1654in" style:contextual-spacing="false"/>
      <style:text-properties officeooo:paragraph-rsid="02f2dffc"/>
    </style:style>
    <style:style style:name="P11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d13133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14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141" style:family="paragraph" style:parent-style-name="Standard">
      <style:paragraph-properties fo:margin-top="0in" fo:margin-bottom="0.1654in" style:contextual-spacing="false">
        <style:tab-stops/>
      </style:paragraph-properties>
      <style:text-properties officeooo:paragraph-rsid="035e746e"/>
    </style:style>
    <style:style style:name="P142" style:family="paragraph" style:parent-style-name="Standard">
      <style:paragraph-properties fo:margin-top="0in" fo:margin-bottom="0.1654in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660456"/>
    </style:style>
    <style:style style:name="P145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27e428"/>
    </style:style>
    <style:style style:name="P146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rsid="03be7eab" officeooo:paragraph-rsid="03be7eab"/>
    </style:style>
    <style:style style:name="P148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15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15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15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15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15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164" style:family="paragraph" style:parent-style-name="Text_20_body">
      <style:paragraph-properties fo:margin-top="0.1181in" fo:margin-bottom="0.0398in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165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166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167" style:family="paragraph" style:parent-style-name="Title">
      <style:paragraph-properties fo:margin-left="0.1972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168" style:family="paragraph" style:parent-style-name="Text_20_body">
      <style:paragraph-properties fo:text-align="center" style:justify-single-word="false"/>
      <style:text-properties fo:font-size="18pt" fo:font-weight="bold" officeooo:rsid="03da56a4" officeooo:paragraph-rsid="03da56a4" fo:background-color="#ffff00" style:font-size-asian="18pt" style:font-weight-asian="bold" style:font-size-complex="18pt" style:font-weight-complex="bold"/>
    </style:style>
    <style:style style:name="P169" style:family="paragraph" style:parent-style-name="Heading_20_1" style:master-page-name="">
      <style:paragraph-properties fo:margin-top="0in" fo:margin-bottom="0.1654in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170" style:family="paragraph" style:parent-style-name="Heading_20_1" style:master-page-name="Right_20_Page">
      <style:paragraph-properties fo:margin-top="0in" fo:margin-bottom="0.1654in" style:contextual-spacing="false" style:page-number="1" fo:break-before="page"/>
      <style:text-properties fo:color="#345a8a" fo:font-style="normal" officeooo:rsid="027a155b" officeooo:paragraph-rsid="02f0b37f" style:font-style-asian="normal"/>
    </style:style>
    <style:style style:name="P171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172" style:family="paragraph" style:parent-style-name="Title" style:master-page-name="Index">
      <style:paragraph-properties fo:margin-top="0.5902in" fo:margin-bottom="0.1965in" style:contextual-spacing="false" fo:line-height="100%" style:page-number="auto"/>
      <style:text-properties fo:font-variant="normal" fo:text-transform="none"/>
    </style:style>
    <style:style style:name="P173" style:family="paragraph" style:parent-style-name="Title" style:list-style-name="L167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paragraph-rsid="039b399e" style:font-size-asian="14pt" style:font-size-complex="14pt"/>
    </style:style>
    <style:style style:name="P174" style:family="paragraph" style:parent-style-name="Title" style:list-style-name="L167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175" style:family="paragraph" style:parent-style-name="Title" style:list-style-name="L167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paragraph-rsid="039b399e" style:font-size-asian="12pt" style:font-size-complex="12pt"/>
    </style:style>
    <style:style style:name="P176" style:family="paragraph" style:parent-style-name="Title" style:list-style-name="L167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177" style:family="paragraph" style:parent-style-name="Title" style:list-style-name="L167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178" style:family="paragraph" style:parent-style-name="Title" style:list-style-name="L167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179" style:family="paragraph" style:parent-style-name="Title" style:list-style-name="L167">
      <style:paragraph-properties fo:margin-left="0.6299in" fo:margin-right="0in" fo:margin-top="0.0398in" fo:margin-bottom="0.0398in" style:contextual-spacing="false" fo:line-height="100%" fo:text-align="justify" style:justify-single-word="false" fo:text-indent="-0.2362in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180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03bde10"/>
    </style:style>
    <style:style style:name="P181" style:family="paragraph" style:parent-style-name="Table_20_Contents">
      <style:text-properties officeooo:rsid="03d659a2" officeooo:paragraph-rsid="02f2dffc" style:font-name-complex="Helvetica2"/>
    </style:style>
    <style:style style:name="P182" style:family="paragraph" style:parent-style-name="Table_20_Contents">
      <style:text-properties officeooo:paragraph-rsid="03d795a1"/>
    </style:style>
    <style:style style:name="P18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26be3f2" style:font-weight-asian="bold" style:font-weight-complex="bold"/>
    </style:style>
    <style:style style:name="T14" style:family="text">
      <style:text-properties fo:font-weight="bold" officeooo:rsid="02772ab9" style:font-weight-asian="bold" style:font-weight-complex="bold"/>
    </style:style>
    <style:style style:name="T15" style:family="text">
      <style:text-properties fo:font-weight="bold" officeooo:rsid="02f2dffc" style:font-weight-asian="bold" style:font-weight-complex="bold"/>
    </style:style>
    <style:style style:name="T16" style:family="text">
      <style:text-properties fo:font-weight="bold" officeooo:rsid="0305b88a" style:font-weight-asian="bold" style:font-weight-complex="bold"/>
    </style:style>
    <style:style style:name="T17" style:family="text">
      <style:text-properties fo:font-weight="bold" officeooo:rsid="030717fe" style:font-weight-asian="bold" style:font-weight-complex="bold"/>
    </style:style>
    <style:style style:name="T18" style:family="text">
      <style:text-properties fo:font-weight="bold" officeooo:rsid="03876c73" style:font-weight-asian="bold" style:font-weight-complex="bold"/>
    </style:style>
    <style:style style:name="T19" style:family="text">
      <style:text-properties fo:font-weight="bold" officeooo:rsid="023bd32c" style:font-weight-asian="bold"/>
    </style:style>
    <style:style style:name="T20" style:family="text">
      <style:text-properties fo:font-weight="bold" officeooo:rsid="027a155b" style:font-weight-asian="bold"/>
    </style:style>
    <style:style style:name="T21" style:family="text">
      <style:text-properties fo:font-style="normal" officeooo:rsid="0032e2b0" style:font-style-asian="normal"/>
    </style:style>
    <style:style style:name="T22" style:family="text">
      <style:text-properties fo:font-style="normal" officeooo:rsid="0038b07a" style:font-style-asian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aa4b" style:font-style-asian="normal" style:font-style-complex="normal"/>
    </style:style>
    <style:style style:name="T25" style:family="text">
      <style:text-properties fo:font-style="normal" officeooo:rsid="005f1a2e" style:font-style-asian="normal" style:font-style-complex="normal"/>
    </style:style>
    <style:style style:name="T26" style:family="text">
      <style:text-properties fo:font-style="normal" officeooo:rsid="008a7f1d" style:font-style-asian="normal" style:font-style-complex="normal"/>
    </style:style>
    <style:style style:name="T27" style:family="text">
      <style:text-properties fo:font-style="normal" officeooo:rsid="00c401b9" style:font-style-asian="normal" style:font-style-complex="normal"/>
    </style:style>
    <style:style style:name="T28" style:family="text">
      <style:text-properties fo:font-style="normal" officeooo:rsid="00c9399d" style:font-style-asian="normal" style:font-style-complex="normal"/>
    </style:style>
    <style:style style:name="T29" style:family="text">
      <style:text-properties fo:font-style="normal" officeooo:rsid="00447d95" style:font-style-asian="normal" style:font-style-complex="normal"/>
    </style:style>
    <style:style style:name="T30" style:family="text">
      <style:text-properties fo:font-style="normal" officeooo:rsid="00f47fba" style:font-style-asian="normal" style:font-style-complex="normal"/>
    </style:style>
    <style:style style:name="T31" style:family="text">
      <style:text-properties fo:font-style="normal" officeooo:rsid="00f65cd6" style:font-style-asian="normal" style:font-style-complex="normal"/>
    </style:style>
    <style:style style:name="T32" style:family="text">
      <style:text-properties fo:font-style="normal" officeooo:rsid="00f7fba0" style:font-style-asian="normal" style:font-style-complex="normal"/>
    </style:style>
    <style:style style:name="T33" style:family="text">
      <style:text-properties fo:font-style="normal" officeooo:rsid="00f8c06d" style:font-style-asian="normal" style:font-style-complex="normal"/>
    </style:style>
    <style:style style:name="T34" style:family="text">
      <style:text-properties fo:font-style="normal" officeooo:rsid="00f9ad79" style:font-style-asian="normal" style:font-style-complex="normal"/>
    </style:style>
    <style:style style:name="T35" style:family="text">
      <style:text-properties fo:font-style="normal" officeooo:rsid="01bba494" style:font-style-asian="normal" style:font-style-complex="normal"/>
    </style:style>
    <style:style style:name="T36" style:family="text">
      <style:text-properties fo:font-style="normal" officeooo:rsid="01bfa077" style:font-style-asian="normal" style:font-style-complex="normal"/>
    </style:style>
    <style:style style:name="T37" style:family="text">
      <style:text-properties fo:font-style="normal" officeooo:rsid="01c23410" style:font-style-asian="normal" style:font-style-complex="normal"/>
    </style:style>
    <style:style style:name="T38" style:family="text">
      <style:text-properties fo:font-style="normal" officeooo:rsid="01d77410" style:font-style-asian="normal" style:font-style-complex="normal"/>
    </style:style>
    <style:style style:name="T39" style:family="text">
      <style:text-properties fo:font-style="normal" officeooo:rsid="01d894ea" style:font-style-asian="normal" style:font-style-complex="normal"/>
    </style:style>
    <style:style style:name="T40" style:family="text">
      <style:text-properties fo:font-style="normal" officeooo:rsid="01de204c" style:font-style-asian="normal" style:font-style-complex="normal"/>
    </style:style>
    <style:style style:name="T41" style:family="text">
      <style:text-properties fo:font-style="normal" officeooo:rsid="01e0d88b" style:font-style-asian="normal" style:font-style-complex="normal"/>
    </style:style>
    <style:style style:name="T42" style:family="text">
      <style:text-properties fo:font-style="normal" officeooo:rsid="01e5fdbd" style:font-style-asian="normal" style:font-style-complex="normal"/>
    </style:style>
    <style:style style:name="T43" style:family="text">
      <style:text-properties fo:font-style="normal" officeooo:rsid="01e76d85" style:font-style-asian="normal" style:font-style-complex="normal"/>
    </style:style>
    <style:style style:name="T44" style:family="text">
      <style:text-properties fo:font-style="normal" officeooo:rsid="01c74fbc" style:font-style-asian="normal" style:font-style-complex="normal"/>
    </style:style>
    <style:style style:name="T45" style:family="text">
      <style:text-properties fo:font-style="normal" officeooo:rsid="01da64f7" style:font-style-asian="normal" style:font-style-complex="normal"/>
    </style:style>
    <style:style style:name="T46" style:family="text">
      <style:text-properties fo:font-style="normal" officeooo:rsid="026f28d9" style:font-style-asian="normal" style:font-style-complex="normal"/>
    </style:style>
    <style:style style:name="T47" style:family="text">
      <style:text-properties fo:font-style="normal" officeooo:rsid="02718f96" style:font-style-asian="normal" style:font-style-complex="normal"/>
    </style:style>
    <style:style style:name="T48" style:family="text">
      <style:text-properties fo:font-style="normal" officeooo:rsid="028c07d7" style:font-style-asian="normal" style:font-style-complex="normal"/>
    </style:style>
    <style:style style:name="T49" style:family="text">
      <style:text-properties fo:font-style="normal" officeooo:rsid="004e32e7" style:font-style-asian="normal" style:font-style-complex="normal"/>
    </style:style>
    <style:style style:name="T50" style:family="text">
      <style:text-properties fo:font-style="normal" officeooo:rsid="029a3648" style:font-style-asian="normal" style:font-style-complex="normal"/>
    </style:style>
    <style:style style:name="T51" style:family="text">
      <style:text-properties fo:font-style="normal" officeooo:rsid="02a06842" style:font-style-asian="normal" style:font-style-complex="normal"/>
    </style:style>
    <style:style style:name="T52" style:family="text">
      <style:text-properties fo:font-style="normal" officeooo:rsid="02a3c447" style:font-style-asian="normal" style:font-style-complex="normal"/>
    </style:style>
    <style:style style:name="T53" style:family="text">
      <style:text-properties fo:font-style="normal" officeooo:rsid="02aa60ac" style:font-style-asian="normal" style:font-style-complex="normal"/>
    </style:style>
    <style:style style:name="T54" style:family="text">
      <style:text-properties fo:font-style="normal" officeooo:rsid="02ab6740" style:font-style-asian="normal" style:font-style-complex="normal"/>
    </style:style>
    <style:style style:name="T55" style:family="text">
      <style:text-properties fo:font-style="normal" officeooo:rsid="02aee6f7" style:font-style-asian="normal" style:font-style-complex="normal"/>
    </style:style>
    <style:style style:name="T56" style:family="text">
      <style:text-properties fo:font-style="normal" officeooo:rsid="02b18abd" style:font-style-asian="normal" style:font-style-complex="normal"/>
    </style:style>
    <style:style style:name="T57" style:family="text">
      <style:text-properties fo:font-style="normal" officeooo:rsid="02c8c325" style:font-style-asian="normal" style:font-style-complex="normal"/>
    </style:style>
    <style:style style:name="T58" style:family="text">
      <style:text-properties fo:font-style="normal" officeooo:rsid="0034c7d4" style:font-style-asian="normal" style:font-style-complex="normal"/>
    </style:style>
    <style:style style:name="T59" style:family="text">
      <style:text-properties fo:font-style="normal" officeooo:rsid="00507460" style:font-style-asian="normal" style:font-style-complex="normal"/>
    </style:style>
    <style:style style:name="T60" style:family="text">
      <style:text-properties fo:font-style="normal" officeooo:rsid="0077f617" style:font-style-asian="normal" style:font-style-complex="normal"/>
    </style:style>
    <style:style style:name="T61" style:family="text">
      <style:text-properties fo:font-style="normal" officeooo:rsid="01b7bae4" style:font-style-asian="normal" style:font-style-complex="normal"/>
    </style:style>
    <style:style style:name="T62" style:family="text">
      <style:text-properties fo:font-style="normal" officeooo:rsid="02d3a80f" style:font-style-asian="normal" style:font-style-complex="normal"/>
    </style:style>
    <style:style style:name="T63" style:family="text">
      <style:text-properties fo:font-style="normal" officeooo:rsid="02d3cce8" style:font-style-asian="normal" style:font-style-complex="normal"/>
    </style:style>
    <style:style style:name="T64" style:family="text">
      <style:text-properties fo:font-style="normal" officeooo:rsid="02faccb7" style:font-style-asian="normal" style:font-style-complex="normal"/>
    </style:style>
    <style:style style:name="T65" style:family="text">
      <style:text-properties fo:font-style="normal" officeooo:rsid="02fbc2b9" style:font-style-asian="normal" style:font-style-complex="normal"/>
    </style:style>
    <style:style style:name="T66" style:family="text">
      <style:text-properties fo:font-style="normal" officeooo:rsid="0305b88a" style:font-style-asian="normal" style:font-style-complex="normal"/>
    </style:style>
    <style:style style:name="T67" style:family="text">
      <style:text-properties fo:font-style="normal" officeooo:rsid="030717fe" style:font-style-asian="normal" style:font-style-complex="normal"/>
    </style:style>
    <style:style style:name="T68" style:family="text">
      <style:text-properties fo:font-style="normal" officeooo:rsid="030d73bc" style:font-style-asian="normal" style:font-style-complex="normal"/>
    </style:style>
    <style:style style:name="T69" style:family="text">
      <style:text-properties fo:font-style="normal" officeooo:rsid="030f3175" style:font-style-asian="normal" style:font-style-complex="normal"/>
    </style:style>
    <style:style style:name="T70" style:family="text">
      <style:text-properties fo:font-style="normal" officeooo:rsid="030fd39f" style:font-style-asian="normal" style:font-style-complex="normal"/>
    </style:style>
    <style:style style:name="T71" style:family="text">
      <style:text-properties fo:font-style="normal" officeooo:rsid="0310af5c" style:font-style-asian="normal" style:font-style-complex="normal"/>
    </style:style>
    <style:style style:name="T72" style:family="text">
      <style:text-properties fo:font-style="normal" officeooo:rsid="031ad551" style:font-style-asian="normal" style:font-style-complex="normal"/>
    </style:style>
    <style:style style:name="T73" style:family="text">
      <style:text-properties fo:font-style="normal" officeooo:rsid="037fc6be" style:font-style-asian="normal" style:font-style-complex="normal"/>
    </style:style>
    <style:style style:name="T74" style:family="text">
      <style:text-properties fo:font-style="normal" officeooo:rsid="03c90418" style:font-style-asian="normal" style:font-style-complex="normal"/>
    </style:style>
    <style:style style:name="T75" style:family="text">
      <style:text-properties fo:font-style="normal" officeooo:rsid="03ca56f4" style:font-style-asian="normal" style:font-style-complex="normal"/>
    </style:style>
    <style:style style:name="T76" style:family="text">
      <style:text-properties fo:font-style="normal" officeooo:rsid="00c9399d" style:font-style-asian="normal"/>
    </style:style>
    <style:style style:name="T77" style:family="text">
      <style:text-properties fo:font-style="normal" officeooo:rsid="00cea9da" style:font-style-asian="normal"/>
    </style:style>
    <style:style style:name="T78" style:family="text">
      <style:text-properties fo:font-style="normal" officeooo:rsid="028c07d7" style:font-style-asian="normal"/>
    </style:style>
    <style:style style:name="T79" style:family="text">
      <style:text-properties fo:font-style="normal" officeooo:rsid="02a3c447" style:font-style-asian="normal"/>
    </style:style>
    <style:style style:name="T80" style:family="text">
      <style:text-properties fo:font-style="normal" officeooo:rsid="02ab6740" style:font-style-asian="normal"/>
    </style:style>
    <style:style style:name="T81" style:family="text">
      <style:text-properties fo:font-style="normal" officeooo:rsid="02ad4079" style:font-style-asian="normal"/>
    </style:style>
    <style:style style:name="T82" style:family="text">
      <style:text-properties fo:font-style="normal" officeooo:rsid="0305b88a" style:font-style-asian="normal"/>
    </style:style>
    <style:style style:name="T83" style:family="text">
      <style:text-properties fo:font-style="normal" officeooo:rsid="030717fe" style:font-style-asian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style:font-style-asian="normal" style:font-weight-asian="bold" style:font-weight-complex="bold"/>
    </style:style>
    <style:style style:name="T94" style:family="text">
      <style:text-properties officeooo:rsid="002b07ad"/>
    </style:style>
    <style:style style:name="T95" style:family="text">
      <style:text-properties officeooo:rsid="00308c4d"/>
    </style:style>
    <style:style style:name="T96" style:family="text">
      <style:text-properties fo:color="#000000" fo:font-style="normal" officeooo:rsid="01c74fbc" style:font-style-asian="normal" style:font-style-complex="normal"/>
    </style:style>
    <style:style style:name="T97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98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99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00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01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02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03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04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05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06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07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08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09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10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11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12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13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14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15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16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17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18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19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20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21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22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23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24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25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26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27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28" style:family="text">
      <style:text-properties fo:color="#000000" style:font-name="Arial4" fo:font-size="12pt" fo:font-style="normal" officeooo:rsid="03d41e34" style:font-style-asian="normal" style:font-style-complex="normal"/>
    </style:style>
    <style:style style:name="T129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31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132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133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135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137" style:family="text">
      <style:text-properties fo:color="#000000" style:font-name="Arial4" fo:font-size="12pt" fo:font-style="normal" fo:font-weight="normal" officeooo:rsid="03d97cdf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fo:color="#000000" style:text-position="super 58%" style:font-name="Arial4" fo:font-size="12pt" fo:font-style="normal" officeooo:rsid="03d41e34" style:font-style-asian="normal" style:font-style-complex="normal"/>
    </style:style>
    <style:style style:name="T139" style:family="text">
      <style:text-properties fo:color="#000000" fo:font-size="12pt" fo:font-style="normal" officeooo:rsid="01bba494" style:font-style-asian="normal" style:font-style-complex="normal"/>
    </style:style>
    <style:style style:name="T140" style:family="text">
      <style:text-properties fo:color="#000000" fo:font-size="12pt" fo:font-style="normal" officeooo:rsid="01d77410" style:font-style-asian="normal" style:font-style-complex="normal"/>
    </style:style>
    <style:style style:name="T141" style:family="text">
      <style:text-properties fo:color="#000000" fo:font-size="12pt" fo:font-style="normal" officeooo:rsid="03c90418" style:font-style-asian="normal" style:font-style-complex="normal"/>
    </style:style>
    <style:style style:name="T142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49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1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3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4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5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6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7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8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59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0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1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2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3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4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5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6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7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8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69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0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1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2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3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4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5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6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7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8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79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0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1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2" style:family="text">
      <style:text-properties fo:color="#000000" fo:font-size="12pt" fo:font-style="normal" fo:font-weight="normal" officeooo:rsid="03cb6ca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3" style:family="text">
      <style:text-properties fo:color="#000000" fo:font-size="12pt" fo:font-style="normal" fo:font-weight="normal" officeooo:rsid="03d131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4" style:family="text">
      <style:text-properties fo:color="#000000" fo:font-size="12pt" fo:font-style="normal" fo:font-weight="normal" officeooo:rsid="03d24b1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185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186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187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188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189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190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191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192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193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194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195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196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197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198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199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00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01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02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03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04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05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06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07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08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09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10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11" style:family="text">
      <style:text-properties fo:color="#000000" fo:font-size="12pt" officeooo:rsid="030a3eca" style:font-size-asian="10.5pt" style:font-size-complex="12pt"/>
    </style:style>
    <style:style style:name="T212" style:family="text">
      <style:text-properties fo:color="#000000" fo:font-size="12pt" officeooo:rsid="030a8012" style:font-size-asian="10.5pt" style:font-size-complex="12pt"/>
    </style:style>
    <style:style style:name="T213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14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15" style:family="text">
      <style:text-properties fo:color="#000000" fo:font-size="14pt" officeooo:rsid="0309b704" style:font-size-asian="12.25pt" style:font-size-complex="14pt"/>
    </style:style>
    <style:style style:name="T216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17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18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19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20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21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22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23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24" style:family="text">
      <style:text-properties officeooo:rsid="003bde10"/>
    </style:style>
    <style:style style:name="T225" style:family="text">
      <style:text-properties officeooo:rsid="003d8148"/>
    </style:style>
    <style:style style:name="T226" style:family="text">
      <style:text-properties officeooo:rsid="00447d95"/>
    </style:style>
    <style:style style:name="T227" style:family="text">
      <style:text-properties officeooo:rsid="004930f4"/>
    </style:style>
    <style:style style:name="T228" style:family="text">
      <style:text-properties officeooo:rsid="004aaa4b"/>
    </style:style>
    <style:style style:name="T229" style:family="text">
      <style:text-properties officeooo:rsid="004e32e7"/>
    </style:style>
    <style:style style:name="T230" style:family="text">
      <style:text-properties officeooo:rsid="0052274d"/>
    </style:style>
    <style:style style:name="T231" style:family="text">
      <style:text-properties fo:font-weight="normal" style:font-weight-asian="normal" style:font-weight-complex="normal"/>
    </style:style>
    <style:style style:name="T232" style:family="text">
      <style:text-properties fo:font-weight="normal" officeooo:rsid="0069b087" style:font-weight-asian="normal" style:font-weight-complex="normal"/>
    </style:style>
    <style:style style:name="T233" style:family="text">
      <style:text-properties fo:font-weight="normal" officeooo:rsid="0334172d" style:font-weight-asian="normal" style:font-weight-complex="normal"/>
    </style:style>
    <style:style style:name="T234" style:family="text">
      <style:text-properties fo:font-weight="normal" officeooo:rsid="035d3f18" style:font-weight-asian="normal" style:font-weight-complex="normal"/>
    </style:style>
    <style:style style:name="T235" style:family="text">
      <style:text-properties officeooo:rsid="006cd4c8"/>
    </style:style>
    <style:style style:name="T236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237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238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239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240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241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242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243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244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245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246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247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248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249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250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251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252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253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254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255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256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257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258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259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260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261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262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263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font-style="normal" fo:font-weight="normal" officeooo:rsid="03c73a71" style:font-size-asian="10.5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268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269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270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271" style:family="text">
      <style:text-properties officeooo:rsid="00c3660b"/>
    </style:style>
    <style:style style:name="T272" style:family="text">
      <style:text-properties officeooo:rsid="00c401b9"/>
    </style:style>
    <style:style style:name="T273" style:family="text">
      <style:text-properties officeooo:rsid="00c52e77"/>
    </style:style>
    <style:style style:name="T274" style:family="text">
      <style:text-properties officeooo:rsid="00c9399d"/>
    </style:style>
    <style:style style:name="T275" style:family="text">
      <style:text-properties officeooo:rsid="00dcb1ed"/>
    </style:style>
    <style:style style:name="T276" style:family="text">
      <style:text-properties style:font-name="Arial3"/>
    </style:style>
    <style:style style:name="T277" style:family="text">
      <style:text-properties style:font-name="Arial3" officeooo:rsid="00d7165d"/>
    </style:style>
    <style:style style:name="T278" style:family="text">
      <style:text-properties style:font-name="Arial3" officeooo:rsid="0076378e"/>
    </style:style>
    <style:style style:name="T279" style:family="text">
      <style:text-properties style:font-name="Arial3" officeooo:rsid="00d76d20"/>
    </style:style>
    <style:style style:name="T280" style:family="text">
      <style:text-properties style:font-name="Arial3" officeooo:rsid="00d89fa1"/>
    </style:style>
    <style:style style:name="T281" style:family="text">
      <style:text-properties style:font-name="Arial3" fo:font-weight="bold" style:font-weight-asian="bold" style:font-weight-complex="bold"/>
    </style:style>
    <style:style style:name="T282" style:family="text">
      <style:text-properties style:font-name="Arial3" fo:font-weight="bold" officeooo:rsid="02e75fbe" style:font-weight-asian="bold" style:font-weight-complex="bold"/>
    </style:style>
    <style:style style:name="T283" style:family="text">
      <style:text-properties style:font-name="Arial3" fo:font-weight="bold" officeooo:rsid="02f2dffc" style:font-weight-asian="bold" style:font-weight-complex="bold"/>
    </style:style>
    <style:style style:name="T284" style:family="text">
      <style:text-properties style:font-name="Arial3" officeooo:rsid="00dbc1c1"/>
    </style:style>
    <style:style style:name="T285" style:family="text">
      <style:text-properties style:font-name="Arial3" officeooo:rsid="00ed32ca"/>
    </style:style>
    <style:style style:name="T286" style:family="text">
      <style:text-properties style:font-name="Arial3" officeooo:rsid="00f03f83"/>
    </style:style>
    <style:style style:name="T287" style:family="text">
      <style:text-properties style:font-name="Arial3" officeooo:rsid="00f0b28b"/>
    </style:style>
    <style:style style:name="T288" style:family="text">
      <style:text-properties style:font-name="Arial3" officeooo:rsid="010e8a99"/>
    </style:style>
    <style:style style:name="T289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29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291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292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293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294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295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296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297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298" style:family="text">
      <style:text-properties style:font-name="Arial3" officeooo:rsid="0233ff8e"/>
    </style:style>
    <style:style style:name="T299" style:family="text">
      <style:text-properties style:font-name="Arial3" officeooo:rsid="02352b8e"/>
    </style:style>
    <style:style style:name="T300" style:family="text">
      <style:text-properties style:font-name="Arial3" officeooo:rsid="023599f4"/>
    </style:style>
    <style:style style:name="T301" style:family="text">
      <style:text-properties style:font-name="Arial3" officeooo:rsid="02e83a58"/>
    </style:style>
    <style:style style:name="T302" style:family="text">
      <style:text-properties style:font-name="Arial3" fo:font-size="12pt" officeooo:rsid="02e83a58" style:font-size-asian="12pt" style:font-size-complex="12pt"/>
    </style:style>
    <style:style style:name="T303" style:family="text">
      <style:text-properties officeooo:rsid="00e1afab"/>
    </style:style>
    <style:style style:name="T304" style:family="text">
      <style:text-properties officeooo:rsid="0104a4f1"/>
    </style:style>
    <style:style style:name="T305" style:family="text">
      <style:text-properties officeooo:rsid="022b6353"/>
    </style:style>
    <style:style style:name="T306" style:family="text">
      <style:text-properties style:font-name="Symbol" fo:font-style="normal" officeooo:rsid="01da64f7" style:font-style-asian="normal" style:font-style-complex="normal"/>
    </style:style>
    <style:style style:name="T307" style:family="text">
      <style:text-properties style:font-name="Symbol" officeooo:rsid="00447d95"/>
    </style:style>
    <style:style style:name="T308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09" style:family="text">
      <style:text-properties style:font-name="Arial2" fo:font-style="normal" officeooo:rsid="01da64f7" style:font-style-asian="normal" style:font-style-complex="normal"/>
    </style:style>
    <style:style style:name="T310" style:family="text">
      <style:text-properties style:font-name="Arial2" officeooo:rsid="026dcd0d"/>
    </style:style>
    <style:style style:name="T311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12" style:family="text">
      <style:text-properties officeooo:rsid="0268398e"/>
    </style:style>
    <style:style style:name="T313" style:family="text">
      <style:text-properties officeooo:rsid="027a155b"/>
    </style:style>
    <style:style style:name="T314" style:family="text">
      <style:text-properties officeooo:rsid="02b15c6f"/>
    </style:style>
    <style:style style:name="T315" style:family="text">
      <style:text-properties officeooo:rsid="02cb1ba9"/>
    </style:style>
    <style:style style:name="T316" style:family="text">
      <style:text-properties officeooo:rsid="02d3cce8"/>
    </style:style>
    <style:style style:name="T317" style:family="text">
      <style:text-properties officeooo:rsid="02d4f280"/>
    </style:style>
    <style:style style:name="T318" style:family="text">
      <style:text-properties officeooo:rsid="02dc5040"/>
    </style:style>
    <style:style style:name="T319" style:family="text">
      <style:text-properties style:font-name="Arial"/>
    </style:style>
    <style:style style:name="T320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321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325" style:family="text">
      <style:text-properties style:font-name="Arial" officeooo:rsid="039adf8f"/>
    </style:style>
    <style:style style:name="T326" style:family="text">
      <style:text-properties style:font-name="Arial" officeooo:rsid="039b399e"/>
    </style:style>
    <style:style style:name="T327" style:family="text">
      <style:text-properties officeooo:rsid="02f2dffc"/>
    </style:style>
    <style:style style:name="T328" style:family="text">
      <style:text-properties style:language-asian="it" style:country-asian="IT" style:font-style-complex="normal"/>
    </style:style>
    <style:style style:name="T329" style:family="text">
      <style:text-properties officeooo:rsid="02f1365e" style:language-asian="it" style:country-asian="IT" style:font-style-complex="normal"/>
    </style:style>
    <style:style style:name="T330" style:family="text">
      <style:text-properties officeooo:rsid="02f1365e" style:language-asian="it" style:country-asian="IT"/>
    </style:style>
    <style:style style:name="T331" style:family="text">
      <style:text-properties officeooo:rsid="03206573" style:language-asian="it" style:country-asian="IT"/>
    </style:style>
    <style:style style:name="T332" style:family="text">
      <style:text-properties officeooo:rsid="0305b88a"/>
    </style:style>
    <style:style style:name="T333" style:family="text">
      <style:text-properties officeooo:rsid="030717fe"/>
    </style:style>
    <style:style style:name="T334" style:family="text">
      <style:text-properties officeooo:rsid="0314c14c"/>
    </style:style>
    <style:style style:name="T335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336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337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338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339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340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341" style:family="text">
      <style:text-properties fo:color="#1c1c1c" style:font-name="Helvetica1" fo:font-size="14pt" fo:font-weight="bold" style:font-size-asian="14pt" style:font-weight-asian="bold"/>
    </style:style>
    <style:style style:name="T342" style:family="text">
      <style:text-properties officeooo:rsid="032cf5c2"/>
    </style:style>
    <style:style style:name="T343" style:family="text">
      <style:text-properties officeooo:rsid="03318978"/>
    </style:style>
    <style:style style:name="T344" style:family="text">
      <style:text-properties officeooo:rsid="03522ac3"/>
    </style:style>
    <style:style style:name="T345" style:family="text">
      <style:text-properties officeooo:rsid="03570046"/>
    </style:style>
    <style:style style:name="T346" style:family="text">
      <style:text-properties officeooo:rsid="035b3086"/>
    </style:style>
    <style:style style:name="T347" style:family="text">
      <style:text-properties officeooo:rsid="035fc795"/>
    </style:style>
    <style:style style:name="T348" style:family="text">
      <style:text-properties officeooo:rsid="03612c78"/>
    </style:style>
    <style:style style:name="T349" style:family="text">
      <style:text-properties officeooo:rsid="036269d4"/>
    </style:style>
    <style:style style:name="T350" style:family="text">
      <style:text-properties officeooo:rsid="03641600"/>
    </style:style>
    <style:style style:name="T351" style:family="text">
      <style:text-properties officeooo:rsid="0371027e"/>
    </style:style>
    <style:style style:name="T352" style:family="text">
      <style:text-properties officeooo:rsid="03876c73"/>
    </style:style>
    <style:style style:name="T353" style:family="text">
      <style:text-properties officeooo:rsid="03d795a1"/>
    </style:style>
    <style:style style:name="T354" style:family="text"/>
    <style:style style:name="T3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56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57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58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02in" fo:margin-left="0.25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><text:span text:style-name="T1"><text:user-defined style:data-style-name="N0" text:name="Project_acronym">CryOcean-QCV</text:user-defined></text:span><text:span text:style-name="T1"> - </text:span><text:span text:style-name="T19">quality control/validation for CryoSat-2</text:span><text:span text:style-name="T1"><text:line-break/></text:span><text:span text:style-name="T20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36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35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38"><text:span text:style-name="Default_20_Paragraph_20_Font"><text:span text:style-name="T232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9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P182"><text:span text:style-name="Default_20_Paragraph_20_Font"><text:span text:style-name="T353">email</text:span></text:span></text:p>
          </table:table-cell>
          <table:table-cell table:style-name="DocumentInfo.C9" office:value-type="string">
            <text:p text:style-name="P37"><text:span text:style-name="Default_20_Paragraph_20_Font"><text:span text:style-name="T95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P182"><text:span text:style-name="Default_20_Paragraph_20_Font"><text:span text:style-name="T353">email</text:span>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172"><text:span text:style-name="T313">MONTHLY</text:span> QUALITY ASSESSMENT <text:span text:style-name="T271">FOR </text:span><text:span text:style-name="T271"><text:conditional-text text:condition="ooow:true" text:string-value-if-true="Report_Date" text:string-value-if-false="">Report_Date</text:conditional-text></text:span></text:p>
      <text:p text:style-name="P77"><text:span text:style-name="T271">Report issued on </text:span><text:span text:style-name="T11"><text:conditional-text text:condition="ooow:true" text:string-value-if-true="date_issued" text:string-value-if-false="">date_issued</text:conditional-text></text:span></text:p>
      <text:p text:style-name="P180"/>
      <text:p text:style-name="P168">Section and figure numbering have been maintained for ease of comparison with operational Baseline B reports.</text:p>
      <text:list xml:id="list2650646450997885664" text:style-name="Outline">
        <text:list-header>
          <text:p text:style-name="P170"><text:span text:style-name="T329">Quality control assessment for</text:span><text:span text:style-name="T328"> </text:span><text:span text:style-name="T329">GOP</text:span></text:p>
        </text:list-header>
      </text:list>
      <text:p text:style-name="P83"/>
      <text:p text:style-name="P88"><text:span text:style-name="Emphasis"><text:span text:style-name="T248">3</text:span></text:span><text:span text:style-name="Emphasis"><text:span text:style-name="T245">.</text:span></text:span><text:span text:style-name="Emphasis"><text:span text:style-name="T249">1</text:span></text:span><text:span text:style-name="Emphasis"><text:span text:style-name="T245">. </text:span></text:span><text:span text:style-name="Emphasis"><text:span text:style-name="T246">Data used</text:span></text:span></text:p>
      <text:p text:style-name="P73">Product: <text:span text:style-name="T2">GOP</text:span></text:p>
      <text:p text:style-name="P72"><text:span text:style-name="T224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72"><text:span text:style-name="T224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71">Range of <text:span text:style-name="T235">complete </text:span>orbits <text:span text:style-name="T235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88"><text:span text:style-name="Emphasis"><text:span text:style-name="T248">3</text:span></text:span><text:span text:style-name="Emphasis"><text:span text:style-name="T245">.</text:span></text:span><text:span text:style-name="Emphasis"><text:span text:style-name="T249">2</text:span></text:span><text:span text:style-name="Emphasis"><text:span text:style-name="T245">. </text:span></text:span><text:span text:style-name="Emphasis"><text:span text:style-name="T246">Data flow</text:span></text:span></text:p>
      <text:p text:style-name="P22"><text:span text:style-name="Default_20_Paragraph_20_Font"><text:span text:style-name="T10">Median latency [</text:span></text:span><text:span text:style-name="Default_20_Paragraph_20_Font"><text:span text:style-name="T14">min</text:span></text:span><text:span text:style-name="Default_20_Paragraph_20_Font"><text:span text:style-name="T13"> </text:span></text:span><text:span text:style-name="Default_20_Paragraph_20_Font"><text:span text:style-name="T14">max</text:span></text:span><text:span text:style-name="Default_20_Paragraph_20_Font"><text:span text:style-name="T10">]:</text:span></text:span><text:span text:style-name="Default_20_Paragraph_20_Font"><text:span text:style-name="T225"> </text:span></text:span><text:span text:style-name="Default_20_Paragraph_20_Font"><text:span text:style-name="T225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25"> days [</text:span></text:span><text:span text:style-name="Default_20_Paragraph_20_Font"><text:span text:style-name="T225"><text:conditional-text text:condition="ooow:true" text:string-value-if-true="latencyLowGOP" text:string-value-if-false="">latencyLowGOP</text:conditional-text></text:span></text:span><text:span text:style-name="Default_20_Paragraph_20_Font"><text:span text:style-name="T225"> - </text:span></text:span><text:span text:style-name="Default_20_Paragraph_20_Font"><text:span text:style-name="T225"><text:conditional-text text:condition="ooow:true" text:string-value-if-true="latencyUpGOP" text:string-value-if-false="">latencyUpGOP</text:conditional-text></text:span></text:span><text:span text:style-name="Default_20_Paragraph_20_Font"><text:span text:style-name="T225">]</text:span></text:span></text:p>
      <text:p text:style-name="P22"/>
      <text:p text:style-name="P22"/>
      <text:p text:style-name="P22"/>
      <text:p text:style-name="P22"/>
      <text:p text:style-name="P22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26">Fig. 1</text:span></text:span><office:annotation-end office:name="__Fieldmark__85533_747770932"/></text:p>
      <text:p text:style-name="P22"><text:span text:style-name="Default_20_Paragraph_20_Font"><text:span text:style-name="T6">Figure </text:span></text:span><text:span text:style-name="Default_20_Paragraph_20_Font"><text:span text:style-name="T15">6</text:span></text:span><text:span text:style-name="Default_20_Paragraph_20_Font"><text:span text:style-name="T16">6</text:span></text:span><text:span text:style-name="Default_20_Paragraph_20_Font"><text:span text:style-name="T226">. Box-and-whiskers plot for the GOP latency showing for each day in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Default_20_Paragraph_20_Font"><text:span text:style-name="T226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07">±</text:span></text:span><text:span text:style-name="Default_20_Paragraph_20_Font"><text:span text:style-name="T310">1</text:span></text:span><text:span text:style-name="Default_20_Paragraph_20_Font"><text:span text:style-name="T226"> standard deviation (blue dashed line). The percentage of records delivered within 3 days is also shown (red, right y-axis). The horizontal black line denotes the 30 days threshold.</text:span></text:span></text:p>
      <text:p text:style-name="P22"><text:span text:style-name="Default_20_Paragraph_20_Font"/></text:p>
      <text:p text:style-name="P22"/>
      <text:p text:style-name="P22"/>
      <text:p text:style-name="P22"><text:span text:style-name="Default_20_Paragraph_20_Font"/></text:p>
      <text:p text:style-name="P22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272">Fig. 2</text:span></text:span><office:annotation-end office:name="__Fieldmark__85534_747770932"/></text:p>
      <text:p text:style-name="P22"><text:span text:style-name="Default_20_Paragraph_20_Font"><text:span text:style-name="T12">Figure </text:span></text:span><text:span text:style-name="Default_20_Paragraph_20_Font"><text:span text:style-name="T15">6</text:span></text:span><text:span text:style-name="Default_20_Paragraph_20_Font"><text:span text:style-name="T16">7</text:span></text:span><text:span text:style-name="Default_20_Paragraph_20_Font"><text:span text:style-name="T272">. </text:span></text:span><text:span text:style-name="Emphasis"><text:span text:style-name="T25">Histogram of </text:span></text:span><text:span text:style-name="Emphasis"><text:span text:style-name="T27">the </text:span></text:span><text:span text:style-name="Emphasis"><text:span text:style-name="T50">GOP </text:span></text:span><text:span text:style-name="Emphasis"><text:span text:style-name="T27">data latency</text:span></text:span><text:span text:style-name="Emphasis"><text:span text:style-name="T25"> for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 </text:span></text:span><text:span text:style-name="Emphasis"><text:span text:style-name="T44">The y-axis denotes the number of files t</text:span></text:span><text:span text:style-name="Emphasis"><text:span text:style-name="T96">hat </text:span></text:span><text:span text:style-name="Emphasis"><text:span text:style-name="T100">are made available with a delay of </text:span></text:span><text:span text:style-name="Emphasis"><text:span text:style-name="T101">x-</text:span></text:span><text:span text:style-name="Emphasis"><text:span text:style-name="T100">hours with respect to the mean time of the records stored in the file.</text:span></text:span></text:p>
      <text:p text:style-name="P22"/>
      <text:p text:style-name="P88"><text:span text:style-name="Emphasis"><text:span text:style-name="T248">3</text:span></text:span><text:span text:style-name="Emphasis"><text:span text:style-name="T245">.</text:span></text:span><text:span text:style-name="Emphasis"><text:span text:style-name="T249">3</text:span></text:span><text:span text:style-name="Emphasis"><text:span text:style-name="T245">. </text:span></text:span><text:span text:style-name="Emphasis"><text:span text:style-name="T246">Data coverage and completeness</text:span></text:span>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7"/>
          </table:table-cell>
          <table:table-cell table:style-name="Table19.A1" office:value-type="string">
            <text:p text:style-name="P59">Present in <text:span text:style-name="T318">month</text:span></text:p>
          </table:table-cell>
          <table:table-cell table:style-name="Table19.A1" office:value-type="string">
            <text:p text:style-name="P60">Theoretical max.</text:p>
          </table:table-cell>
          <table:table-cell table:style-name="Table19.D1" office:value-type="string">
            <text:p text:style-name="P60">Percentage (%)</text:p>
          </table:table-cell>
        </table:table-row>
        <table:table-row>
          <table:table-cell table:style-name="Table19.A2" office:value-type="string">
            <text:p text:style-name="P60">Total</text:p>
          </table:table-cell>
          <table:table-cell table:style-name="Table19.B2" office:value-type="string">
            <text:p text:style-name="P39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40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39"><text:conditional-text text:condition="ooow:true" text:string-value-if-true="total_precordGOP" text:string-value-if-false="">total_precordGOP</text:conditional-text></text:p>
          </table:table-cell>
        </table:table-row>
        <text:soft-page-break/>
        <table:table-row>
          <table:table-cell table:style-name="Table19.A3" office:value-type="string">
            <text:p text:style-name="P60">Ocean<text:span text:style-name="T303">s and lakes</text:span></text:p>
          </table:table-cell>
          <table:table-cell table:style-name="Table19.B3" office:value-type="string">
            <text:p text:style-name="P39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39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39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78"><text:span text:style-name="T281">Table </text:span><text:span text:style-name="T283">11</text:span>. <text:span text:style-name="T276">Number of total </text:span><text:span text:style-name="T277">(land and ocean/</text:span><text:span text:style-name="T288">lake</text:span><text:span text:style-name="T277">)</text:span><text:span text:style-name="T276"> and </text:span><text:span text:style-name="T288">only </text:span><text:span text:style-name="T276">ocean/</text:span><text:span text:style-name="T284">lake</text:span><text:span text:style-name="T276"> records </text:span><text:span text:style-name="T298">(based on the surface_type flag)</text:span><text:span text:style-name="T276"> </text:span><text:span text:style-name="T278">together with the</text:span><text:span text:style-name="T279">ir</text:span><text:span text:style-name="T278"> percentage </text:span><text:span text:style-name="T279">relative to the theoretically expected number of measurements </text:span><text:span text:style-name="Default_20_Paragraph_20_Font"><text:span text:style-name="T275">from the orbits ground tracks</text:span></text:span><text:span text:style-name="T288"> for</text:span><text:span text:style-name="T276"> </text:span><text:span text:style-name="T276"><text:conditional-text text:condition="ooow:true" text:string-value-if-true="Report_Date" text:string-value-if-false="">Report_Date</text:conditional-text></text:span><text:span text:style-name="T276">. </text:span><text:span text:style-name="T279">Th</text:span><text:span text:style-name="T280">eoretical values are also shown.</text:span></text:p>
      <text:p text:style-name="P7"/>
      <text:p text:style-name="P7"/>
      <text:p text:style-name="P7"/>
      <text:p text:style-name="P5">Fig. <text:span text:style-name="T273">3</text:span><office:annotation office:name="__Fieldmark__580_1509170116"><dc:creator>Unknown Author</dc:creator><dc:date>2014-07-25T11:19:08</dc:date><text:list text:continue-numbering="true" text:style-name=""><text:list-item><text:p text:style-name="P183"><text:span text:style-name="T357">do text</text:span></text:p></text:list-item><text:list-item><text:p text:style-name="P183"><text:span text:style-name="T357">from <text:s text:c="28"/>document(at='%s/GOP_Fig_3.jpg' %(image_dir),anchor='paragraph',</text:span><text:span text:style-name="T358">size=(12,7.2),sizeUnit='cm'</text:span><text:span text:style-name="T357">)</text:span></text:p></text:list-item></text:list></office:annotation></text:p>
      <text:p text:style-name="P22"><text:span text:style-name="Default_20_Paragraph_20_Font"><text:span text:style-name="T6">Figure </text:span></text:span><text:span text:style-name="Default_20_Paragraph_20_Font"><text:span text:style-name="T15">6</text:span></text:span><text:span text:style-name="Default_20_Paragraph_20_Font"><text:span text:style-name="T16">8</text:span></text:span><text:span text:style-name="Default_20_Paragraph_20_Font"><text:span text:style-name="T226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Default_20_Paragraph_20_Font"><text:span text:style-name="T226">.</text:span></text:span></text:p>
      <text:p text:style-name="P22"/>
      <text:p text:style-name="P22"><text:span text:style-name="Default_20_Paragraph_20_Font"/></text:p>
      <text:p text:style-name="P87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27">Fig. 4</text:span></text:span><office:annotation-end office:name="__Fieldmark__86157_747770932"/></text:p>
      <text:p text:style-name="P83"><text:span text:style-name="Default_20_Paragraph_20_Font"><text:span text:style-name="T7">Figure </text:span></text:span><text:span text:style-name="Default_20_Paragraph_20_Font"><text:span text:style-name="T15">6</text:span></text:span><text:span text:style-name="Default_20_Paragraph_20_Font"><text:span text:style-name="T16">9</text:span></text:span><text:span text:style-name="Default_20_Paragraph_20_Font"><text:span text:style-name="T227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Default_20_Paragraph_20_Font"><text:span text:style-name="T227">. </text:span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83"/>
      <text:p text:style-name="P88"><text:span text:style-name="Emphasis"><text:span text:style-name="T248">3</text:span></text:span><text:span text:style-name="Emphasis"><text:span text:style-name="T245">.</text:span></text:span><text:span text:style-name="Emphasis"><text:span text:style-name="T249">4</text:span></text:span><text:span text:style-name="Emphasis"><text:span text:style-name="T245">. </text:span></text:span><text:span text:style-name="Emphasis"><text:span text:style-name="T247">SSH anomaly coverage and validity</text:span></text:span></text:p>
      <text:p text:style-name="P8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61">Parameter</text:p>
          </table:table-cell>
          <table:table-cell table:style-name="Table21.A1" office:value-type="string">
            <text:p text:style-name="P61">Min threshold</text:p>
          </table:table-cell>
          <table:table-cell table:style-name="Table21.A1" office:value-type="string">
            <text:p text:style-name="P61">Max threshold</text:p>
          </table:table-cell>
          <table:table-cell table:style-name="Table21.D1" office:value-type="string">
            <text:p text:style-name="P62">Percentage edited</text:p>
          </table:table-cell>
        </table:table-row>
        <table:table-row>
          <table:table-cell table:style-name="Table21.A4" office:value-type="string">
            <text:p text:style-name="P68">Flagged as bad</text:p>
          </table:table-cell>
          <table:table-cell table:style-name="Table21.B4" office:value-type="string">
            <text:p text:style-name="P41">-</text:p>
          </table:table-cell>
          <table:table-cell table:style-name="Table21.C4" office:value-type="string">
            <text:p text:style-name="P41">-</text:p>
          </table:table-cell>
          <table:table-cell table:style-name="Table21.D4" office:value-type="string">
            <text:p text:style-name="P56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1.A4" office:value-type="string">
            <text:p text:style-name="P69">Biased orbit</text:p>
          </table:table-cell>
          <table:table-cell table:style-name="Table21.B4" office:value-type="string">
            <text:p text:style-name="P47">-</text:p>
          </table:table-cell>
          <table:table-cell table:style-name="Table21.C4" office:value-type="string">
            <text:p text:style-name="P47">-</text:p>
          </table:table-cell>
          <table:table-cell table:style-name="Table21.D4" office:value-type="string">
            <text:p text:style-name="P44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61">SSH anomaly</text:p>
          </table:table-cell>
          <table:table-cell table:style-name="Table21.B4" office:value-type="string">
            <text:p text:style-name="P42">-<text:span text:style-name="T312">3</text:span> m</text:p>
          </table:table-cell>
          <table:table-cell table:style-name="Table21.C4" office:value-type="string">
            <text:p text:style-name="P42"><text:span text:style-name="T312">3</text:span> m</text:p>
          </table:table-cell>
          <table:table-cell table:style-name="Table21.D4" office:value-type="string">
            <text:p text:style-name="P45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61">Standard deviation of SSH anomaly</text:p>
          </table:table-cell>
          <table:table-cell table:style-name="Table21.B5" office:value-type="string">
            <text:p text:style-name="P181">N/A</text:p>
          </table:table-cell>
          <table:table-cell table:style-name="Table21.C5" office:value-type="string">
            <text:p text:style-name="P58">N/A</text:p>
          </table:table-cell>
          <table:table-cell table:style-name="Table21.D5" office:value-type="string">
            <text:p text:style-name="P45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61">Inverse barometer correction</text:p>
          </table:table-cell>
          <table:table-cell table:style-name="Table21.B6" office:value-type="string">
            <text:p text:style-name="P42">-2 m</text:p>
          </table:table-cell>
          <table:table-cell table:style-name="Table21.C6" office:value-type="string">
            <text:p text:style-name="P42">2 m</text:p>
          </table:table-cell>
          <table:table-cell table:style-name="Table21.D6" office:value-type="string">
            <text:p text:style-name="P45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62">Wet tropospheric correction</text:p>
          </table:table-cell>
          <table:table-cell table:style-name="Table21.B7" office:value-type="string">
            <text:p text:style-name="P46">-<text:span text:style-name="T305">0.5 m</text:span></text:p>
          </table:table-cell>
          <table:table-cell table:style-name="Table21.C7" office:value-type="string">
            <text:p text:style-name="P46">-<text:span text:style-name="T305">0.001 m</text:span></text:p>
          </table:table-cell>
          <table:table-cell table:style-name="Table21.D7" office:value-type="string">
            <text:p text:style-name="P45"><text:conditional-text text:condition="ooow:true" text:string-value-if-true="editWetGOP" text:string-value-if-false="">editWetGOP</text:conditional-text>%</text:p>
          </table:table-cell>
        </table:table-row>
        <text:soft-page-break/>
        <table:table-row>
          <table:table-cell table:style-name="Table21.A11" office:value-type="string">
            <text:p text:style-name="P62">Dry tropospheric correction</text:p>
          </table:table-cell>
          <table:table-cell table:style-name="Table21.B8" office:value-type="string">
            <text:p text:style-name="P46">-<text:span text:style-name="T305">2.5 m</text:span></text:p>
          </table:table-cell>
          <table:table-cell table:style-name="Table21.C8" office:value-type="string">
            <text:p text:style-name="P46">-<text:span text:style-name="T305">1.9 m</text:span></text:p>
          </table:table-cell>
          <table:table-cell table:style-name="Table21.D8" office:value-type="string">
            <text:p text:style-name="P45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62">Ionospheric correction</text:p>
          </table:table-cell>
          <table:table-cell table:style-name="Table21.B9" office:value-type="string">
            <text:p text:style-name="P46">-<text:span text:style-name="T305">0.4 m</text:span></text:p>
          </table:table-cell>
          <table:table-cell table:style-name="Table21.C9" office:value-type="string">
            <text:p text:style-name="P45">0.04 m</text:p>
          </table:table-cell>
          <table:table-cell table:style-name="Table21.D9" office:value-type="string">
            <text:p text:style-name="P45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62">Sea state bias</text:p>
          </table:table-cell>
          <table:table-cell table:style-name="Table21.B11" office:value-type="string">
            <text:p text:style-name="P46">-<text:span text:style-name="T305">0.5 m</text:span></text:p>
          </table:table-cell>
          <table:table-cell table:style-name="Table21.C11" office:value-type="string">
            <text:p text:style-name="P45">0 m</text:p>
          </table:table-cell>
          <table:table-cell table:style-name="Table21.D11" office:value-type="string">
            <text:p text:style-name="P45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63">Sigma0</text:p>
          </table:table-cell>
          <table:table-cell table:style-name="Table21.B11" office:value-type="string">
            <text:p text:style-name="P49">7 dB</text:p>
          </table:table-cell>
          <table:table-cell table:style-name="Table21.C11" office:value-type="string">
            <text:p text:style-name="P49">30 dB</text:p>
          </table:table-cell>
          <table:table-cell table:style-name="Table21.D11" office:value-type="string">
            <text:p text:style-name="P50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62">Standard deviation of sigma0</text:p>
          </table:table-cell>
          <table:table-cell table:style-name="Table21.B12" office:value-type="string">
            <text:p text:style-name="P58">N/A</text:p>
          </table:table-cell>
          <table:table-cell table:style-name="Table21.C12" office:value-type="string">
            <text:p text:style-name="P181">N/A</text:p>
          </table:table-cell>
          <table:table-cell table:style-name="Table21.D12" office:value-type="string">
            <text:p text:style-name="P45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64">All together</text:p>
          </table:table-cell>
          <table:table-cell table:style-name="Table21.B13" office:value-type="string">
            <text:p text:style-name="P43">-</text:p>
          </table:table-cell>
          <table:table-cell table:style-name="Table21.C13" office:value-type="string">
            <text:p text:style-name="P43">-</text:p>
          </table:table-cell>
          <table:table-cell table:style-name="Table21.D13" office:value-type="string">
            <text:p text:style-name="P51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79"><text:span text:style-name="T281">Table </text:span><text:span text:style-name="T283">12</text:span>. <text:span text:style-name="T285">Editing criteria. </text:span><text:span text:style-name="T301">The percentage of “flagged</text:span><text:span text:style-name="T302"> as bad” re</text:span><text:span text:style-name="T320">fers to records that </text:span><text:span text:style-name="T321">have been flagged as bad by either </text:span><text:span text:style-name="T324">the average status flag or the measurement confidence flag. Such percentage is computed only for </text:span><text:span text:style-name="T322">records over oceans/lakes and outside polar regions. </text:span><text:span text:style-name="T323">All other percentages refer to the percentage of flag-valid records that have been rejected by the corresponding criteria or by all criteria (“All together”).</text:span><text:span text:style-name="T302"> </text:span><text:span text:style-name="T286">The </text:span><text:span text:style-name="T299">biased orbit</text:span><text:span text:style-name="T286"> criteria in the table refers to the orbits highlighted in the 'Warnings' table at the beginning of this report as being suspicious of suffering from a significant orbit bias. </text:span><text:span text:style-name="T287">For such orbits, </text:span><text:span text:style-name="T300">all records</text:span><text:span text:style-name="T287"> </text:span><text:span text:style-name="T300">are</text:span><text:span text:style-name="T287"> rejected.</text:span></text:p>
      <text:p text:style-name="P88"/>
      <text:p text:style-name="P22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94">Fig. 5</text:span></text:span><office:annotation-end office:name="__Fieldmark__86158_747770932"/></text:p>
      <text:p text:style-name="P105"><text:span text:style-name="T8">Figure </text:span><text:span text:style-name="T16">70</text:span><text:span text:style-name="T228">. Percentage of science-valid GOP 1-Hz SSH records over ocean and lakes relative to theory for each day in 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</text:span></text:span><text:span text:style-name="T228"> 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88"/>
      <text:p text:style-name="P108"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274">6</text:span><office:annotation-end office:name="__Fieldmark__86159_747770932"/></text:p>
      <text:p text:style-name="P33"><text:span text:style-name="T8">Figure </text:span><text:span text:style-name="T16">71</text:span><text:span text:style-name="T228">. Geographical distribution of science-valid GOP 1-Hz SSH anomaly data over oceans and lakes for </text:span><text:span text:style-name="T228"><text:conditional-text text:condition="ooow:true" text:string-value-if-true="Report_Date" text:string-value-if-false="">Report_Date</text:conditional-text></text:span><text:span text:style-name="T228">.</text:span> <text:span text:style-name="T304">The statistical values shown in the table refer to the SSH anomaly in cm and are calculated separately for</text:span><text:span text:style-name="Emphasis"><text:span text:style-name="T35"> </text:span></text:span><text:span text:style-name="Emphasis"><text:span text:style-name="T38">LRM</text:span></text:span><text:span text:style-name="Emphasis"><text:span text:style-name="T35"> and </text:span></text:span><text:span text:style-name="Emphasis"><text:span text:style-name="T38">PLRM regions</text:span></text:span><text:span text:style-name="Emphasis"><text:span text:style-name="T35">. </text:span></text:span><text:span text:style-name="Emphasis"><text:span text:style-name="T74">Wmean and Wstd denote the spatial area-weighted average and its standard deviation.</text:span></text:span><text:span text:style-name="T304"> Measurements taken over polar polygons have been excluded from the computation of the statistical values. The black lines mark the outer limit of the Arctic and Antarctic polar polygons.</text:span></text:p>
      <text:p text:style-name="P22"/>
      <text:p text:style-name="P22"/>
      <text:p text:style-name="P108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25">Fig. </text:span></text:span><text:span text:style-name="Emphasis"><text:span text:style-name="T28">7</text:span></text:span><office:annotation-end office:name="__Fieldmark__86160_747770932"/></text:p>
      <text:p text:style-name="P83"><text:soft-page-break/><text:span text:style-name="Emphasis"><text:span text:style-name="T85">Figure </text:span></text:span><text:span text:style-name="Emphasis"><text:span text:style-name="T90">72</text:span></text:span><text:span text:style-name="Emphasis"><text:span text:style-name="T25">. Histogram of </text:span></text:span><text:span text:style-name="Emphasis"><text:span text:style-name="T51">science</text:span></text:span><text:span text:style-name="Emphasis"><text:span text:style-name="T26">-valid </text:span></text:span><text:span text:style-name="Emphasis"><text:span text:style-name="T51">GOP</text:span></text:span><text:span text:style-name="Emphasis"><text:span text:style-name="T25"> SSH anomaly </text:span></text:span><text:span text:style-name="Emphasis"><text:span text:style-name="T30">over oceans and lakes </text:span></text:span><text:span text:style-name="Emphasis"><text:span text:style-name="T35">for </text:span></text:span><text:span text:style-name="Emphasis"><text:span text:style-name="T39">LRM </text:span></text:span><text:span text:style-name="Emphasis"><text:span text:style-name="T42">(blue)</text:span></text:span><text:span text:style-name="Emphasis"><text:span text:style-name="T39"> and PLRM </text:span></text:span><text:span text:style-name="Emphasis"><text:span text:style-name="T42">(red)</text:span></text:span><text:span text:style-name="Emphasis"><text:span text:style-name="T25"> for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 </text:span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 Note that values </text:span></text:span><text:span text:style-name="Emphasis"><text:span text:style-name="T46">outside [-50 50] cm</text:span></text:span><text:span text:style-name="Emphasis"><text:span text:style-name="T45"> are excluded from the histogram for the sake of readability but not from the computation of </text:span></text:span><text:span text:style-name="Emphasis"><text:span text:style-name="T306">μ</text:span></text:span><text:span text:style-name="Emphasis"><text:span text:style-name="T45"> and </text:span></text:span><text:span text:style-name="Emphasis"><text:span text:style-name="T306">σ.</text:span></text:span></text:p>
      <text:p text:style-name="P22"/>
      <text:p text:style-name="P32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85"><text:span text:style-name="Emphasis"><text:span text:style-name="T85">Figure </text:span></text:span><text:span text:style-name="Emphasis"><text:span text:style-name="T90">7</text:span></text:span><text:span text:style-name="Emphasis"><text:span text:style-name="T84">3</text:span></text:span><text:span text:style-name="Emphasis"><text:span text:style-name="T25">. </text:span></text:span><text:span text:style-name="Emphasis"><text:span text:style-name="T23">Along-track power spectrum density of the science-valid 20 Hz GOP SSH anomaly over oceans and lakes for LRM (</text:span></text:span><text:span text:style-name="Emphasis"><text:span text:style-name="T75">red</text:span></text:span><text:span text:style-name="Emphasis"><text:span text:style-name="T23">) and PLRM (blue) for</text:span></text:span><text:span text:style-name="Emphasis"><text:span text:style-name="T25">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</text:span></text:span></text:p>
      <text:p text:style-name="P32"/>
      <text:p text:style-name="P22"><text:span text:style-name="Emphasis"><text:span text:style-name="T93"/></text:span></text:p>
      <text:p text:style-name="P86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21">Fig. </text:span></text:span><text:span text:style-name="Emphasis"><text:span text:style-name="T77">8</text:span></text:span><office:annotation-end office:name="__Fieldmark__86161_747770932"/></text:p>
      <text:p text:style-name="P107"><text:span text:style-name="T9">Figure </text:span><text:span text:style-name="T15">7</text:span><text:span text:style-name="T18">4</text:span><text:span text:style-name="T229">. Geographical distribution of science-valid GOP 20-Hz SSH anomaly measurement noise over oceans and lakes for </text:span><text:span text:style-name="T229"><text:conditional-text text:condition="ooow:true" text:string-value-if-true="Report_Date" text:string-value-if-false="">Report_Date</text:conditional-text></text:span><text:span text:style-name="T229">. The statistical values shown in the table refer to the SSH anomaly noise and are calculated separately for</text:span><text:span text:style-name="Emphasis"><text:span text:style-name="T35"> </text:span></text:span><text:span text:style-name="Emphasis"><text:span text:style-name="T38">LRM</text:span></text:span><text:span text:style-name="Emphasis"><text:span text:style-name="T35"> and </text:span></text:span><text:span text:style-name="Emphasis"><text:span text:style-name="T38">PLRM regions</text:span></text:span><text:span text:style-name="Emphasis"><text:span text:style-name="T35">.</text:span></text:span><text:span text:style-name="T304"> Measurements taken over polar polygons have been excluded from the computation of the statistical values. The black lines mark the outer limit of the Arctic and Antarctic polar polygons.</text:span></text:p>
      <text:p text:style-name="P10"/>
      <text:p text:style-name="P10"/>
      <text:p text:style-name="P10"/>
      <text:p text:style-name="P22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21">Fig. </text:span></text:span><text:span text:style-name="Emphasis"><text:span text:style-name="T79">9</text:span></text:span><office:annotation-end office:name="__Fieldmark__86162_747770932"/></text:p>
      <text:p text:style-name="P11"><text:span text:style-name="Default_20_Paragraph_20_Font"><text:span text:style-name="T84">Figure </text:span></text:span><text:span text:style-name="Default_20_Paragraph_20_Font"><text:span text:style-name="T88">7</text:span></text:span><text:span text:style-name="Default_20_Paragraph_20_Font"><text:span text:style-name="T92">5</text:span></text:span><text:span text:style-name="Default_20_Paragraph_20_Font"><text:span text:style-name="T23">. </text:span></text:span><text:span text:style-name="Default_20_Paragraph_20_Font"><text:span text:style-name="T52">Mean</text:span></text:span><text:span text:style-name="Default_20_Paragraph_20_Font"><text:span text:style-name="T23"> </text:span></text:span><text:span text:style-name="Default_20_Paragraph_20_Font"><text:span text:style-name="T33">s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23">SSH anomaly noise </text:span></text:span><text:span text:style-name="Emphasis"><text:span text:style-name="T35">for </text:span></text:span><text:span text:style-name="Emphasis"><text:span text:style-name="T41">LRM</text:span></text:span><text:span text:style-name="Emphasis"><text:span text:style-name="T35"> (blue </text:span></text:span><text:span text:style-name="Emphasis"><text:span text:style-name="T37">dot</text:span></text:span><text:span text:style-name="Emphasis"><text:span text:style-name="T35">) and </text:span></text:span><text:span text:style-name="Emphasis"><text:span text:style-name="T41">PLRM</text:span></text:span><text:span text:style-name="Emphasis"><text:span text:style-name="T35"> (red </text:span></text:span><text:span text:style-name="Emphasis"><text:span text:style-name="T37">dot</text:span></text:span><text:span text:style-name="Emphasis"><text:span text:style-name="T35">).</text:span></text:span><text:span text:style-name="Emphasis"><text:span text:style-name="T31"> </text:span></text:span><text:span text:style-name="Emphasis"><text:span text:style-name="T37">T</text:span></text:span><text:span text:style-name="Emphasis"><text:span text:style-name="T31">he corresponding standard deviation (</text:span></text:span><text:span text:style-name="Emphasis"><text:span text:style-name="T37">blue </text:span></text:span><text:span text:style-name="Emphasis"><text:span text:style-name="T32">error bar </text:span></text:span><text:span text:style-name="Emphasis"><text:span text:style-name="T37">and thin red lines, respectively</text:span></text:span><text:span text:style-name="Emphasis"><text:span text:style-name="T31">) </text:span></text:span><text:span text:style-name="Emphasis"><text:span text:style-name="T24">for each day in </text:span></text:span><text:span text:style-name="Emphasis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24"> </text:span></text:span><text:span text:style-name="Emphasis"><text:span text:style-name="T37">is also shown</text:span></text:span><text:span text:style-name="Default_20_Paragraph_20_Font"><text:span text:style-name="T23">.</text:span></text:span></text:p>
      <text:p text:style-name="P11"/>
      <text:p text:style-name="P22"><text:span text:style-name="Emphasis"><text:span text:style-name="T21">Fig. </text:span></text:span><text:span text:style-name="Emphasis"><text:span text:style-name="T76">1</text:span></text:span><text:span text:style-name="Emphasis"><text:span text:style-name="T78">0</text:span></text:span><office:annotation office:name="__Fieldmark__5219_123346739"><dc:creator>Unknown Author</dc:creator><dc:date>2014-07-31T14:25:39</dc:date><text:list text:continue-numbering="true" text:style-name=""><text:list-item><text:p text:style-name="P183"><text:span text:style-name="T356">do text</text:span></text:p></text:list-item><text:list-item><text:p text:style-name="P183"><text:span text:style-name="T356">from <text:s text:c="28"/>document(at='%s/GOP_Fig_10.jpg' %(image_dir),anchor='paragraph',size=(9.2,11.2),sizeUnit='cm')</text:span></text:p></text:list-item></text:list></office:annotation></text:p>
      <text:p text:style-name="P11"><text:bookmark-start text:name="__DdeLink__26346_157186980321"/><text:span text:style-name="Default_20_Paragraph_20_Font"><text:span text:style-name="T84">Figure </text:span></text:span><text:span text:style-name="Default_20_Paragraph_20_Font"><text:span text:style-name="T88">7</text:span></text:span><text:span text:style-name="Default_20_Paragraph_20_Font"><text:span text:style-name="T92">6</text:span></text:span><text:span text:style-name="Default_20_Paragraph_20_Font"><text:span text:style-name="T23">. </text:span></text:span><text:span text:style-name="Default_20_Paragraph_20_Font"><text:span text:style-name="T62">S</text:span></text:span><text:span text:style-name="Default_20_Paragraph_20_Font"><text:span text:style-name="T48">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48">20-Hz </text:span></text:span><text:span text:style-name="Default_20_Paragraph_20_Font"><text:span text:style-name="T23">SSH anomaly noise </text:span></text:span><text:span text:style-name="Default_20_Paragraph_20_Font"><text:span text:style-name="T48">as a function of distance from the coast </text:span></text:span><text:span text:style-name="Default_20_Paragraph_20_Font"><text:span text:style-name="T52">for PLRM (top panel) and LRM (bottom panel)</text:span></text:span><text:span text:style-name="Default_20_Paragraph_20_Font"><text:span text:style-name="T48"> for </text:span></text:span><text:span text:style-name="Default_20_Paragraph_20_Font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35">.</text:span></text:span><text:span text:style-name="Emphasis"><text:span text:style-name="T31"> </text:span></text:span><text:span text:style-name="Emphasis"><text:span text:style-name="T48">Noise values have been calculated as the </text:span></text:span><text:span text:style-name="Emphasis"><text:span text:style-name="T62">median of the</text:span></text:span><text:span text:style-name="Emphasis"><text:span text:style-name="T48"> absolute value of the difference between consecutive 20-Hz records.</text:span></text:span><text:bookmark-end text:name="__DdeLink__26346_157186980321"/></text:p>
      <text:p text:style-name="P11"/>
      <text:p text:style-name="P11"/>
      <text:p text:style-name="P11"/>
      <text:p text:style-name="P11"/>
      <text:p text:style-name="P20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11"/>
      <text:p text:style-name="P11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57">Fig. 11b</text:span></text:span><office:annotation-end office:name="__Fieldmark__86164_747770932"/></text:p>
      <text:p text:style-name="P11"><text:span text:style-name="Emphasis"><text:span text:style-name="T87">Figure </text:span></text:span><text:span text:style-name="Emphasis"><text:span text:style-name="T88">7</text:span></text:span><text:span text:style-name="Emphasis"><text:span text:style-name="T92">7</text:span></text:span><text:span text:style-name="Emphasis"><text:span text:style-name="T57">. </text:span></text:span><text:span text:style-name="Emphasis"><text:span text:style-name="T58">2D histogram showing </text:span></text:span><text:span text:style-name="Emphasis"><text:span text:style-name="T57">science</text:span></text:span><text:span text:style-name="Emphasis"><text:span text:style-name="T26">-valid</text:span></text:span><text:span text:style-name="Emphasis"><text:span text:style-name="T58"> </text:span></text:span><text:span text:style-name="Emphasis"><text:span text:style-name="T57">GOP </text:span></text:span><text:span text:style-name="Emphasis"><text:span text:style-name="T58">S</text:span></text:span><text:span text:style-name="Emphasis"><text:span text:style-name="T59">SH anomaly</text:span></text:span><text:span text:style-name="Emphasis"><text:span text:style-name="T58"> noise </text:span></text:span><text:span text:style-name="Emphasis"><text:span text:style-name="T59">as a function of</text:span></text:span><text:span text:style-name="Emphasis"><text:span text:style-name="T58"> SWH </text:span></text:span><text:span text:style-name="Emphasis"><text:span text:style-name="T35">for </text:span></text:span><text:span text:style-name="Emphasis"><text:span text:style-name="T57">P</text:span></text:span><text:span text:style-name="Emphasis"><text:span text:style-name="T40">LRM</text:span></text:span><text:span text:style-name="Emphasis"><text:span text:style-name="T35"> </text:span></text:span><text:span text:style-name="Emphasis"><text:span text:style-name="T40">(</text:span></text:span><text:span text:style-name="Emphasis"><text:span text:style-name="T36">top</text:span></text:span><text:span text:style-name="Emphasis"><text:span text:style-name="T35">) and </text:span></text:span><text:span text:style-name="Emphasis"><text:span text:style-name="T40">LRM </text:span></text:span><text:span text:style-name="Emphasis"><text:span text:style-name="T35">(</text:span></text:span><text:span text:style-name="Emphasis"><text:span text:style-name="T36">bottom</text:span></text:span><text:span text:style-name="Emphasis"><text:span text:style-name="T35">)</text:span></text:span><text:span text:style-name="Emphasis"><text:span text:style-name="T58"> </text:span></text:span><text:span text:style-name="Emphasis"><text:span text:style-name="T60">for </text:span></text:span><text:span text:style-name="Emphasis"><text:span text:style-name="T60"><text:conditional-text text:condition="ooow:true" text:string-value-if-true="Report_Date" text:string-value-if-false="">Report_Date</text:conditional-text></text:span></text:span><text:span text:style-name="Emphasis"><text:span text:style-name="T58">. </text:span></text:span><text:span text:style-name="Emphasis"><text:span text:style-name="T61">The black line denotes the median SSH anomaly </text:span></text:span><text:span text:style-name="Emphasis"><text:span text:style-name="T73">noise</text:span></text:span><text:span text:style-name="Emphasis"><text:span text:style-name="T61"> as a function of SWH.</text:span></text:span></text:p>
      <text:p text:style-name="P11"/>
      <text:p text:style-name="P11"><text:soft-page-break/></text:p>
      <text:p text:style-name="P24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12"><text:span text:style-name="Emphasis"><text:span text:style-name="T89">Figure </text:span></text:span><text:span text:style-name="Emphasis"><text:span text:style-name="T90">7</text:span></text:span><text:span text:style-name="Emphasis"><text:span text:style-name="T92">8</text:span></text:span><text:span text:style-name="Emphasis"><text:span text:style-name="T64">. Scatter plot of the science-valid </text:span></text:span><text:span text:style-name="Emphasis"><text:span text:style-name="T71">G</text:span></text:span><text:span text:style-name="Emphasis"><text:span text:style-name="T64">OP </text:span></text:span><text:span text:style-name="Emphasis"><text:span text:style-name="T71">SSH anomaly</text:span></text:span><text:span text:style-name="Emphasis"><text:span text:style-name="T64"> </text:span></text:span><text:span text:style-name="Emphasis"><text:span text:style-name="T65">at the two nearest points outside (</text:span></text:span><text:span text:style-name="Emphasis"><text:span text:style-name="T68">LRM, </text:span></text:span><text:span text:style-name="Emphasis"><text:span text:style-name="T65">x-axis) and inside (</text:span></text:span><text:span text:style-name="Emphasis"><text:span text:style-name="T68">PLRM, </text:span></text:span><text:span text:style-name="Emphasis"><text:span text:style-name="T65">y-axis)</text:span></text:span><text:span text:style-name="Emphasis"><text:span text:style-name="T64"> the </text:span></text:span><text:span text:style-name="Emphasis"><text:span text:style-name="T65">Pacific SAR mode box for each pass.</text:span></text:span><text:span text:style-name="Emphasis"><text:span text:style-name="T64"> </text:span></text:span><text:span text:style-name="Emphasis"><text:span text:style-name="T68">The RMS of the differences is </text:span></text:span><text:span text:style-name="Emphasis"><text:span text:style-name="T68"><text:conditional-text text:condition="ooow:true" text:string-value-if-true="rmsEdge_SSHGOP" text:string-value-if-false="">rmsEdge_SSHGOP</text:conditional-text></text:span></text:span><text:span text:style-name="Emphasis"><text:span text:style-name="T68"> </text:span></text:span><text:span text:style-name="Emphasis"><text:span text:style-name="T71">cm</text:span></text:span><text:span text:style-name="Emphasis"><text:span text:style-name="T68"> for the pairs shown in the figure as compared to </text:span></text:span><text:span text:style-name="Emphasis"><text:span text:style-name="T69">a RMS of</text:span></text:span><text:span text:style-name="Emphasis"><text:span text:style-name="T68"> </text:span></text:span><text:span text:style-name="Emphasis"><text:span text:style-name="T68"><text:conditional-text text:condition="ooow:true" text:string-value-if-true="rmsOut_SSHGOP" text:string-value-if-false="">rmsOut_SSHGOP</text:conditional-text></text:span></text:span><text:span text:style-name="Emphasis"><text:span text:style-name="T68"> </text:span></text:span><text:span text:style-name="Emphasis"><text:span text:style-name="T71">cm</text:span></text:span><text:span text:style-name="Emphasis"><text:span text:style-name="T68"> for the differences between such outside points and their respective nearest neighbour </text:span></text:span><text:span text:style-name="Emphasis"><text:span text:style-name="T69">also outside the box in the LRM region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5"><text:span text:style-name="Emphasis"><text:span text:style-name="T243">3</text:span></text:span><text:span text:style-name="Emphasis"><text:span text:style-name="T236">.</text:span></text:span><text:span text:style-name="Emphasis"><text:span text:style-name="T244">5</text:span></text:span><text:span text:style-name="Emphasis"><text:span text:style-name="T236">. </text:span></text:span><text:span text:style-name="Emphasis"><text:span text:style-name="T238">Crossover analysis</text:span></text:span></text:p>
      <text:p text:style-name="P15"/>
      <text:p text:style-name="P14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250">Fig 1</text:span></text:span><text:span text:style-name="Emphasis"><text:span text:style-name="T261">3</text:span></text:span><office:annotation-end office:name="__Fieldmark__86803_747770932"/></text:p>
      <text:p text:style-name="P22"><text:span text:style-name="Emphasis"><text:span text:style-name="T267">Figure </text:span></text:span><text:span text:style-name="Emphasis"><text:span text:style-name="T269">7</text:span></text:span><text:span text:style-name="Emphasis"><text:span text:style-name="T270">9</text:span></text:span><text:span text:style-name="Emphasis"><text:span text:style-name="T250">. </text:span></text:span><text:span text:style-name="Emphasis"><text:span text:style-name="T256">C</text:span></text:span><text:span text:style-name="Emphasis"><text:span text:style-name="T250">rossover </text:span></text:span><text:span text:style-name="Emphasis"><text:span text:style-name="T252">differences </text:span></text:span><text:span text:style-name="Emphasis"><text:span text:style-name="T254">(absolute values)</text:span></text:span><text:span text:style-name="Emphasis"><text:span text:style-name="T250"> </text:span></text:span><text:span text:style-name="Emphasis"><text:span text:style-name="T251">for the </text:span></text:span><text:span text:style-name="Emphasis"><text:span text:style-name="T253">science-valid </text:span></text:span><text:span text:style-name="Emphasis"><text:span text:style-name="T257">GOP</text:span></text:span><text:span text:style-name="Emphasis"><text:span text:style-name="T251"> SSH anomaly </text:span></text:span><text:span text:style-name="Emphasis"><text:span text:style-name="T256">for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50">.</text:span></text:span><text:span text:style-name="Emphasis"><text:span text:style-name="T253"> The difference at each crossover is computed as the difference between median values over 2-</text:span></text:span><text:span text:style-name="Emphasis"><text:span text:style-name="T262">second</text:span></text:span><text:span text:style-name="Emphasis"><text:span text:style-name="T253"> windows centered about the crossover.</text:span></text:span></text:p>
      <text:p text:style-name="P22"/>
      <text:p text:style-name="P21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332">4</text:span><office:annotation-end office:name="__Fieldmark__86804_747770932"/></text:p>
      <text:p text:style-name="P22"><text:span text:style-name="Emphasis"><text:span text:style-name="T268">Figure </text:span></text:span><text:span text:style-name="Emphasis"><text:span text:style-name="T270">80</text:span></text:span><text:span text:style-name="Emphasis"><text:span text:style-name="T258">. Standard deviation of differences at crossovers </text:span></text:span><text:span text:style-name="Emphasis"><text:span text:style-name="T259">for </text:span></text:span><text:span text:style-name="Emphasis"><text:span text:style-name="T260">GOP</text:span></text:span><text:span text:style-name="Emphasis"><text:span text:style-name="T259"> SSH anomaly</text:span></text:span><text:span text:style-name="Emphasis"><text:span text:style-name="T258"> </text:span></text:span><text:span text:style-name="Emphasis"><text:span text:style-name="T259">for each day in </text:span></text:span><text:span text:style-name="Default_20_Paragraph_20_Font"><text:span text:style-name="T263"><text:conditional-text text:condition="ooow:true" text:string-value-if-true="Report_Date" text:string-value-if-false="">Report_Date</text:conditional-text></text:span></text:span><text:span text:style-name="Default_20_Paragraph_20_Font"><text:span text:style-name="T263">. </text:span></text:span><text:span text:style-name="Default_20_Paragraph_20_Font"><text:span text:style-name="T264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266">2</text:span></text:span><text:span text:style-name="Default_20_Paragraph_20_Font"><text:span text:style-name="T264">0 cm; and 2) rejecting shallow waters (1000 m). <text:s/></text:span></text:span><text:span text:style-name="Emphasis"><text:span text:style-name="T265">The mean (</text:span></text:span><text:span text:style-name="Emphasis"><text:span text:style-name="T308">μ</text:span></text:span><text:span text:style-name="Emphasis"><text:span text:style-name="T265">) and standard deviation (</text:span></text:span><text:span text:style-name="Emphasis"><text:span text:style-name="T308">σ</text:span></text:span><text:span text:style-name="Emphasis"><text:span text:style-name="T311">)</text:span></text:span><text:span text:style-name="Emphasis"><text:span text:style-name="T265"> are also shown.</text:span></text:span></text:p>
      <text:p text:style-name="P22"/>
      <text:p text:style-name="P22"/>
      <text:p text:style-name="P75"><text:soft-page-break/><text:span text:style-name="Emphasis"><text:span text:style-name="T243">3</text:span></text:span><text:span text:style-name="Emphasis"><text:span text:style-name="T236">.</text:span></text:span><text:span text:style-name="Emphasis"><text:span text:style-name="T244">6</text:span></text:span><text:span text:style-name="Emphasis"><text:span text:style-name="T236">. </text:span></text:span><text:span text:style-name="Emphasis"><text:span text:style-name="T239">SWH coverage and validity</text:span></text:span></text:p>
      <text:p text:style-name="P11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1">Parameter</text:p>
          </table:table-cell>
          <table:table-cell table:style-name="Table22.A1" office:value-type="string">
            <text:p text:style-name="P61">Min threshold</text:p>
          </table:table-cell>
          <table:table-cell table:style-name="Table22.A1" office:value-type="string">
            <text:p text:style-name="P61">Max threshold</text:p>
          </table:table-cell>
          <table:table-cell table:style-name="Table22.D1" office:value-type="string">
            <text:p text:style-name="P65">Percentage edited</text:p>
          </table:table-cell>
        </table:table-row>
        <table:table-row>
          <table:table-cell table:style-name="Table22.A3" office:value-type="string">
            <text:p text:style-name="P68">Flagged as bad</text:p>
          </table:table-cell>
          <table:table-cell table:style-name="Table22.B3" office:value-type="string">
            <text:p text:style-name="P52">-</text:p>
          </table:table-cell>
          <table:table-cell table:style-name="Table22.C3" office:value-type="string">
            <text:p text:style-name="P41">-</text:p>
          </table:table-cell>
          <table:table-cell table:style-name="Table22.D3" office:value-type="string">
            <text:p text:style-name="P56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61">SWH</text:p>
          </table:table-cell>
          <table:table-cell table:style-name="Table22.B3" office:value-type="string">
            <text:p text:style-name="P53">0 m</text:p>
          </table:table-cell>
          <table:table-cell table:style-name="Table22.C3" office:value-type="string">
            <text:p text:style-name="P42">15 m</text:p>
          </table:table-cell>
          <table:table-cell table:style-name="Table22.D3" office:value-type="string">
            <text:p text:style-name="P50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61">Standard deviation of SWH (1-Hz block)</text:p>
          </table:table-cell>
          <table:table-cell table:style-name="Table22.B4" office:value-type="string">
            <text:p text:style-name="P58">N/A</text:p>
          </table:table-cell>
          <table:table-cell table:style-name="Table22.C4" office:value-type="string">
            <text:p text:style-name="P58">N/A</text:p>
          </table:table-cell>
          <table:table-cell table:style-name="Table22.D4" office:value-type="string">
            <text:p text:style-name="P50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66">All together</text:p>
          </table:table-cell>
          <table:table-cell table:style-name="Table22.B5" office:value-type="string">
            <text:p text:style-name="P43">-</text:p>
          </table:table-cell>
          <table:table-cell table:style-name="Table22.C5" office:value-type="string">
            <text:p text:style-name="P43">-</text:p>
          </table:table-cell>
          <table:table-cell table:style-name="Table22.D5" office:value-type="string">
            <text:p text:style-name="P51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79"><text:span text:style-name="T281">Table </text:span><text:span text:style-name="T283">13</text:span>. <text:span text:style-name="T285">Editing criteria. </text:span><text:span text:style-name="T301">The percentage of “flagged</text:span><text:span text:style-name="T302"> as bad” re</text:span><text:span text:style-name="T320">fers to records that </text:span><text:span text:style-name="T321">have been flagged as bad by either </text:span><text:span text:style-name="T324">the average status flag or the measurement confidence flag. Such percentage is computed only for </text:span><text:span text:style-name="T322">records over oceans/lakes and outside polar regions. </text:span><text:span text:style-name="T323">All other percentages refer to the percentage of flag-valid records that have been rejected by the corresponding criteria or by all criteria (“All together”).</text:span></text:p>
      <text:p text:style-name="P22"/>
      <text:p text:style-name="P22"/>
      <text:p text:style-name="P22"/>
      <text:p text:style-name="P22"/>
      <text:p text:style-name="P22"><text:span text:style-name="Emphasis"><text:span text:style-name="T94">Fig. 15</text:span></text:span><office:annotation office:name="__Fieldmark__4142_123346739"><dc:creator>Unknown Author</dc:creator><dc:date>2014-07-31T14:24:28</dc:date><text:list text:continue-numbering="true" text:style-name=""><text:list-item><text:p text:style-name="P183"><text:span text:style-name="T355">do text</text:span></text:p></text:list-item><text:list-item><text:p text:style-name="P183"><text:span text:style-name="T355">from <text:s text:c="28"/>document(at='%s/GOP_Fig_15.jpg' %(image_dir),anchor='paragraph',size=(10,6),sizeUnit='cm')</text:span></text:p></text:list-item></text:list></office:annotation></text:p>
      <text:p text:style-name="P105"><text:span text:style-name="T8">Figure </text:span><text:span text:style-name="T16">8</text:span><text:span text:style-name="T18">1</text:span><text:span text:style-name="T228">. Percentage of science-valid GOP 1-Hz SWH records over ocean and lakes relative to theory for each day in </text:span><text:span text:style-name="T228"><text:conditional-text text:condition="ooow:true" text:string-value-if-true="Report_Date" text:string-value-if-false="">Report_Date</text:conditional-text></text:span><text:span text:style-name="T228">. <text:s/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22"/>
      <text:p text:style-name="P22"/>
      <text:p text:style-name="P22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30">16</text:span><office:annotation-end office:name="__Fieldmark__86805_747770932"/></text:p>
      <text:p text:style-name="P33"><text:span text:style-name="Emphasis"><text:span text:style-name="T86">Figure </text:span></text:span><text:span text:style-name="Emphasis"><text:span text:style-name="T90">8</text:span></text:span><text:span text:style-name="Emphasis"><text:span text:style-name="T92">2</text:span></text:span><text:span text:style-name="Emphasis"><text:span text:style-name="T24">. </text:span></text:span><text:span text:style-name="Emphasis"><text:span text:style-name="T117">Geographical distribution of </text:span></text:span><text:span text:style-name="Emphasis"><text:span text:style-name="T123">science</text:span></text:span><text:span text:style-name="Emphasis"><text:span text:style-name="T117">-valid </text:span></text:span><text:span text:style-name="Emphasis"><text:span text:style-name="T123">GOP</text:span></text:span><text:span text:style-name="Emphasis"><text:span text:style-name="T117"> S</text:span></text:span><text:span text:style-name="Emphasis"><text:span text:style-name="T119">W</text:span></text:span><text:span text:style-name="Emphasis"><text:span text:style-name="T117">H data over ocean</text:span></text:span><text:span text:style-name="Emphasis"><text:span text:style-name="T118">s and lakes</text:span></text:span><text:span text:style-name="Emphasis"><text:span text:style-name="T117"> for </text:span></text:span><text:span text:style-name="Emphasis"><text:span text:style-name="T117"><text:conditional-text text:condition="ooow:true" text:string-value-if-true="Report_Date" text:string-value-if-false="">Report_Date</text:conditional-text></text:span></text:span><text:span text:style-name="Emphasis"><text:span text:style-name="T117">. </text:span></text:span><text:span text:style-name="Emphasis"><text:span text:style-name="T120">The statistical values shown in the table refer to the S</text:span></text:span><text:span text:style-name="Emphasis"><text:span text:style-name="T121">WH </text:span></text:span><text:span text:style-name="Emphasis"><text:span text:style-name="T122">in m</text:span></text:span><text:span text:style-name="Emphasis"><text:span text:style-name="T120"> and are calculated separately for</text:span></text:span><text:span text:style-name="Emphasis"><text:span text:style-name="T139"> </text:span></text:span><text:span text:style-name="Emphasis"><text:span text:style-name="T140">LRM</text:span></text:span><text:span text:style-name="Emphasis"><text:span text:style-name="T139"> and </text:span></text:span><text:span text:style-name="Emphasis"><text:span text:style-name="T140">PLRM regions</text:span></text:span><text:span text:style-name="Emphasis"><text:span text:style-name="T139">. </text:span></text:span><text:span text:style-name="Emphasis"><text:span text:style-name="T141">Wmean and Wstd denote the spatial area-weighted average and its standard deviation.</text:span></text:span><text:span text:style-name="Emphasis"><text:span text:style-name="T120"> Measurements taken over polar polygons have been excluded from the computation of the statistical values. The black lines mark the outer limit of the Arctic and Antarctic polar polygons.</text:span></text:span></text:p>
      <text:p text:style-name="P22"/>
      <text:p text:style-name="P22"/>
      <text:p text:style-name="P13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332">7</text:span><office:annotation-end office:name="__Fieldmark__86806_747770932"/></text:p>
      <text:p text:style-name="P22"><text:soft-page-break/><text:span text:style-name="Emphasis"><text:span text:style-name="T85">Figure </text:span></text:span><text:span text:style-name="Emphasis"><text:span text:style-name="T90">8</text:span></text:span><text:span text:style-name="Emphasis"><text:span text:style-name="T92">3</text:span></text:span><text:span text:style-name="Emphasis"><text:span text:style-name="T25">. Histogram of </text:span></text:span><text:span text:style-name="Emphasis"><text:span text:style-name="T53">science</text:span></text:span><text:span text:style-name="Emphasis"><text:span text:style-name="T26">-valid </text:span></text:span><text:span text:style-name="Emphasis"><text:span text:style-name="T54">GOP</text:span></text:span><text:span text:style-name="Emphasis"><text:span text:style-name="T25"> S</text:span></text:span><text:span text:style-name="Emphasis"><text:span text:style-name="T34">WH</text:span></text:span><text:span text:style-name="Emphasis"><text:span text:style-name="T25"> </text:span></text:span><text:span text:style-name="Emphasis"><text:span text:style-name="T30">over oceans and lakes </text:span></text:span><text:span text:style-name="Emphasis"><text:span text:style-name="T35">for </text:span></text:span><text:span text:style-name="Emphasis"><text:span text:style-name="T39">LRM </text:span></text:span><text:span text:style-name="Emphasis"><text:span text:style-name="T43">(blue)</text:span></text:span><text:span text:style-name="Emphasis"><text:span text:style-name="T39"> and PLRM </text:span></text:span><text:span text:style-name="Emphasis"><text:span text:style-name="T43">(red)</text:span></text:span><text:span text:style-name="Emphasis"><text:span text:style-name="T25"> for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 </text:span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 Note that values </text:span></text:span><text:span text:style-name="Emphasis"><text:span text:style-name="T47">larger than 12 m</text:span></text:span><text:span text:style-name="Emphasis"><text:span text:style-name="T45"> are excluded from the histogram for the sake of readability but not from the computation of </text:span></text:span><text:span text:style-name="Emphasis"><text:span text:style-name="T306">μ</text:span></text:span><text:span text:style-name="Emphasis"><text:span text:style-name="T45"> and </text:span></text:span><text:span text:style-name="Emphasis"><text:span text:style-name="T306">σ.</text:span></text:span></text:p>
      <text:p text:style-name="P22"/>
      <text:p text:style-name="P22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21">Fig. </text:span></text:span><text:span text:style-name="Emphasis"><text:span text:style-name="T22">1</text:span></text:span><text:span text:style-name="Emphasis"><text:span text:style-name="T82">8</text:span></text:span><office:annotation-end office:name="__Fieldmark__86807_747770932"/></text:p>
      <text:p text:style-name="P22"><text:span text:style-name="T9">Figure </text:span><text:span text:style-name="T16">8</text:span><text:span text:style-name="T18">4</text:span><text:span text:style-name="T229">. Geographical distribution of science-valid GOP 20-Hz SWH measurement noise over oceans and lakes for </text:span><text:span text:style-name="T229"><text:conditional-text text:condition="ooow:true" text:string-value-if-true="Report_Date" text:string-value-if-false="">Report_Date</text:conditional-text></text:span><text:span text:style-name="T229">. The statistical values shown in the table refer to the SWH noise and are calculated separately for</text:span><text:span text:style-name="Emphasis"><text:span text:style-name="T35"> </text:span></text:span><text:span text:style-name="Emphasis"><text:span text:style-name="T38">LRM</text:span></text:span><text:span text:style-name="Emphasis"><text:span text:style-name="T35"> and </text:span></text:span><text:span text:style-name="Emphasis"><text:span text:style-name="T38">PLRM regions</text:span></text:span><text:span text:style-name="Emphasis"><text:span text:style-name="T35">.</text:span></text:span><text:span text:style-name="T304"> Measurements taken over polar polygons have been excluded from the computation of the statistical values. The black lines mark the outer limit of the Arctic and Antarctic polar polygons.</text:span></text:p>
      <text:p text:style-name="P10"/>
      <text:p text:style-name="P10"/>
      <text:p text:style-name="P22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21">Fig. </text:span></text:span><text:span text:style-name="Emphasis"><text:span text:style-name="T80">1</text:span></text:span><text:span text:style-name="Emphasis"><text:span text:style-name="T82">9</text:span></text:span><office:annotation-end office:name="__Fieldmark__86808_747770932"/></text:p>
      <text:p text:style-name="P11"><text:span text:style-name="Default_20_Paragraph_20_Font"><text:span text:style-name="T84">Figure </text:span></text:span><text:span text:style-name="Default_20_Paragraph_20_Font"><text:span text:style-name="T88">8</text:span></text:span><text:span text:style-name="Default_20_Paragraph_20_Font"><text:span text:style-name="T92">5</text:span></text:span><text:span text:style-name="Default_20_Paragraph_20_Font"><text:span text:style-name="T23">. </text:span></text:span><text:span text:style-name="Default_20_Paragraph_20_Font"><text:span text:style-name="T52">Mean</text:span></text:span><text:span text:style-name="Default_20_Paragraph_20_Font"><text:span text:style-name="T23"> </text:span></text:span><text:span text:style-name="Default_20_Paragraph_20_Font"><text:span text:style-name="T33">s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23">S</text:span></text:span><text:span text:style-name="Default_20_Paragraph_20_Font"><text:span text:style-name="T54">W</text:span></text:span><text:span text:style-name="Default_20_Paragraph_20_Font"><text:span text:style-name="T23">H noise </text:span></text:span><text:span text:style-name="Emphasis"><text:span text:style-name="T35">for </text:span></text:span><text:span text:style-name="Emphasis"><text:span text:style-name="T41">LRM</text:span></text:span><text:span text:style-name="Emphasis"><text:span text:style-name="T35"> (blue </text:span></text:span><text:span text:style-name="Emphasis"><text:span text:style-name="T37">dot</text:span></text:span><text:span text:style-name="Emphasis"><text:span text:style-name="T35">) and </text:span></text:span><text:span text:style-name="Emphasis"><text:span text:style-name="T41">PLRM</text:span></text:span><text:span text:style-name="Emphasis"><text:span text:style-name="T35"> (red </text:span></text:span><text:span text:style-name="Emphasis"><text:span text:style-name="T37">dot</text:span></text:span><text:span text:style-name="Emphasis"><text:span text:style-name="T35">).</text:span></text:span><text:span text:style-name="Emphasis"><text:span text:style-name="T31"> </text:span></text:span><text:span text:style-name="Emphasis"><text:span text:style-name="T37">T</text:span></text:span><text:span text:style-name="Emphasis"><text:span text:style-name="T31">he corresponding standard deviation (</text:span></text:span><text:span text:style-name="Emphasis"><text:span text:style-name="T37">blue </text:span></text:span><text:span text:style-name="Emphasis"><text:span text:style-name="T32">error bar </text:span></text:span><text:span text:style-name="Emphasis"><text:span text:style-name="T37">and thin red lines, respectively</text:span></text:span><text:span text:style-name="Emphasis"><text:span text:style-name="T31">) </text:span></text:span><text:span text:style-name="Emphasis"><text:span text:style-name="T24">for each day in </text:span></text:span><text:span text:style-name="Emphasis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24"> </text:span></text:span><text:span text:style-name="Emphasis"><text:span text:style-name="T37">is also shown</text:span></text:span><text:span text:style-name="Default_20_Paragraph_20_Font"><text:span text:style-name="T23">.</text:span></text:span></text:p>
      <text:p text:style-name="P11"/>
      <text:p text:style-name="P11"/>
      <text:p text:style-name="P11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62">Fig. </text:span></text:span><text:span text:style-name="Default_20_Paragraph_20_Font"><text:span text:style-name="T66">20</text:span></text:span><office:annotation-end office:name="__Fieldmark__86809_747770932"/></text:p>
      <text:p text:style-name="P11"><text:span text:style-name="Default_20_Paragraph_20_Font"><text:span text:style-name="T84">Figure </text:span></text:span><text:span text:style-name="Default_20_Paragraph_20_Font"><text:span text:style-name="T88">8</text:span></text:span><text:span text:style-name="Default_20_Paragraph_20_Font"><text:span text:style-name="T92">6</text:span></text:span><text:span text:style-name="Default_20_Paragraph_20_Font"><text:span text:style-name="T23">. </text:span></text:span><text:span text:style-name="Default_20_Paragraph_20_Font"><text:span text:style-name="T62">S</text:span></text:span><text:span text:style-name="Default_20_Paragraph_20_Font"><text:span text:style-name="T48">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48">20-Hz </text:span></text:span><text:span text:style-name="Default_20_Paragraph_20_Font"><text:span text:style-name="T23">S</text:span></text:span><text:span text:style-name="Default_20_Paragraph_20_Font"><text:span text:style-name="T62">WH</text:span></text:span><text:span text:style-name="Default_20_Paragraph_20_Font"><text:span text:style-name="T23"> noise </text:span></text:span><text:span text:style-name="Default_20_Paragraph_20_Font"><text:span text:style-name="T48">as a function of distance from the coast </text:span></text:span><text:span text:style-name="Default_20_Paragraph_20_Font"><text:span text:style-name="T52">for PLRM (top panel) and LRM (bottom panel)</text:span></text:span><text:span text:style-name="Default_20_Paragraph_20_Font"><text:span text:style-name="T48"> for </text:span></text:span><text:span text:style-name="Default_20_Paragraph_20_Font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35">.</text:span></text:span><text:span text:style-name="Emphasis"><text:span text:style-name="T31"> </text:span></text:span><text:span text:style-name="Emphasis"><text:span text:style-name="T48">Noise values have been calculated as the </text:span></text:span><text:span text:style-name="Emphasis"><text:span text:style-name="T62">median of the</text:span></text:span><text:span text:style-name="Emphasis"><text:span text:style-name="T48"> absolute value of the difference between consecutive 20-Hz records.</text:span></text:span></text:p>
      <text:p text:style-name="P11"/>
      <text:p text:style-name="P24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12"><text:span text:style-name="Emphasis"><text:span text:style-name="T89">Figure </text:span></text:span><text:span text:style-name="Emphasis"><text:span text:style-name="T90">8</text:span></text:span><text:span text:style-name="Emphasis"><text:span text:style-name="T92">7</text:span></text:span><text:span text:style-name="Emphasis"><text:span text:style-name="T64">. Scatter plot of the science-valid </text:span></text:span><text:span text:style-name="Emphasis"><text:span text:style-name="T71">G</text:span></text:span><text:span text:style-name="Emphasis"><text:span text:style-name="T64">OP </text:span></text:span><text:span text:style-name="Emphasis"><text:span text:style-name="T71">SWH</text:span></text:span><text:span text:style-name="Emphasis"><text:span text:style-name="T64"> </text:span></text:span><text:span text:style-name="Emphasis"><text:span text:style-name="T65">at the two nearest points outside (</text:span></text:span><text:span text:style-name="Emphasis"><text:span text:style-name="T68">LRM, </text:span></text:span><text:span text:style-name="Emphasis"><text:span text:style-name="T65">x-axis) and inside (</text:span></text:span><text:span text:style-name="Emphasis"><text:span text:style-name="T68">PLRM, </text:span></text:span><text:span text:style-name="Emphasis"><text:span text:style-name="T65">y-axis)</text:span></text:span><text:span text:style-name="Emphasis"><text:span text:style-name="T64"> the </text:span></text:span><text:span text:style-name="Emphasis"><text:span text:style-name="T65">Pacific SAR mode box for each pass.</text:span></text:span><text:span text:style-name="Emphasis"><text:span text:style-name="T64"> </text:span></text:span><text:span text:style-name="Emphasis"><text:span text:style-name="T68">The RMS of the differences is </text:span></text:span><text:span text:style-name="Emphasis"><text:span text:style-name="T68"><text:conditional-text text:condition="ooow:true" text:string-value-if-true="rmsEdge_SWHGOP" text:string-value-if-false="">rmsEdge_SWHGOP</text:conditional-text></text:span></text:span><text:span text:style-name="Emphasis"><text:span text:style-name="T68"> </text:span></text:span><text:span text:style-name="Emphasis"><text:span text:style-name="T72">c</text:span></text:span><text:span text:style-name="Emphasis"><text:span text:style-name="T68">m for the pairs shown in the figure as compared to </text:span></text:span><text:span text:style-name="Emphasis"><text:span text:style-name="T69">a RMS of</text:span></text:span><text:span text:style-name="Emphasis"><text:span text:style-name="T68"> </text:span></text:span><text:span text:style-name="Emphasis"><text:span text:style-name="T68"><text:conditional-text text:condition="ooow:true" text:string-value-if-true="rmsOut_SWHGOP" text:string-value-if-false="">rmsOut_SWHGOP</text:conditional-text></text:span></text:span><text:span text:style-name="Emphasis"><text:span text:style-name="T68"> </text:span></text:span><text:span text:style-name="Emphasis"><text:span text:style-name="T72">c</text:span></text:span><text:span text:style-name="Emphasis"><text:span text:style-name="T68">m for the differences between such outside points and their respective nearest neighbour </text:span></text:span><text:span text:style-name="Emphasis"><text:span text:style-name="T69">also outside the box in the LRM region.</text:span></text:span></text:p>
      <text:p text:style-name="P10"><text:span text:style-name="Default_20_Paragraph_20_Font"><text:span text:style-name="T29"/></text:span></text:p>
      <text:p text:style-name="P22"/>
      <text:p text:style-name="P75"><text:span text:style-name="Emphasis"><text:span text:style-name="T243">3</text:span></text:span><text:span text:style-name="Emphasis"><text:span text:style-name="T236">.</text:span></text:span><text:span text:style-name="Emphasis"><text:span text:style-name="T244">7</text:span></text:span><text:span text:style-name="Emphasis"><text:span text:style-name="T236">. </text:span></text:span><text:span text:style-name="Emphasis"><text:span text:style-name="T239">S</text:span></text:span><text:span text:style-name="Emphasis"><text:span text:style-name="T240">igma0</text:span></text:span><text:span text:style-name="Emphasis"><text:span text:style-name="T239"> coverage and validity</text:span></text:span></text:p>
      <text:p text:style-name="P11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61">Parameter</text:p>
          </table:table-cell>
          <table:table-cell table:style-name="Table23.A1" office:value-type="string">
            <text:p text:style-name="P61">Min threshold</text:p>
          </table:table-cell>
          <table:table-cell table:style-name="Table23.A1" office:value-type="string">
            <text:p text:style-name="P61">Max threshold</text:p>
          </table:table-cell>
          <table:table-cell table:style-name="Table23.D1" office:value-type="string">
            <text:p text:style-name="P65">Percentage edited</text:p>
          </table:table-cell>
        </table:table-row>
        <table:table-row>
          <table:table-cell table:style-name="Table23.A3" office:value-type="string">
            <text:p text:style-name="P68">Flagged as bad</text:p>
          </table:table-cell>
          <table:table-cell table:style-name="Table23.B3" office:value-type="string">
            <text:p text:style-name="P48">-</text:p>
          </table:table-cell>
          <table:table-cell table:style-name="Table23.C3" office:value-type="string">
            <text:p text:style-name="P48">-</text:p>
          </table:table-cell>
          <table:table-cell table:style-name="Table23.D3" office:value-type="string">
            <text:p text:style-name="P56"><text:conditional-text text:condition="ooow:true" text:string-value-if-true="flagSigma0GOP" text:string-value-if-false="">flagSigma0GOP</text:conditional-text>%</text:p>
          </table:table-cell>
        </table:table-row>
        <text:soft-page-break/>
        <table:table-row>
          <table:table-cell table:style-name="Table23.A3" office:value-type="string">
            <text:p text:style-name="P61">Sigma0</text:p>
          </table:table-cell>
          <table:table-cell table:style-name="Table23.B3" office:value-type="string">
            <text:p text:style-name="P49">7 dB</text:p>
          </table:table-cell>
          <table:table-cell table:style-name="Table23.C3" office:value-type="string">
            <text:p text:style-name="P49">30 dB</text:p>
          </table:table-cell>
          <table:table-cell table:style-name="Table23.D3" office:value-type="string">
            <text:p text:style-name="P50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61">Standard deviation of Sigma0 (1-Hz block)</text:p>
          </table:table-cell>
          <table:table-cell table:style-name="Table23.B4" office:value-type="string">
            <text:p text:style-name="P58">N/A</text:p>
          </table:table-cell>
          <table:table-cell table:style-name="Table23.C4" office:value-type="string">
            <text:p text:style-name="P181">N/A</text:p>
          </table:table-cell>
          <table:table-cell table:style-name="Table23.D4" office:value-type="string">
            <text:p text:style-name="P50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66">All together</text:p>
          </table:table-cell>
          <table:table-cell table:style-name="Table23.B5" office:value-type="string">
            <text:p text:style-name="P43">-</text:p>
          </table:table-cell>
          <table:table-cell table:style-name="Table23.C5" office:value-type="string">
            <text:p text:style-name="P43">-</text:p>
          </table:table-cell>
          <table:table-cell table:style-name="Table23.D5" office:value-type="string">
            <text:p text:style-name="P51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79"><text:span text:style-name="T281">Table </text:span><text:span text:style-name="T283">14</text:span>. <text:span text:style-name="T285">Editing criteria. </text:span><text:span text:style-name="T301">The percentage of “flagged</text:span><text:span text:style-name="T302"> as bad” re</text:span><text:span text:style-name="T320">fers to records that </text:span><text:span text:style-name="T321">have been flagged as bad by either </text:span><text:span text:style-name="T324">the average status flag or the measurement confidence flag. Such percentage is computed only for </text:span><text:span text:style-name="T322">records over oceans/lakes and outside polar regions. </text:span><text:span text:style-name="T323">All other percentages refer to the percentage of flag-valid records that have been rejected by the corresponding criteria or by all criteria (“All together”).</text:span></text:p>
      <text:p text:style-name="P22"/>
      <text:p text:style-name="P22"><text:span text:style-name="Emphasis"><text:span text:style-name="T94">Fig. 22</text:span></text:span><office:annotation office:name="__Fieldmark__4142_123346739"><dc:creator>Unknown Author</dc:creator><dc:date>2014-07-31T14:24:28</dc:date><text:list text:continue-numbering="true" text:style-name=""><text:list-item><text:p text:style-name="P183"><text:span text:style-name="T355">do text</text:span></text:p></text:list-item><text:list-item><text:p text:style-name="P183"><text:span text:style-name="T355">from <text:s text:c="28"/>document(at='%s/GOP_Fig_22.jpg' %(image_dir),anchor='paragraph',size=(10,6),sizeUnit='cm')</text:span></text:p></text:list-item></text:list></office:annotation></text:p>
      <text:p text:style-name="P105"><text:span text:style-name="T8">Figure </text:span><text:span text:style-name="T15">8</text:span><text:span text:style-name="T18">8</text:span><text:span text:style-name="T228">. Percentage of science-valid GOP 1-Hz sigma0 records over ocean and lakes relative to theory for each day in </text:span><text:span text:style-name="T228"><text:conditional-text text:condition="ooow:true" text:string-value-if-true="Report_Date" text:string-value-if-false="">Report_Date</text:conditional-text></text:span><text:span text:style-name="T228">. <text:s/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22"/>
      <text:p text:style-name="P22"/>
      <text:p text:style-name="P22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316">23</text:span><office:annotation-end office:name="__Fieldmark__86810_747770932"/></text:p>
      <text:p text:style-name="P33"><text:span text:style-name="Emphasis"><text:span text:style-name="T86">Figure </text:span></text:span><text:span text:style-name="Emphasis"><text:span text:style-name="T88">8</text:span></text:span><text:span text:style-name="Emphasis"><text:span text:style-name="T92">9</text:span></text:span><text:span text:style-name="Emphasis"><text:span text:style-name="T24">. </text:span></text:span><text:span text:style-name="Emphasis"><text:span text:style-name="T117">Geographical distribution of </text:span></text:span><text:span text:style-name="Emphasis"><text:span text:style-name="T123">science</text:span></text:span><text:span text:style-name="Emphasis"><text:span text:style-name="T117">-valid </text:span></text:span><text:span text:style-name="Emphasis"><text:span text:style-name="T123">GOP</text:span></text:span><text:span text:style-name="Emphasis"><text:span text:style-name="T117"> </text:span></text:span><text:span text:style-name="Emphasis"><text:span text:style-name="T124">sigma0</text:span></text:span><text:span text:style-name="Emphasis"><text:span text:style-name="T117"> data over ocean</text:span></text:span><text:span text:style-name="Emphasis"><text:span text:style-name="T118">s and lakes</text:span></text:span><text:span text:style-name="Emphasis"><text:span text:style-name="T117"> for </text:span></text:span><text:span text:style-name="Emphasis"><text:span text:style-name="T117"><text:conditional-text text:condition="ooow:true" text:string-value-if-true="Report_Date" text:string-value-if-false="">Report_Date</text:conditional-text></text:span></text:span><text:span text:style-name="Emphasis"><text:span text:style-name="T117">. </text:span></text:span><text:span text:style-name="Emphasis"><text:span text:style-name="T120">The statistical values shown in the table refer to the </text:span></text:span><text:span text:style-name="Emphasis"><text:span text:style-name="T124">sigma0</text:span></text:span><text:span text:style-name="Emphasis"><text:span text:style-name="T121"> </text:span></text:span><text:span text:style-name="Emphasis"><text:span text:style-name="T122">in m</text:span></text:span><text:span text:style-name="Emphasis"><text:span text:style-name="T120"> and are calculated separately for</text:span></text:span><text:span text:style-name="Emphasis"><text:span text:style-name="T139"> </text:span></text:span><text:span text:style-name="Emphasis"><text:span text:style-name="T140">LRM</text:span></text:span><text:span text:style-name="Emphasis"><text:span text:style-name="T139"> and </text:span></text:span><text:span text:style-name="Emphasis"><text:span text:style-name="T140">PLRM regions</text:span></text:span><text:span text:style-name="Emphasis"><text:span text:style-name="T139">.</text:span></text:span><text:span text:style-name="Emphasis"><text:span text:style-name="T120"> </text:span></text:span><text:span text:style-name="Emphasis"><text:span text:style-name="T141">Wmean and Wstd denote the spatial area-weighted average and its standard deviation. </text:span></text:span><text:span text:style-name="Emphasis"><text:span text:style-name="T120">Measurements taken over polar polygons have been excluded from the computation of the statistical values. The black lines mark the outer limit of the Arctic and Antarctic polar polygons.</text:span></text:span></text:p>
      <text:p text:style-name="P22"/>
      <text:p text:style-name="P22"/>
      <text:p text:style-name="P22"/>
      <text:p text:style-name="P22"/>
      <text:p text:style-name="P13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315">24</text:span><office:annotation-end office:name="__Fieldmark__86811_747770932"/></text:p>
      <text:p text:style-name="P22"><text:span text:style-name="Emphasis"><text:span text:style-name="T85">Figure </text:span></text:span><text:span text:style-name="Emphasis"><text:span text:style-name="T92">90</text:span></text:span><text:span text:style-name="Emphasis"><text:span text:style-name="T25">. Histogram of </text:span></text:span><text:span text:style-name="Emphasis"><text:span text:style-name="T53">science</text:span></text:span><text:span text:style-name="Emphasis"><text:span text:style-name="T26">-valid </text:span></text:span><text:span text:style-name="Emphasis"><text:span text:style-name="T54">GOP</text:span></text:span><text:span text:style-name="Emphasis"><text:span text:style-name="T25"> </text:span></text:span><text:span text:style-name="Emphasis"><text:span text:style-name="T55">sigma0</text:span></text:span><text:span text:style-name="Emphasis"><text:span text:style-name="T25"> </text:span></text:span><text:span text:style-name="Emphasis"><text:span text:style-name="T30">over oceans and lakes </text:span></text:span><text:span text:style-name="Emphasis"><text:span text:style-name="T35">for </text:span></text:span><text:span text:style-name="Emphasis"><text:span text:style-name="T39">LRM </text:span></text:span><text:span text:style-name="Emphasis"><text:span text:style-name="T43">(blue)</text:span></text:span><text:span text:style-name="Emphasis"><text:span text:style-name="T39"> and PLRM </text:span></text:span><text:span text:style-name="Emphasis"><text:span text:style-name="T43">(red)</text:span></text:span><text:span text:style-name="Emphasis"><text:span text:style-name="T25"> for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 </text:span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 Note that values </text:span></text:span><text:span text:style-name="Emphasis"><text:span text:style-name="T47">larger than 12 m</text:span></text:span><text:span text:style-name="Emphasis"><text:span text:style-name="T45"> are excluded from the histogram for the sake of readability but not from the computation of </text:span></text:span><text:span text:style-name="Emphasis"><text:span text:style-name="T306">μ</text:span></text:span><text:span text:style-name="Emphasis"><text:span text:style-name="T45"> and </text:span></text:span><text:span text:style-name="Emphasis"><text:span text:style-name="T306">σ.</text:span></text:span></text:p>
      <text:p text:style-name="P22"/>
      <text:p text:style-name="P76"><text:span text:style-name="Emphasis"><text:span text:style-name="T237"/></text:span></text:p>
      <text:p text:style-name="P22"/>
      <text:p text:style-name="P22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21">Fig. </text:span></text:span><text:span text:style-name="Emphasis"><text:span text:style-name="T81">2</text:span></text:span><text:span text:style-name="Emphasis"><text:span text:style-name="T83">5</text:span></text:span><office:annotation-end office:name="__Fieldmark__86812_747770932"/></text:p>
      <text:p text:style-name="P22"><text:soft-page-break/><text:span text:style-name="T9">Figure </text:span><text:span text:style-name="T17">9</text:span><text:span text:style-name="T18">1</text:span><text:span text:style-name="T229">. Geographical distribution of science-valid GOP 20-Hz sigma0 measurement noise over oceans and lakes for </text:span><text:span text:style-name="T229"><text:conditional-text text:condition="ooow:true" text:string-value-if-true="Report_Date" text:string-value-if-false="">Report_Date</text:conditional-text></text:span><text:span text:style-name="T229">. The statistical values shown in the table refer to the sigma0 noise and are calculated separately for</text:span><text:span text:style-name="Emphasis"><text:span text:style-name="T35"> </text:span></text:span><text:span text:style-name="Emphasis"><text:span text:style-name="T38">LRM</text:span></text:span><text:span text:style-name="Emphasis"><text:span text:style-name="T35"> and </text:span></text:span><text:span text:style-name="Emphasis"><text:span text:style-name="T38">PLRM regions</text:span></text:span><text:span text:style-name="Emphasis"><text:span text:style-name="T35">.</text:span></text:span><text:span text:style-name="T304"> Measurements taken over polar polygons have been excluded from the computation of the statistical values. The black lines mark the outer limit of the Arctic and Antarctic polar polygons.</text:span></text:p>
      <text:p text:style-name="P10"/>
      <text:p text:style-name="P10"/>
      <text:p text:style-name="P22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21">Fig. </text:span></text:span><text:span text:style-name="Emphasis"><text:span text:style-name="T81">2</text:span></text:span><text:span text:style-name="Emphasis"><text:span text:style-name="T83">6</text:span></text:span><office:annotation-end office:name="__Fieldmark__86813_747770932"/></text:p>
      <text:p text:style-name="P11"><text:span text:style-name="Default_20_Paragraph_20_Font"><text:span text:style-name="T84">Figure </text:span></text:span><text:span text:style-name="Default_20_Paragraph_20_Font"><text:span text:style-name="T91">9</text:span></text:span><text:span text:style-name="Default_20_Paragraph_20_Font"><text:span text:style-name="T92">2</text:span></text:span><text:span text:style-name="Default_20_Paragraph_20_Font"><text:span text:style-name="T23">. </text:span></text:span><text:span text:style-name="Default_20_Paragraph_20_Font"><text:span text:style-name="T52">Mean</text:span></text:span><text:span text:style-name="Default_20_Paragraph_20_Font"><text:span text:style-name="T23"> </text:span></text:span><text:span text:style-name="Default_20_Paragraph_20_Font"><text:span text:style-name="T33">s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55">sigma0</text:span></text:span><text:span text:style-name="Default_20_Paragraph_20_Font"><text:span text:style-name="T23"> noise </text:span></text:span><text:span text:style-name="Emphasis"><text:span text:style-name="T35">for </text:span></text:span><text:span text:style-name="Emphasis"><text:span text:style-name="T41">LRM</text:span></text:span><text:span text:style-name="Emphasis"><text:span text:style-name="T35"> (blue </text:span></text:span><text:span text:style-name="Emphasis"><text:span text:style-name="T37">dot</text:span></text:span><text:span text:style-name="Emphasis"><text:span text:style-name="T35">) and </text:span></text:span><text:span text:style-name="Emphasis"><text:span text:style-name="T41">PLRM</text:span></text:span><text:span text:style-name="Emphasis"><text:span text:style-name="T35"> (red </text:span></text:span><text:span text:style-name="Emphasis"><text:span text:style-name="T37">dot</text:span></text:span><text:span text:style-name="Emphasis"><text:span text:style-name="T35">).</text:span></text:span><text:span text:style-name="Emphasis"><text:span text:style-name="T31"> </text:span></text:span><text:span text:style-name="Emphasis"><text:span text:style-name="T37">T</text:span></text:span><text:span text:style-name="Emphasis"><text:span text:style-name="T31">he corresponding standard deviation (</text:span></text:span><text:span text:style-name="Emphasis"><text:span text:style-name="T37">blue </text:span></text:span><text:span text:style-name="Emphasis"><text:span text:style-name="T32">error bar </text:span></text:span><text:span text:style-name="Emphasis"><text:span text:style-name="T37">and thin red lines, respectively</text:span></text:span><text:span text:style-name="Emphasis"><text:span text:style-name="T31">) </text:span></text:span><text:span text:style-name="Emphasis"><text:span text:style-name="T24">for each day in </text:span></text:span><text:span text:style-name="Emphasis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24"> </text:span></text:span><text:span text:style-name="Emphasis"><text:span text:style-name="T37">is also shown</text:span></text:span><text:span text:style-name="Default_20_Paragraph_20_Font"><text:span text:style-name="T23">.</text:span></text:span></text:p>
      <text:p text:style-name="P11"/>
      <text:p text:style-name="P11"/>
      <text:p text:style-name="P11"/>
      <text:p text:style-name="P11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63">Fig. 2</text:span></text:span><text:span text:style-name="Default_20_Paragraph_20_Font"><text:span text:style-name="T67">7</text:span></text:span><office:annotation-end office:name="__Fieldmark__86814_747770932"/></text:p>
      <text:p text:style-name="P11"><text:span text:style-name="Default_20_Paragraph_20_Font"><text:span text:style-name="T84">Figure </text:span></text:span><text:span text:style-name="Default_20_Paragraph_20_Font"><text:span text:style-name="T91">9</text:span></text:span><text:span text:style-name="Default_20_Paragraph_20_Font"><text:span text:style-name="T92">3</text:span></text:span><text:span text:style-name="Default_20_Paragraph_20_Font"><text:span text:style-name="T23">. </text:span></text:span><text:span text:style-name="Default_20_Paragraph_20_Font"><text:span text:style-name="T62">S</text:span></text:span><text:span text:style-name="Default_20_Paragraph_20_Font"><text:span text:style-name="T48">cience-valid </text:span></text:span><text:span text:style-name="Default_20_Paragraph_20_Font"><text:span text:style-name="T52">GOP</text:span></text:span><text:span text:style-name="Default_20_Paragraph_20_Font"><text:span text:style-name="T33"> </text:span></text:span><text:span text:style-name="Default_20_Paragraph_20_Font"><text:span text:style-name="T48">20-Hz </text:span></text:span><text:span text:style-name="Default_20_Paragraph_20_Font"><text:span text:style-name="T63">sigma0</text:span></text:span><text:span text:style-name="Default_20_Paragraph_20_Font"><text:span text:style-name="T23"> noise </text:span></text:span><text:span text:style-name="Default_20_Paragraph_20_Font"><text:span text:style-name="T48">as a function of distance from the coast </text:span></text:span><text:span text:style-name="Default_20_Paragraph_20_Font"><text:span text:style-name="T52">for PLRM (top panel) and LRM (bottom panel)</text:span></text:span><text:span text:style-name="Default_20_Paragraph_20_Font"><text:span text:style-name="T48"> for </text:span></text:span><text:span text:style-name="Default_20_Paragraph_20_Font"><text:span text:style-name="T49"><text:conditional-text text:condition="ooow:true" text:string-value-if-true="Report_Date" text:string-value-if-false="">Report_Date</text:conditional-text></text:span></text:span><text:span text:style-name="Emphasis"><text:span text:style-name="T35">.</text:span></text:span><text:span text:style-name="Emphasis"><text:span text:style-name="T31"> </text:span></text:span><text:span text:style-name="Emphasis"><text:span text:style-name="T48">Noise values have been calculated as the </text:span></text:span><text:span text:style-name="Emphasis"><text:span text:style-name="T62">median of the</text:span></text:span><text:span text:style-name="Emphasis"><text:span text:style-name="T48"> absolute value of the difference between consecutive 20-Hz records.</text:span></text:span></text:p>
      <text:p text:style-name="P22"/>
      <text:p text:style-name="P75"><text:span text:style-name="Emphasis"><text:span text:style-name="T243">3</text:span></text:span><text:span text:style-name="Emphasis"><text:span text:style-name="T236">.</text:span></text:span><text:span text:style-name="Emphasis"><text:span text:style-name="T244">8</text:span></text:span><text:span text:style-name="Emphasis"><text:span text:style-name="T236">. </text:span></text:span><text:span text:style-name="Emphasis"><text:span text:style-name="T242">W</text:span></text:span><text:span text:style-name="Emphasis"><text:span text:style-name="T240">ind speed</text:span></text:span><text:span text:style-name="Emphasis"><text:span text:style-name="T239"> coverage and validity</text:span></text:span></text:p>
      <text:p text:style-name="P22"/>
      <text:p text:style-name="P11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61">Parameter</text:p>
          </table:table-cell>
          <table:table-cell table:style-name="Table24.A1" office:value-type="string">
            <text:p text:style-name="P61">Min threshold</text:p>
          </table:table-cell>
          <table:table-cell table:style-name="Table24.A1" office:value-type="string">
            <text:p text:style-name="P61">Max threshold</text:p>
          </table:table-cell>
          <table:table-cell table:style-name="Table24.D1" office:value-type="string">
            <text:p text:style-name="P65">Percentage edited</text:p>
          </table:table-cell>
        </table:table-row>
        <table:table-row>
          <table:table-cell table:style-name="Table24.A2" office:value-type="string">
            <text:p text:style-name="P68">Flagged as bad</text:p>
          </table:table-cell>
          <table:table-cell table:style-name="Table24.B2" office:value-type="string">
            <text:p text:style-name="P52">-</text:p>
          </table:table-cell>
          <table:table-cell table:style-name="Table24.C2" office:value-type="string">
            <text:p text:style-name="P54">-</text:p>
          </table:table-cell>
          <table:table-cell table:style-name="Table24.D2" office:value-type="string">
            <text:p text:style-name="P56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67">Altimeter wind speed</text:p>
          </table:table-cell>
          <table:table-cell table:style-name="Table24.B3" office:value-type="string">
            <text:p text:style-name="P53">0 m/s</text:p>
          </table:table-cell>
          <table:table-cell table:style-name="Table24.C3" office:value-type="string">
            <text:p text:style-name="P55">30 m/s</text:p>
          </table:table-cell>
          <table:table-cell table:style-name="Table24.D3" office:value-type="string">
            <text:p text:style-name="P50"><text:conditional-text text:condition="ooow:true" text:string-value-if-true="editWspGOP" text:string-value-if-false="">editWspGOP</text:conditional-text>%</text:p>
          </table:table-cell>
        </table:table-row>
      </table:table>
      <text:p text:style-name="P79"><text:span text:style-name="T281">Table </text:span><text:span text:style-name="T282">1</text:span><text:span text:style-name="T283">5</text:span>. <text:span text:style-name="T285">Editing criteria. </text:span><text:span text:style-name="T301">The percentage of “flagged</text:span><text:span text:style-name="T302"> as bad” re</text:span><text:span text:style-name="T320">fers to records that </text:span><text:span text:style-name="T321">have been flagged as bad by either </text:span><text:span text:style-name="T324">the average status flag or the measurement confidence flag. Such percentage is computed only for </text:span><text:span text:style-name="T322">records over oceans/lakes and outside polar regions. </text:span><text:span text:style-name="T323">All other percentages refer to the percentage of flag-valid records that have been rejected by the corresponding criteria.</text:span></text:p>
      <text:p text:style-name="P22"/>
      <text:p text:style-name="P22"/>
      <text:p text:style-name="P22"><text:span text:style-name="Emphasis"><text:span text:style-name="T94">Fig. 28</text:span></text:span><office:annotation office:name="__Fieldmark__4142_123346739"><dc:creator>Unknown Author</dc:creator><dc:date>2014-07-31T14:24:28</dc:date><text:list text:continue-numbering="true" text:style-name=""><text:list-item><text:p text:style-name="P183"><text:span text:style-name="T355">do text</text:span></text:p></text:list-item><text:list-item><text:p text:style-name="P183"><text:span text:style-name="T355">from <text:s text:c="28"/>document(at='%s/GOP_Fig_28.jpg' %(image_dir),anchor='paragraph',size=(10,6),sizeUnit='cm')</text:span></text:p></text:list-item></text:list></office:annotation></text:p>
      <text:p text:style-name="P105"><text:soft-page-break/><text:span text:style-name="T8">Figure </text:span><text:span text:style-name="T17">9</text:span><text:span text:style-name="T18">4</text:span><text:span text:style-name="T228">. Percentage of science-valid GOP 1-Hz wind records over ocean and lakes relative to theory for each day in </text:span><text:span text:style-name="T228"><text:conditional-text text:condition="ooow:true" text:string-value-if-true="Report_Date" text:string-value-if-false="">Report_Date</text:conditional-text></text:span><text:span text:style-name="T228">. <text:s/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22"/>
      <text:p text:style-name="P22"/>
      <text:p text:style-name="P22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314">29</text:span><office:annotation-end office:name="__Fieldmark__86815_747770932"/></text:p>
      <text:p text:style-name="P33"><text:span text:style-name="Emphasis"><text:span text:style-name="T86">Figure </text:span></text:span><text:span text:style-name="Emphasis"><text:span text:style-name="T91">9</text:span></text:span><text:span text:style-name="Emphasis"><text:span text:style-name="T92">5</text:span></text:span><text:span text:style-name="Emphasis"><text:span text:style-name="T24">. </text:span></text:span><text:span text:style-name="Emphasis"><text:span text:style-name="T117">Geographical distribution of </text:span></text:span><text:span text:style-name="Emphasis"><text:span text:style-name="T123">science</text:span></text:span><text:span text:style-name="Emphasis"><text:span text:style-name="T117">-valid </text:span></text:span><text:span text:style-name="Emphasis"><text:span text:style-name="T123">GOP</text:span></text:span><text:span text:style-name="Emphasis"><text:span text:style-name="T117"> </text:span></text:span><text:span text:style-name="Emphasis"><text:span text:style-name="T125">wind</text:span></text:span><text:span text:style-name="Emphasis"><text:span text:style-name="T117"> data over ocean</text:span></text:span><text:span text:style-name="Emphasis"><text:span text:style-name="T118">s and lakes</text:span></text:span><text:span text:style-name="Emphasis"><text:span text:style-name="T117"> for </text:span></text:span><text:span text:style-name="Emphasis"><text:span text:style-name="T117"><text:conditional-text text:condition="ooow:true" text:string-value-if-true="Report_Date" text:string-value-if-false="">Report_Date</text:conditional-text></text:span></text:span><text:span text:style-name="Emphasis"><text:span text:style-name="T117">. </text:span></text:span><text:span text:style-name="Emphasis"><text:span text:style-name="T120">The statistical values shown in the table refer to the </text:span></text:span><text:span text:style-name="Emphasis"><text:span text:style-name="T125">wind</text:span></text:span><text:span text:style-name="Emphasis"><text:span text:style-name="T121"> </text:span></text:span><text:span text:style-name="Emphasis"><text:span text:style-name="T122">in m</text:span></text:span><text:span text:style-name="Emphasis"><text:span text:style-name="T120"> and are calculated separately for</text:span></text:span><text:span text:style-name="Emphasis"><text:span text:style-name="T139"> </text:span></text:span><text:span text:style-name="Emphasis"><text:span text:style-name="T140">LRM</text:span></text:span><text:span text:style-name="Emphasis"><text:span text:style-name="T139"> and </text:span></text:span><text:span text:style-name="Emphasis"><text:span text:style-name="T140">PLRM regions</text:span></text:span><text:span text:style-name="Emphasis"><text:span text:style-name="T139">. </text:span></text:span><text:span text:style-name="Emphasis"><text:span text:style-name="T141">Wmean and Wstd denote the spatial area-weighted average and its standard deviation.</text:span></text:span><text:span text:style-name="Emphasis"><text:span text:style-name="T120"> Measurements taken over polar polygons have been excluded from the computation of the statistical values. The black lines mark the outer limit of the Arctic and Antarctic polar polygons.</text:span></text:span></text:p>
      <text:p text:style-name="P22"/>
      <text:p text:style-name="P22"/>
      <text:p text:style-name="P22"/>
      <text:p text:style-name="P22"/>
      <text:p text:style-name="P13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333">30</text:span><office:annotation-end office:name="__Fieldmark__86816_747770932"/></text:p>
      <text:p text:style-name="P22"><text:span text:style-name="Emphasis"><text:span text:style-name="T85">Figure </text:span></text:span><text:span text:style-name="Emphasis"><text:span text:style-name="T88">9</text:span></text:span><text:span text:style-name="Emphasis"><text:span text:style-name="T92">6</text:span></text:span><text:span text:style-name="Emphasis"><text:span text:style-name="T25">. Histogram of </text:span></text:span><text:span text:style-name="Emphasis"><text:span text:style-name="T53">science</text:span></text:span><text:span text:style-name="Emphasis"><text:span text:style-name="T26">-valid </text:span></text:span><text:span text:style-name="Emphasis"><text:span text:style-name="T54">GOP</text:span></text:span><text:span text:style-name="Emphasis"><text:span text:style-name="T25"> </text:span></text:span><text:span text:style-name="Emphasis"><text:span text:style-name="T56">wind</text:span></text:span><text:span text:style-name="Emphasis"><text:span text:style-name="T25"> </text:span></text:span><text:span text:style-name="Emphasis"><text:span text:style-name="T30">over oceans and lakes </text:span></text:span><text:span text:style-name="Emphasis"><text:span text:style-name="T35">for </text:span></text:span><text:span text:style-name="Emphasis"><text:span text:style-name="T39">LRM </text:span></text:span><text:span text:style-name="Emphasis"><text:span text:style-name="T43">(blue)</text:span></text:span><text:span text:style-name="Emphasis"><text:span text:style-name="T39"> and PLRM </text:span></text:span><text:span text:style-name="Emphasis"><text:span text:style-name="T43">(red)</text:span></text:span><text:span text:style-name="Emphasis"><text:span text:style-name="T25"> for </text:span></text:span><text:span text:style-name="Emphasis"><text:span text:style-name="T25"><text:conditional-text text:condition="ooow:true" text:string-value-if-true="Report_Date" text:string-value-if-false="">Report_Date</text:conditional-text></text:span></text:span><text:span text:style-name="Emphasis"><text:span text:style-name="T25">. </text:span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 Note that values </text:span></text:span><text:span text:style-name="Emphasis"><text:span text:style-name="T47">larger than 12 m</text:span></text:span><text:span text:style-name="Emphasis"><text:span text:style-name="T45"> are excluded from the histogram for the sake of readability but not from the computation of </text:span></text:span><text:span text:style-name="Emphasis"><text:span text:style-name="T306">μ</text:span></text:span><text:span text:style-name="Emphasis"><text:span text:style-name="T45"> and </text:span></text:span><text:span text:style-name="Emphasis"><text:span text:style-name="T306">σ.</text:span></text:span></text:p>
      <text:p text:style-name="P22"/>
      <text:p text:style-name="P25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12"><text:span text:style-name="Emphasis"><text:span text:style-name="T89">Figure </text:span></text:span><text:span text:style-name="Emphasis"><text:span text:style-name="T91">9</text:span></text:span><text:span text:style-name="Emphasis"><text:span text:style-name="T92">7</text:span></text:span><text:span text:style-name="Emphasis"><text:span text:style-name="T64">. Scatter plot of the science-valid </text:span></text:span><text:span text:style-name="Emphasis"><text:span text:style-name="T71">G</text:span></text:span><text:span text:style-name="Emphasis"><text:span text:style-name="T64">OP </text:span></text:span><text:span text:style-name="Emphasis"><text:span text:style-name="T71">wind speed</text:span></text:span><text:span text:style-name="Emphasis"><text:span text:style-name="T64"> </text:span></text:span><text:span text:style-name="Emphasis"><text:span text:style-name="T65">at the two nearest points outside (</text:span></text:span><text:span text:style-name="Emphasis"><text:span text:style-name="T68">LRM, </text:span></text:span><text:span text:style-name="Emphasis"><text:span text:style-name="T65">x-axis) and inside (</text:span></text:span><text:span text:style-name="Emphasis"><text:span text:style-name="T68">PLRM, </text:span></text:span><text:span text:style-name="Emphasis"><text:span text:style-name="T65">y-axis)</text:span></text:span><text:span text:style-name="Emphasis"><text:span text:style-name="T64"> the </text:span></text:span><text:span text:style-name="Emphasis"><text:span text:style-name="T65">Pacific SAR mode box for each pass.</text:span></text:span><text:span text:style-name="Emphasis"><text:span text:style-name="T64"> </text:span></text:span><text:span text:style-name="Emphasis"><text:span text:style-name="T68">The RMS of the differences is </text:span></text:span><text:span text:style-name="Emphasis"><text:span text:style-name="T68"><text:conditional-text text:condition="ooow:true" text:string-value-if-true="rmsEdge_wspGOP" text:string-value-if-false="">rmsEdge_wspGOP</text:conditional-text></text:span></text:span><text:span text:style-name="Emphasis"><text:span text:style-name="T68"> </text:span></text:span><text:span text:style-name="Emphasis"><text:span text:style-name="T72">c</text:span></text:span><text:span text:style-name="Emphasis"><text:span text:style-name="T68">m/</text:span></text:span><text:span text:style-name="Emphasis"><text:span text:style-name="T70">s</text:span></text:span><text:span text:style-name="Emphasis"><text:span text:style-name="T68"> for the pairs shown in the figure as compared to </text:span></text:span><text:span text:style-name="Emphasis"><text:span text:style-name="T69">a RMS of</text:span></text:span><text:span text:style-name="Emphasis"><text:span text:style-name="T68"> </text:span></text:span><text:span text:style-name="Emphasis"><text:span text:style-name="T68"><text:conditional-text text:condition="ooow:true" text:string-value-if-true="rmsOut_wspGOP" text:string-value-if-false="">rmsOut_wspGOP</text:conditional-text></text:span></text:span><text:span text:style-name="Emphasis"><text:span text:style-name="T68"> </text:span></text:span><text:span text:style-name="Emphasis"><text:span text:style-name="T72">c</text:span></text:span><text:span text:style-name="Emphasis"><text:span text:style-name="T68">m/</text:span></text:span><text:span text:style-name="Emphasis"><text:span text:style-name="T70">s</text:span></text:span><text:span text:style-name="Emphasis"><text:span text:style-name="T68"> for the differences between such outside points and their respective nearest neighbour </text:span></text:span><text:span text:style-name="Emphasis"><text:span text:style-name="T69">also outside the box in the LRM region.</text:span></text:span></text:p>
      <text:p text:style-name="P22"/>
      <text:p text:style-name="P22"/>
      <text:p text:style-name="P75"><text:span text:style-name="Emphasis"><text:span text:style-name="T243">3</text:span></text:span><text:span text:style-name="Emphasis"><text:span text:style-name="T236">.</text:span></text:span><text:span text:style-name="Emphasis"><text:span text:style-name="T244">9</text:span></text:span><text:span text:style-name="Emphasis"><text:span text:style-name="T236">. </text:span></text:span><text:span text:style-name="Emphasis"><text:span text:style-name="T242">M</text:span></text:span><text:span text:style-name="Emphasis"><text:span text:style-name="T241">ispointing</text:span></text:span><text:span text:style-name="Emphasis"><text:span text:style-name="T239"> coverage and validity</text:span></text:span></text:p>
      <text:p text:style-name="P22"><text:span text:style-name="Default_20_Paragraph_20_Font"><text:span text:style-name="T29"/></text:span></text:p>
      <text:p text:style-name="P22"><text:span text:style-name="Emphasis"><text:span text:style-name="T94">Fig. 32</text:span></text:span><office:annotation office:name="__Fieldmark__4142_123346739"><dc:creator>Unknown Author</dc:creator><dc:date>2014-07-31T14:24:28</dc:date><text:list text:continue-numbering="true" text:style-name=""><text:list-item><text:p text:style-name="P183"><text:span text:style-name="T355">do text</text:span></text:p></text:list-item><text:list-item><text:p text:style-name="P183"><text:span text:style-name="T355">from <text:s text:c="28"/>document(at='%s/GOP_Fig_32.jpg' %(image_dir),anchor='paragraph',size=(10,6),sizeUnit='cm')</text:span></text:p></text:list-item></text:list></office:annotation></text:p>
      <text:p text:style-name="P105"><text:span text:style-name="T8">Figure </text:span><text:span text:style-name="T15">9</text:span><text:span text:style-name="T18">8</text:span><text:span text:style-name="T228">. Percentage of science-valid GOP 1-Hz mispointing records over ocean and lakes relative to theory for each day in </text:span><text:span text:style-name="T228"><text:conditional-text text:condition="ooow:true" text:string-value-if-true="Report_Date" text:string-value-if-false="">Report_Date</text:conditional-text></text:span><text:span text:style-name="T228">. <text:s/></text:span><text:span text:style-name="Emphasis"><text:span text:style-name="T45">The mean (</text:span></text:span><text:span text:style-name="Emphasis"><text:span text:style-name="T306">μ</text:span></text:span><text:span text:style-name="Emphasis"><text:span text:style-name="T45">) and standard deviation (</text:span></text:span><text:span text:style-name="Emphasis"><text:span text:style-name="T306">σ</text:span></text:span><text:span text:style-name="Emphasis"><text:span text:style-name="T309">)</text:span></text:span><text:span text:style-name="Emphasis"><text:span text:style-name="T45"> are also shown.</text:span></text:span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317">33</text:span><office:annotation-end office:name="__Fieldmark__87483_747770932"/></text:p>
      <text:p text:style-name="P26"/>
      <text:p text:style-name="P27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34"><text:span text:style-name="Emphasis"><text:span text:style-name="T86">Figure </text:span></text:span><text:span text:style-name="Emphasis"><text:span text:style-name="T88">9</text:span></text:span><text:span text:style-name="Emphasis"><text:span text:style-name="T92">9</text:span></text:span><text:span text:style-name="Emphasis"><text:span text:style-name="T24">. </text:span></text:span><text:span text:style-name="Emphasis"><text:span text:style-name="T117">Geographical distribution of </text:span></text:span><text:span text:style-name="Emphasis"><text:span text:style-name="T123">science</text:span></text:span><text:span text:style-name="Emphasis"><text:span text:style-name="T117">-valid </text:span></text:span><text:span text:style-name="Emphasis"><text:span text:style-name="T123">GOP</text:span></text:span><text:span text:style-name="Emphasis"><text:span text:style-name="T117"> </text:span></text:span><text:span text:style-name="Emphasis"><text:span text:style-name="T126">mispointing</text:span></text:span><text:span text:style-name="Emphasis"><text:span text:style-name="T117"> data over ocean</text:span></text:span><text:span text:style-name="Emphasis"><text:span text:style-name="T118">s and lakes </text:span></text:span><text:span text:style-name="Emphasis"><text:span text:style-name="T127">f</text:span></text:span><text:span text:style-name="Emphasis"><text:span text:style-name="T117">or ascending (top) and descending (bottom) passes for </text:span></text:span><text:span text:style-name="Emphasis"><text:span text:style-name="T117"><text:conditional-text text:condition="ooow:true" text:string-value-if-true="Report_Date" text:string-value-if-false="">Report_Date</text:conditional-text></text:span></text:span><text:span text:style-name="Emphasis"><text:span text:style-name="T117">. </text:span></text:span><text:span text:style-name="Emphasis"><text:span text:style-name="T128">The statistical values shown in the table refer to the mispointing in 10</text:span></text:span><text:span text:style-name="Emphasis"><text:span text:style-name="T138">-2</text:span></text:span><text:span text:style-name="Emphasis"><text:span text:style-name="T128"> deg</text:span></text:span><text:span text:style-name="Emphasis"><text:span text:style-name="T138">2</text:span></text:span><text:span text:style-name="Emphasis"><text:span text:style-name="T128">.</text:span></text:span></text:p>
      <text:p text:style-name="P22"/>
      <text:p text:style-name="P22"/>
      <text:p text:style-name="P22"/>
      <text:p text:style-name="P22"/>
      <text:p text:style-name="P13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317">34</text:span><office:annotation-end office:name="__Fieldmark__87484_747770932"/></text:p>
      <text:p text:style-name="P118"><text:span text:style-name="Emphasis"><text:span text:style-name="T97">Figure </text:span></text:span><text:span text:style-name="Emphasis"><text:span text:style-name="T99">100</text:span></text:span><text:span text:style-name="Emphasis"><text:span text:style-name="T102">. Histogram of </text:span></text:span><text:span text:style-name="Emphasis"><text:span text:style-name="T103">science</text:span></text:span><text:span text:style-name="Emphasis"><text:span text:style-name="T104">-valid </text:span></text:span><text:span text:style-name="Emphasis"><text:span text:style-name="T105">GOP</text:span></text:span><text:span text:style-name="Emphasis"><text:span text:style-name="T102"> </text:span></text:span><text:span text:style-name="Emphasis"><text:span text:style-name="T106">mispointing</text:span></text:span><text:span text:style-name="Emphasis"><text:span text:style-name="T102"> </text:span></text:span><text:span text:style-name="Emphasis"><text:span text:style-name="T107">over oceans and lakes </text:span></text:span><text:span text:style-name="Emphasis"><text:span text:style-name="T108">for </text:span></text:span><text:span text:style-name="Emphasis"><text:span text:style-name="T109">LRM </text:span></text:span><text:span text:style-name="Emphasis"><text:span text:style-name="T110">(blue)</text:span></text:span><text:span text:style-name="Emphasis"><text:span text:style-name="T109"> and PLRM </text:span></text:span><text:span text:style-name="Emphasis"><text:span text:style-name="T110">(red)</text:span></text:span><text:span text:style-name="Emphasis"><text:span text:style-name="T102"> for </text:span></text:span><text:span text:style-name="Emphasis"><text:span text:style-name="T102"><text:conditional-text text:condition="ooow:true" text:string-value-if-true="Report_Date" text:string-value-if-false="">Report_Date</text:conditional-text></text:span></text:span><text:span text:style-name="Emphasis"><text:span text:style-name="T102">. </text:span></text:span><text:span text:style-name="Emphasis"><text:span text:style-name="T111">The mean (</text:span></text:span><text:span text:style-name="Emphasis"><text:span text:style-name="T213">μ</text:span></text:span><text:span text:style-name="Emphasis"><text:span text:style-name="T111">) and standard deviation (</text:span></text:span><text:span text:style-name="Emphasis"><text:span text:style-name="T213">σ</text:span></text:span><text:span text:style-name="Emphasis"><text:span text:style-name="T214">)</text:span></text:span><text:span text:style-name="Emphasis"><text:span text:style-name="T111"> are also shown. Note that values </text:span></text:span><text:span text:style-name="Emphasis"><text:span text:style-name="T112">larger than 12 m</text:span></text:span><text:span text:style-name="Emphasis"><text:span text:style-name="T111"> are excluded from the histogram for the sake of readability but not from the computation of </text:span></text:span><text:span text:style-name="Emphasis"><text:span text:style-name="T213">μ</text:span></text:span><text:span text:style-name="Emphasis"><text:span text:style-name="T111"> and </text:span></text:span><text:span text:style-name="Emphasis"><text:span text:style-name="T213">σ.</text:span></text:span></text:p>
      <text:p text:style-name="P142"/>
      <text:list xml:id="list124828512804581" text:continue-list="list2650646450997885664" text:style-name="Outline">
        <text:list-item>
          <text:p text:style-name="P169"><text:span text:style-name="T330">GOP </text:span><text:span text:style-name="T331">validation</text:span></text:p>
        </text:list-item>
      </text:list>
      <text:p text:style-name="P89"><text:span text:style-name="Emphasis"><text:span text:style-name="T217">4</text:span></text:span><text:span text:style-name="Emphasis"><text:span text:style-name="T216">.1. </text:span></text:span><text:span text:style-name="Emphasis"><text:span text:style-name="T217">Validation against in situ measurements and models</text:span></text:span></text:p>
      <text:p text:style-name="P89"><text:span text:style-name="Emphasis"><text:span text:style-name="T217"/></text:span></text:p>
      <text:p text:style-name="P146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143"><text:span text:style-name="Emphasis"><text:span text:style-name="T97">Figure </text:span></text:span><text:span text:style-name="Emphasis"><text:span text:style-name="T98">10</text:span></text:span><text:span text:style-name="Emphasis"><text:span text:style-name="T99">1</text:span></text:span><text:span text:style-name="Emphasis"><text:span text:style-name="T102">. </text:span></text:span><text:span text:style-name="Emphasis"><text:span text:style-name="T113">Location of the tide gauge stations used in the validation of GOP SS</text:span></text:span><text:span text:style-name="Emphasis"><text:span text:style-name="T114">H. Red dots </text:span></text:span><text:span text:style-name="Emphasis"><text:span text:style-name="T115">denote stations that have good ties with a nearby GPS stations and have been used in the absolute validation </text:span></text:span><text:span text:style-name="Emphasis"><text:span text:style-name="T116">(numbers are used as labels to identify such tide gauges).</text:span>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Emphasis"><text:span text:style-name="T217"/></text:span></text:p>
      <text:p text:style-name="P90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197">1.</text:span></text:span><text:span text:style-name="Emphasis"><text:span text:style-name="T186"> Absolute validation </text:span></text:span><text:span text:style-name="Emphasis"><text:span text:style-name="T197">of GOP SSH</text:span></text:span><text:span text:style-name="Emphasis"><text:span text:style-name="T186"> against selected tide gauges</text:span></text:span></text:p>
      <text:p text:style-name="P100"/>
      <text:p text:style-name="P147"><office:annotation office:name="__Fieldmark__84683_486730305"><dc:creator>Unknown Author</dc:creator><dc:date>2016-01-13T15:24:0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Fig. 102<office:annotation-end office:name="__Fieldmark__84683_486730305"/></text:p>
      <text:p text:style-name="P144"><text:span text:style-name="Emphasis"><text:span text:style-name="T206">Figure </text:span></text:span><text:span text:style-name="Emphasis"><text:span text:style-name="T207">10</text:span></text:span><text:span text:style-name="Emphasis"><text:span text:style-name="T208">2</text:span></text:span><text:span text:style-name="Emphasis"><text:span text:style-name="T143">. </text:span></text:span><text:span text:style-name="Emphasis"><text:span text:style-name="T146">Mean d</text:span></text:span><text:span text:style-name="Emphasis"><text:span text:style-name="T145">ifference in cm between the GOP SSH from CryoSat-2 and the ellipsoidal heights at 9 tide gauge stations (La </text:span></text:span><text:span text:style-name="T335">Coruña, </text:span><text:span text:style-name="T336">Spring Bay,</text:span><text:span text:style-name="T335"> </text:span><text:span text:style-name="T336">Marseille, Ponta Delgada, Chichijima, Virginia Key, and Funafuti) </text:span><text:span text:style-name="T337">over the period April 2014 to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44">. </text:span></text:span><text:span text:style-name="Emphasis"><text:span text:style-name="T163">The numbers correspond to those used in Figure 100 to identify the tide gauge stations.</text:span></text:span></text:p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91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197">2.</text:span></text:span><text:span text:style-name="Emphasis"><text:span text:style-name="T186"> </text:span></text:span><text:span text:style-name="Emphasis"><text:span text:style-name="T197">V</text:span></text:span><text:span text:style-name="Emphasis"><text:span text:style-name="T186">alidation </text:span></text:span><text:span text:style-name="Emphasis"><text:span text:style-name="T197">of GOP SSH anomaly</text:span></text:span><text:span text:style-name="Emphasis"><text:span text:style-name="T186"> against tide gauges</text:span></text:span></text:p>
      <text:p text:style-name="P81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343">Fig. 102a</text:span><office:annotation-end office:name="__Fieldmark__61877_1797494422"/></text:p>
      <text:p text:style-name="P81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343">b</text:span><office:annotation-end office:name="__Fieldmark__13883_1073552886"/></text:p>
      <text:p text:style-name="P128"><text:span text:style-name="Emphasis"><text:span text:style-name="T187">Figure </text:span></text:span><text:span text:style-name="Emphasis"><text:span text:style-name="T188">10</text:span></text:span><text:span text:style-name="Emphasis"><text:span text:style-name="T196">3</text:span></text:span><text:span text:style-name="Emphasis"><text:span text:style-name="T143">. </text:span></text:span><text:span text:style-name="Emphasis"><text:span text:style-name="T146">Map showing the correlation between the GOP SSH anomaly and the sea level from tide gauge record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46"> </text:span></text:span><text:span text:style-name="Emphasis"><text:span text:style-name="T151">for the cases with (top) and without (bottom) the tidal component</text:span></text:span><text:span text:style-name="Emphasis"><text:span text:style-name="T144">. </text:span></text:span><text:span text:style-name="Emphasis"><text:span text:style-name="T147">For this comparison the atmospheric component </text:span></text:span><text:span text:style-name="Emphasis"><text:span text:style-name="T148">has not been subtracted. </text:span></text:span><text:span text:style-name="Emphasis"><text:span text:style-name="T165">Empty dots denote statistically non-significant correlation.</text:span></text:span></text:p>
      <text:p text:style-name="P119"/>
      <text:p text:style-name="P136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344">a</text:span><office:annotation-end office:name="__Fieldmark__67126_1797494422"/></text:p>
      <text:p text:style-name="P136"/>
      <text:p text:style-name="P80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342">3b</text:span><office:annotation-end office:name="__Fieldmark__63372_1797494422"/></text:p>
      <text:p text:style-name="P129"><text:span text:style-name="Emphasis"><text:span text:style-name="T187">Figure </text:span></text:span><text:span text:style-name="Emphasis"><text:span text:style-name="T188">10</text:span></text:span><text:span text:style-name="Emphasis"><text:span text:style-name="T196">4</text:span></text:span><text:span text:style-name="Emphasis"><text:span text:style-name="T143">. </text:span></text:span><text:span text:style-name="Emphasis"><text:span text:style-name="T146">Map showing the </text:span></text:span><text:span text:style-name="Emphasis"><text:span text:style-name="T148">RMS difference</text:span></text:span><text:span text:style-name="Emphasis"><text:span text:style-name="T146"> between the GOP SSH anomaly and the sea level from tide gauge record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46"> </text:span></text:span><text:span text:style-name="Emphasis"><text:span text:style-name="T151">for the cases with (top) and without (bottom) the tidal component</text:span></text:span><text:span text:style-name="Emphasis"><text:span text:style-name="T144">. </text:span></text:span><text:span text:style-name="Emphasis"><text:span text:style-name="T147">For this comparison the atmospheric component </text:span></text:span><text:span text:style-name="Emphasis"><text:span text:style-name="T148">has not been subtracted.</text:span></text:span></text:p>
      <text:p text:style-name="P120"/>
      <text:p text:style-name="P140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160"/>
      <text:p text:style-name="P160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129"><text:span text:style-name="Emphasis"><text:span text:style-name="T187">Figure </text:span></text:span><text:span text:style-name="Emphasis"><text:span text:style-name="T188">10</text:span></text:span><text:span text:style-name="Emphasis"><text:span text:style-name="T196">5</text:span></text:span><text:span text:style-name="Emphasis"><text:span text:style-name="T143">. </text:span></text:span><text:span text:style-name="Emphasis"><text:span text:style-name="T146">Map showing the </text:span></text:span><text:span text:style-name="Emphasis"><text:span text:style-name="T164">normalized</text:span></text:span><text:span text:style-name="Emphasis"><text:span text:style-name="T146"> </text:span></text:span><text:span text:style-name="Emphasis"><text:span text:style-name="T148">RMS difference </text:span></text:span><text:span text:style-name="Emphasis"><text:span text:style-name="T164">(i.e., the RMS divided by the standard deviation of the tide gauge record)</text:span></text:span><text:span text:style-name="Emphasis"><text:span text:style-name="T146"> between the GOP SSH anomaly and the sea level from tide gauge record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46"> </text:span></text:span><text:span text:style-name="Emphasis"><text:span text:style-name="T151">for the cases with (top) and without (bottom) the tidal component</text:span></text:span><text:span text:style-name="Emphasis"><text:span text:style-name="T144">. </text:span></text:span><text:span text:style-name="Emphasis"><text:span text:style-name="T147">For this comparison the atmospheric component </text:span></text:span><text:span text:style-name="Emphasis"><text:span text:style-name="T148">has not been subtracted.</text:span></text:span></text:p>
      <text:p text:style-name="P120"/>
      <text:p text:style-name="P136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345">5</text:span>a<office:annotation-end office:name="__Fieldmark__67127_1797494422"/></text:p>
      <text:p text:style-name="P154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345">5b</text:span><office:annotation-end office:name="__Fieldmark__64122_1797494422"/></text:p>
      <text:p text:style-name="P120"><text:span text:style-name="Emphasis"><text:span text:style-name="T187">Figure </text:span></text:span><text:span text:style-name="Emphasis"><text:span text:style-name="T188">10</text:span></text:span><text:span text:style-name="Emphasis"><text:span text:style-name="T196">6</text:span></text:span><text:span text:style-name="Emphasis"><text:span text:style-name="T143">. </text:span></text:span><text:span text:style-name="Emphasis"><text:span text:style-name="T149">Comparison of the GOP SSH anomaly and the sea level at the Chatham tide gauge for the cases with (top) and without (bottom) </text:span></text:span><text:span text:style-name="Emphasis"><text:span text:style-name="T150">the tid</text:span></text:span><text:span text:style-name="Emphasis"><text:span text:style-name="T151">al</text:span></text:span><text:span text:style-name="Emphasis"><text:span text:style-name="T150"> component. </text:span></text:span><text:span text:style-name="Emphasis"><text:span text:style-name="T147">For this comparison the atmospheric component </text:span></text:span><text:span text:style-name="Emphasis"><text:span text:style-name="T148">has not been subtracted</text:span></text:span></text:p>
      <text:p text:style-name="P120"/>
      <text:p text:style-name="P120"/>
      <text:p text:style-name="P120"><text:span text:style-name="Emphasis"><text:span text:style-name="T148"/></text:span></text:p>
      <text:p text:style-name="P166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161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141"><text:span text:style-name="Emphasis"><text:span text:style-name="T206">Figure </text:span></text:span><text:span text:style-name="Emphasis"><text:span text:style-name="T207">10</text:span></text:span><text:span text:style-name="Emphasis"><text:span text:style-name="T208">7</text:span></text:span><text:span text:style-name="Emphasis"><text:span text:style-name="T143">. </text:span></text:span><text:span text:style-name="Emphasis"><text:span text:style-name="T149">Comparison of the GOP SSH anomaly and the sea level at the </text:span></text:span><text:span text:style-name="Emphasis"><text:span text:style-name="T172">La </text:span></text:span><text:span text:style-name="T335">Coruña</text:span><text:span text:style-name="T341"> </text:span><text:span text:style-name="Emphasis"><text:span text:style-name="T149">tide gauge for the cases with (top) and without (bottom) </text:span></text:span><text:span text:style-name="Emphasis"><text:span text:style-name="T150">the tid</text:span></text:span><text:span text:style-name="Emphasis"><text:span text:style-name="T151">al</text:span></text:span><text:span text:style-name="Emphasis"><text:span text:style-name="T150"> component. </text:span></text:span><text:span text:style-name="Emphasis"><text:span text:style-name="T147">For this comparison the atmospheric component </text:span></text:span><text:span text:style-name="Emphasis"><text:span text:style-name="T148">has not been subtracted</text:span>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92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198">3</text:span></text:span><text:span text:style-name="Emphasis"><text:span text:style-name="T197">.</text:span></text:span><text:span text:style-name="Emphasis"><text:span text:style-name="T186"> </text:span></text:span><text:span text:style-name="Emphasis"><text:span text:style-name="T197">V</text:span></text:span><text:span text:style-name="Emphasis"><text:span text:style-name="T186">alidation </text:span></text:span><text:span text:style-name="Emphasis"><text:span text:style-name="T197">of GOP </text:span></text:span><text:span text:style-name="Emphasis"><text:span text:style-name="T198">SWH and wind speed</text:span></text:span><text:span text:style-name="Emphasis"><text:span text:style-name="T186"> against </text:span></text:span><text:span text:style-name="Emphasis"><text:span text:style-name="T198">buoy data</text:span></text:span></text:p>
      <text:p text:style-name="P101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347">7</text:span>a<office:annotation-end office:name="__Fieldmark__70937_1797494422"/></text:p>
      <text:p text:style-name="P101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347">7</text:span>b<office:annotation-end office:name="__Fieldmark__71704_1797494422"/></text:p>
      <text:p text:style-name="P101">Figure 10<text:span text:style-name="T352">8</text:span><text:span text:style-name="T231">. </text:span><text:span text:style-name="T233">Location of the </text:span><text:span text:style-name="T234">b</text:span><text:span text:style-name="T233">uoys used in the validation of GOP SWH (top) and wind speed (bottom).</text:span></text:p>
      <text:p text:style-name="P92"/>
      <text:p text:style-name="P93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199">Fig. 10</text:span></text:span><text:span text:style-name="Emphasis"><text:span text:style-name="T204">8</text:span></text:span><office:annotation-end office:name="__Fieldmark__68642_1797494422"/></text:p>
      <text:p text:style-name="P130"><text:span text:style-name="Emphasis"><text:span text:style-name="T187">Figure </text:span></text:span><text:span text:style-name="Emphasis"><text:span text:style-name="T188">10</text:span></text:span><text:span text:style-name="Emphasis"><text:span text:style-name="T196">9</text:span></text:span><text:span text:style-name="Emphasis"><text:span text:style-name="T143">. </text:span></text:span><text:span text:style-name="Emphasis"><text:span text:style-name="T152">Scatter plot showing a comparison of GOP SWH with SWH from NDBC buoy data </text:span></text:span><text:span text:style-name="Emphasis"><text:span text:style-name="T339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2">. </text:span></text:span><text:span text:style-name="Emphasis"><text:span text:style-name="T165">The inset plot shows a zoome</text:span></text:span><text:span text:style-name="Emphasis"><text:span text:style-name="T166">d-in for SWH &lt; 1.5 m.</text:span></text:span></text:p>
      <text:p text:style-name="P121"><text:span text:style-name="Emphasis"><text:span text:style-name="T152"/></text:span></text:p>
      <text:p text:style-name="P155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348">9</text:span><office:annotation-end office:name="__Fieldmark__68644_1797494422"/></text:p>
      <text:p text:style-name="P152"><text:span text:style-name="Emphasis"><text:span text:style-name="T187">Figure </text:span></text:span><text:span text:style-name="Emphasis"><text:span text:style-name="T188">1</text:span></text:span><text:span text:style-name="Emphasis"><text:span text:style-name="T196">10</text:span></text:span><text:span text:style-name="Emphasis"><text:span text:style-name="T143">. </text:span></text:span><text:span text:style-name="Emphasis"><text:span text:style-name="T180">Regression slope of</text:span></text:span><text:span text:style-name="Emphasis"><text:span text:style-name="T173"> GOP SWH </text:span></text:span><text:span text:style-name="Emphasis"><text:span text:style-name="T180">on</text:span></text:span><text:span text:style-name="Emphasis"><text:span text:style-name="T173"> SWH from NDBC buoy data over time. The red dot highlights the value for the month analysed in this report.</text:span></text:span></text:p>
      <text:p text:style-name="P150"/>
      <text:p text:style-name="P162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150"><text:span text:style-name="Emphasis"><text:span text:style-name="T193">Figure 11</text:span></text:span><text:span text:style-name="Emphasis"><text:span text:style-name="T196">1</text:span></text:span><text:span text:style-name="Emphasis"><text:span text:style-name="T173">. RMS difference between GOP SWH and SWH from NDBC buoy data over time. The red dot highlights the value for the month analysed in this report.</text:span></text:span></text:p>
      <text:p text:style-name="P121"/>
      <text:p text:style-name="P156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349">11</text:span><office:annotation-end office:name="__Fieldmark__69406_1797494422"/></text:p>
      <text:p text:style-name="P130"><text:span text:style-name="Emphasis"><text:span text:style-name="T187">Figure </text:span></text:span><text:span text:style-name="Emphasis"><text:span text:style-name="T188">1</text:span></text:span><text:span text:style-name="Emphasis"><text:span text:style-name="T194">1</text:span></text:span><text:span text:style-name="Emphasis"><text:span text:style-name="T196">2</text:span></text:span><text:span text:style-name="Emphasis"><text:span text:style-name="T143">. </text:span></text:span><text:span text:style-name="Emphasis"><text:span text:style-name="T152">Scatter plot showing a comparison of GOP </text:span></text:span><text:span text:style-name="Emphasis"><text:span text:style-name="T153">wind speed</text:span></text:span><text:span text:style-name="Emphasis"><text:span text:style-name="T152"> with </text:span></text:span><text:span text:style-name="Emphasis"><text:span text:style-name="T153">wind speed</text:span></text:span><text:span text:style-name="Emphasis"><text:span text:style-name="T152"> from NDBC buoy data </text:span></text:span><text:span text:style-name="Emphasis"><text:span text:style-name="T339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2">.</text:span></text:span></text:p>
      <text:p text:style-name="P156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345">12</text:span><office:annotation-end office:name="__Fieldmark__69408_1797494422"/></text:p>
      <text:p text:style-name="P153"><text:span text:style-name="Emphasis"><text:span text:style-name="T187">Figure </text:span></text:span><text:span text:style-name="Emphasis"><text:span text:style-name="T188">1</text:span></text:span><text:span text:style-name="Emphasis"><text:span text:style-name="T192">1</text:span></text:span><text:span text:style-name="Emphasis"><text:span text:style-name="T196">3</text:span></text:span><text:span text:style-name="Emphasis"><text:span text:style-name="T143">. </text:span></text:span><text:span text:style-name="Emphasis"><text:span text:style-name="T180">Regression slope of</text:span></text:span><text:span text:style-name="Emphasis"><text:span text:style-name="T173"> GOP </text:span></text:span><text:span text:style-name="Emphasis"><text:span text:style-name="T180">wind speed</text:span></text:span><text:span text:style-name="Emphasis"><text:span text:style-name="T173"> </text:span></text:span><text:span text:style-name="Emphasis"><text:span text:style-name="T180">on wind speed</text:span></text:span><text:span text:style-name="Emphasis"><text:span text:style-name="T173"> from NDBC buoy data over time. The red dot highlights the value for the month analysed in this report.</text:span></text:span></text:p>
      <text:p text:style-name="P148"/>
      <text:p text:style-name="P148"/>
      <text:p text:style-name="P163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151"><text:span text:style-name="Emphasis"><text:span text:style-name="T193">Figure 11</text:span></text:span><text:span text:style-name="Emphasis"><text:span text:style-name="T196">4</text:span></text:span><text:span text:style-name="Emphasis"><text:span text:style-name="T173">. RMS difference between GOP </text:span></text:span><text:span text:style-name="Emphasis"><text:span text:style-name="T174">wind speed</text:span></text:span><text:span text:style-name="Emphasis"><text:span text:style-name="T173"> and </text:span></text:span><text:span text:style-name="Emphasis"><text:span text:style-name="T174">wind speed</text:span></text:span><text:span text:style-name="Emphasis"><text:span text:style-name="T173"> from NDBC buoy data over time. The red dot highlights the value for the month analysed in this report.</text:span></text:span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94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205">4</text:span></text:span><text:span text:style-name="Emphasis"><text:span text:style-name="T197">.</text:span></text:span><text:span text:style-name="Emphasis"><text:span text:style-name="T186"> </text:span></text:span><text:span text:style-name="Emphasis"><text:span text:style-name="T197">V</text:span></text:span><text:span text:style-name="Emphasis"><text:span text:style-name="T186">alidation </text:span></text:span><text:span text:style-name="Emphasis"><text:span text:style-name="T197">of GOP </text:span></text:span><text:span text:style-name="Emphasis"><text:span text:style-name="T198">SWH </text:span></text:span><text:span text:style-name="Emphasis"><text:span text:style-name="T200">against</text:span></text:span><text:span text:style-name="Emphasis"><text:span text:style-name="T198"> </text:span></text:span><text:span text:style-name="Emphasis"><text:span text:style-name="T200">Wavewatch III model data</text:span></text:span></text:p>
      <text:p text:style-name="P94"/>
      <text:p text:style-name="P164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350">4</text:span><office:annotation-end office:name="__Fieldmark__74011_1797494422"/></text:p>
      <text:p text:style-name="P130"><text:soft-page-break/><text:span text:style-name="Emphasis"><text:span text:style-name="T187">Figure </text:span></text:span><text:span text:style-name="Emphasis"><text:span text:style-name="T188">1</text:span></text:span><text:span text:style-name="Emphasis"><text:span text:style-name="T189">1</text:span></text:span><text:span text:style-name="Emphasis"><text:span text:style-name="T196">5</text:span></text:span><text:span text:style-name="Emphasis"><text:span text:style-name="T143">. </text:span></text:span><text:span text:style-name="Emphasis"><text:span text:style-name="T154">Histograms (normalized to have a total area of 1) of the GOP SWH (blue bars) and the SWH from the Wavewatch III model (red line) </text:span></text:span><text:span text:style-name="Emphasis"><text:span text:style-name="T339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4">.</text:span>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95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205">5</text:span></text:span><text:span text:style-name="Emphasis"><text:span text:style-name="T197">.</text:span></text:span><text:span text:style-name="Emphasis"><text:span text:style-name="T186"> </text:span></text:span><text:span text:style-name="Emphasis"><text:span text:style-name="T197">V</text:span></text:span><text:span text:style-name="Emphasis"><text:span text:style-name="T186">alidation </text:span></text:span><text:span text:style-name="Emphasis"><text:span text:style-name="T197">of GOP </text:span></text:span><text:span text:style-name="Emphasis"><text:span text:style-name="T201">derived geostrophic </text:span></text:span><text:span text:style-name="Emphasis"><text:span text:style-name="T202">velocities</text:span></text:span></text:p>
      <text:p text:style-name="P95"/>
      <text:p text:style-name="P102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351">5</text:span><office:annotation-end office:name="__Fieldmark__13668_694371080"/></text:p>
      <text:p text:style-name="P123"><text:span text:style-name="Emphasis"><text:span text:style-name="T187">Figure </text:span></text:span><text:span text:style-name="Emphasis"><text:span text:style-name="T188">1</text:span></text:span><text:span text:style-name="Emphasis"><text:span text:style-name="T189">1</text:span></text:span><text:span text:style-name="Emphasis"><text:span text:style-name="T196">6</text:span></text:span><text:span text:style-name="Emphasis"><text:span text:style-name="T143">. </text:span></text:span><text:span text:style-name="Emphasis"><text:span text:style-name="T155">Map showing the regions where HF radar velocities are available and thus where the validation of GOP geostrophic </text:span></text:span><text:span text:style-name="Emphasis"><text:span text:style-name="T156">velocities</text:span></text:span><text:span text:style-name="Emphasis"><text:span text:style-name="T155"> is performed</text:span></text:span><text:span text:style-name="Emphasis"><text:span text:style-name="T154">. </text:span></text:span><text:span text:style-name="Emphasis"><text:span text:style-name="T157">Each region is identified by a number.</text:span></text:span></text:p>
      <text:p text:style-name="P123"/>
      <text:p text:style-name="P157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351">6</text:span><office:annotation-end office:name="__Fieldmark__15212_694371080"/></text:p>
      <text:p text:style-name="P131"><text:span text:style-name="Emphasis"><text:span text:style-name="T187">Figure </text:span></text:span><text:span text:style-name="Emphasis"><text:span text:style-name="T188">1</text:span></text:span><text:span text:style-name="Emphasis"><text:span text:style-name="T189">1</text:span></text:span><text:span text:style-name="Emphasis"><text:span text:style-name="T196">7</text:span></text:span><text:span text:style-name="Emphasis"><text:span text:style-name="T143">. </text:span></text:span><text:span text:style-name="Emphasis"><text:span text:style-name="T156">Comparison of the GOP geostrophic velocity </text:span></text:span><text:span text:style-name="Emphasis"><text:span text:style-name="T166">anomalies</text:span></text:span><text:span text:style-name="Emphasis"><text:span text:style-name="T154"> </text:span></text:span><text:span text:style-name="Emphasis"><text:span text:style-name="T156">with HF radar velocit</text:span></text:span><text:span text:style-name="Emphasis"><text:span text:style-name="T167">y</text:span></text:span><text:span text:style-name="Emphasis"><text:span text:style-name="T156"> </text:span></text:span><text:span text:style-name="Emphasis"><text:span text:style-name="T166">anomalies</text:span></text:span><text:span text:style-name="Emphasis"><text:span text:style-name="T156"> perpendicular to the altimetry tracks in the regions shown in Figure 111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6">. </text:span></text:span><text:span text:style-name="Emphasis"><text:span text:style-name="T157">The numbers on the x-axis correspond to those used to identify each region in Figure 111. </text:span></text:span><text:span text:style-name="Emphasis"><text:span text:style-name="T167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176">Each dot represents a comparison at a </text:span></text:span><text:span text:style-name="Emphasis"><text:span text:style-name="T177">particular</text:span></text:span><text:span text:style-name="Emphasis"><text:span text:style-name="T176"> location </text:span></text:span><text:span text:style-name="Emphasis"><text:span text:style-name="T177">(hence different dots correspond to different points in space). Dots joined by a</text:span></text:span><text:span text:style-name="Emphasis"><text:span text:style-name="T176"> </text:span></text:span><text:span text:style-name="Emphasis"><text:span text:style-name="T177">c</text:span></text:span><text:span text:style-name="Emphasis"><text:span text:style-name="T175">ontinuou</text:span></text:span><text:span text:style-name="Emphasis"><text:span text:style-name="T177">s</text:span></text:span><text:span text:style-name="Emphasis"><text:span text:style-name="T175"> line correspond to </text:span></text:span><text:span text:style-name="Emphasis"><text:span text:style-name="T176">single altimeter passes.</text:span></text:span></text:p>
      <text:p text:style-name="P124"/>
      <text:p text:style-name="P137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0.9,9.8),sizeUnit='cm')</text:p></office:annotation>Fig.11<text:span text:style-name="T351">7</text:span>a<office:annotation-end office:name="__Fieldmark__16209_995476683"/></text:p>
      <text:p text:style-name="P157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0.9,9.8),sizeUnit='cm')</text:p></office:annotation>Fig. 11<text:span text:style-name="T351">7b</text:span><office:annotation-end office:name="__Fieldmark__15214_694371080"/></text:p>
      <text:p text:style-name="P132"><text:span text:style-name="Emphasis"><text:span text:style-name="T187">Figure </text:span></text:span><text:span text:style-name="Emphasis"><text:span text:style-name="T188">1</text:span></text:span><text:span text:style-name="Emphasis"><text:span text:style-name="T189">1</text:span></text:span><text:span text:style-name="Emphasis"><text:span text:style-name="T196">8</text:span></text:span><text:span text:style-name="Emphasis"><text:span text:style-name="T143">. </text:span></text:span><text:span text:style-name="Emphasis"><text:span text:style-name="T156">Comparison of the GOP geostrophic velocity </text:span></text:span><text:span text:style-name="Emphasis"><text:span text:style-name="T168">anomalies</text:span></text:span><text:span text:style-name="Emphasis"><text:span text:style-name="T154"> </text:span></text:span><text:span text:style-name="Emphasis"><text:span text:style-name="T156">with geostrophic velocities </text:span></text:span><text:span text:style-name="Emphasis"><text:span text:style-name="T168">anomalies</text:span></text:span><text:span text:style-name="Emphasis"><text:span text:style-name="T156"> from </text:span></text:span><text:span text:style-name="Emphasis"><text:span text:style-name="T168">the </text:span></text:span><text:span text:style-name="Emphasis"><text:span text:style-name="T156">Ocean Surface Current Analyses – Real time (OSCAR) </text:span></text:span><text:span text:style-name="Emphasis"><text:span text:style-name="T340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6"> in the Atlantic (</text:span></text:span><text:span text:style-name="Emphasis"><text:span text:style-name="T159">top, </text:span></text:span><text:span text:style-name="Emphasis"><text:span text:style-name="T158">20ºN – 40ºN, 315ºE – 325ºE</text:span></text:span><text:span text:style-name="Emphasis"><text:span text:style-name="T156">) </text:span></text:span><text:span text:style-name="Emphasis"><text:span text:style-name="T158">and Pacific (</text:span></text:span><text:span text:style-name="Emphasis"><text:span text:style-name="T159">bottom, </text:span></text:span><text:span text:style-name="Emphasis"><text:span text:style-name="T158">20ºN – </text:span></text:span><text:soft-page-break/><text:span text:style-name="Emphasis"><text:span text:style-name="T158">40ºN, 220ºE – 230ºE</text:span></text:span><text:span text:style-name="Emphasis"><text:span text:style-name="T156">) </text:span></text:span><text:span text:style-name="Emphasis"><text:span text:style-name="T158">boxes</text:span></text:span><text:span text:style-name="Emphasis"><text:span text:style-name="T156"> as a function of latitude (i.e., for each latitude the geostrophic velocities have been averaged over the longitudes within the box). </text:span></text:span><text:span text:style-name="Emphasis"><text:span text:style-name="T167">GOP geostrophic velocities have been computed using the optimal difference operator by Powell and Leben (2004).</text:span></text:span></text:p>
      <text:p text:style-name="P124"/>
      <text:p text:style-name="P97"><text:span text:style-name="Emphasis"><text:span text:style-name="T186">4.</text:span></text:span><text:span text:style-name="Emphasis"><text:span text:style-name="T197">1</text:span></text:span><text:span text:style-name="Emphasis"><text:span text:style-name="T186">.</text:span></text:span><text:span text:style-name="Emphasis"><text:span text:style-name="T205">6</text:span></text:span><text:span text:style-name="Emphasis"><text:span text:style-name="T197">.</text:span></text:span><text:span text:style-name="Emphasis"><text:span text:style-name="T186"> </text:span></text:span><text:span text:style-name="Emphasis"><text:span text:style-name="T203">Comparison</text:span></text:span><text:span text:style-name="Emphasis"><text:span text:style-name="T186"> </text:span></text:span><text:span text:style-name="Emphasis"><text:span text:style-name="T197">of GOP </text:span></text:span><text:span text:style-name="Emphasis"><text:span text:style-name="T203">SSH </text:span></text:span><text:span text:style-name="Emphasis"><text:span text:style-name="T205">anomaly</text:span></text:span><text:span text:style-name="Emphasis"><text:span text:style-name="T203"> with steric heights derived from temperature and salinity ARGO profiles.</text:span></text:span></text:p>
      <text:p text:style-name="P98"><text:span text:style-name="Emphasis"><text:span text:style-name="T203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14">Note <text:span text:style-name="T346">4.1</text:span>:</text:p>
          </table:table-cell>
          <table:table-cell table:style-name="Table25.A1" office:value-type="string">
            <text:p text:style-name="P84"><text:span text:style-name="Emphasis"><text:span text:style-name="T221">To be consistent with the GOP SSH anomalies, the steric height </text:span></text:span><text:span text:style-name="Emphasis"><text:span text:style-name="T222">anomalies at each Argo float</text:span></text:span><text:span text:style-name="Emphasis"><text:span text:style-name="T221"> w</text:span></text:span><text:span text:style-name="Emphasis"><text:span text:style-name="T222">ere</text:span></text:span><text:span text:style-name="Emphasis"><text:span text:style-name="T221"> obtained by subtracting a mean steric height computed over the period 1993-2009 (same as the base period for DTU10 MSS) from the absolute (i.e., referred to 1000m) steric height. </text:span></text:span><text:span text:style-name="Emphasis"><text:span text:style-name="T223">The steric height is the dynamic height at the surface scaled by gravitational acceleration.</text:span></text:span></text:p>
          </table:table-cell>
        </table:table-row>
      </table:table>
      <text:p text:style-name="P106"/>
      <text:p text:style-name="P103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351">8</text:span><office:annotation-end office:name="__Fieldmark__15441_1073552886"/></text:p>
      <text:p text:style-name="P133"><text:span text:style-name="Emphasis"><text:span text:style-name="T187">Figure </text:span></text:span><text:span text:style-name="Emphasis"><text:span text:style-name="T188">1</text:span></text:span><text:span text:style-name="Emphasis"><text:span text:style-name="T189">1</text:span></text:span><text:span text:style-name="Emphasis"><text:span text:style-name="T196">9</text:span></text:span><text:span text:style-name="Emphasis"><text:span text:style-name="T143">. </text:span></text:span><text:span text:style-name="Emphasis"><text:span text:style-name="T160">Map showing the correlation between the GOP SSH anomaly and the steric height </text:span></text:span><text:span text:style-name="Emphasis"><text:span text:style-name="T169">anomaly</text:span></text:span><text:span text:style-name="Emphasis"><text:span text:style-name="T160"> (referred to 1000 m) derived from the temperature and salinity provided by Argo float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60">. Each dot in the map </text:span></text:span><text:span text:style-name="Emphasis"><text:span text:style-name="T169">represents the mean position of each Argo float used in the validation.</text:span></text:span></text:p>
      <text:p text:style-name="P125"/>
      <text:p text:style-name="P138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351">9</text:span><office:annotation-end office:name="__Fieldmark__15443_1073552886"/></text:p>
      <text:p text:style-name="P133"><text:span text:style-name="Emphasis"><text:span text:style-name="T187">Figure </text:span></text:span><text:span text:style-name="Emphasis"><text:span text:style-name="T188">1</text:span></text:span><text:span text:style-name="Emphasis"><text:span text:style-name="T196">20</text:span></text:span><text:span text:style-name="Emphasis"><text:span text:style-name="T143">. </text:span></text:span><text:span text:style-name="Emphasis"><text:span text:style-name="T160">Map showing the normalized RMS difference between the GOP SSH anomaly and the steric height </text:span></text:span><text:span text:style-name="Emphasis"><text:span text:style-name="T170">anomaly</text:span></text:span><text:span text:style-name="Emphasis"><text:span text:style-name="T160"> (referred to 1000 m) derived from the temperature and salinity provided by Argo float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60">. Each dot in the map </text:span></text:span><text:span text:style-name="Emphasis"><text:span text:style-name="T169">represents the mean position of each Argo float used in the validation.</text:span></text:span></text:p>
      <text:p text:style-name="P133"><text:span text:style-name="Emphasis"><text:span text:style-name="T169"/></text:span></text:p>
      <text:p text:style-name="P149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190">Fig. 1</text:span></text:span><text:span text:style-name="Emphasis"><text:span text:style-name="T195">20</text:span></text:span><office:annotation-end office:name="__Fieldmark__15446_1073552886"/></text:p>
      <text:p text:style-name="P133"><text:span text:style-name="Emphasis"><text:span text:style-name="T187">Figure </text:span></text:span><text:span text:style-name="Emphasis"><text:span text:style-name="T188">1</text:span></text:span><text:span text:style-name="Emphasis"><text:span text:style-name="T195">2</text:span></text:span><text:span text:style-name="Emphasis"><text:span text:style-name="T196">1</text:span></text:span><text:span text:style-name="Emphasis"><text:span text:style-name="T143">. </text:span></text:span><text:span text:style-name="Emphasis"><text:span text:style-name="T160">Map showing the mean difference (bias) between the GOP SSH anomaly and the steric height </text:span></text:span><text:span text:style-name="Emphasis"><text:span text:style-name="T170">anomaly</text:span></text:span><text:span text:style-name="Emphasis"><text:span text:style-name="T160"> (referred to 1000 m) derived from the temperature and salinity provided by Argo floats </text:span></text:span><text:span text:style-name="Emphasis"><text:span text:style-name="T338">over the period April 2014 to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60">. Each dot in the map </text:span></text:span><text:span text:style-name="Emphasis"><text:span text:style-name="T169">represents the mean position of each Argo float used in the validation.</text:span></text:span></text:p>
      <text:p text:style-name="P125"/>
      <text:p text:style-name="P125"/>
      <text:p text:style-name="P139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351">21</text:span>a<office:annotation-end office:name="__Fieldmark__16232_1073552886"/></text:p>
      <text:p text:style-name="P139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351">21</text:span>b<office:annotation-end office:name="__Fieldmark__16234_1073552886"/></text:p>
      <text:p text:style-name="P126"><text:span text:style-name="Emphasis"><text:span text:style-name="T187">Figure </text:span></text:span><text:span text:style-name="Emphasis"><text:span text:style-name="T188">1</text:span></text:span><text:span text:style-name="Emphasis"><text:span text:style-name="T195">2</text:span></text:span><text:span text:style-name="Emphasis"><text:span text:style-name="T196">2</text:span></text:span><text:span text:style-name="Emphasis"><text:span text:style-name="T143">. </text:span></text:span><text:span text:style-name="Emphasis"><text:span text:style-name="T161">Comparison of the GOP SSH anomaly and </text:span></text:span><text:span text:style-name="Emphasis"><text:span text:style-name="T160">the steric height </text:span></text:span><text:span text:style-name="Emphasis"><text:span text:style-name="T170">anomaly</text:span></text:span><text:span text:style-name="Emphasis"><text:span text:style-name="T160"> (referred to 1000 m) </text:span></text:span><text:span text:style-name="Emphasis"><text:span text:style-name="T161">for one particular Argo float (top). The location of the Argo float over time is also shown (bottom).</text:span></text:span></text:p>
      <text:p text:style-name="P126"/>
      <text:p text:style-name="P165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351">22</text:span>a<office:annotation-end office:name="__Fieldmark__16237_1073552886"/></text:p>
      <text:p text:style-name="P158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351">22</text:span>b<office:annotation-end office:name="__Fieldmark__16239_1073552886"/></text:p>
      <text:p text:style-name="P127"><text:span text:style-name="Emphasis"><text:span text:style-name="T187">Figure </text:span></text:span><text:span text:style-name="Emphasis"><text:span text:style-name="T188">1</text:span></text:span><text:span text:style-name="Emphasis"><text:span text:style-name="T195">2</text:span></text:span><text:span text:style-name="Emphasis"><text:span text:style-name="T196">3</text:span></text:span><text:span text:style-name="Emphasis"><text:span text:style-name="T143">. </text:span></text:span><text:span text:style-name="Emphasis"><text:span text:style-name="T161">Comparison of the GOP SSH anomaly and </text:span></text:span><text:span text:style-name="Emphasis"><text:span text:style-name="T160">the steric height </text:span></text:span><text:span text:style-name="Emphasis"><text:span text:style-name="T170">anomaly</text:span></text:span><text:span text:style-name="Emphasis"><text:span text:style-name="T160"> (referred to 1000 m) </text:span></text:span><text:span text:style-name="Emphasis"><text:span text:style-name="T161">for one particular Argo float (top). The location of the Argo float over time is also shown (bottom).</text:span></text:span></text:p>
      <text:p text:style-name="P127"/>
      <text:p text:style-name="P127"/>
      <text:p text:style-name="P127"/>
      <text:p text:style-name="P127"/>
      <text:p text:style-name="P127"/>
      <text:p text:style-name="P96"><text:span text:style-name="Emphasis"><text:span text:style-name="T217">4</text:span></text:span><text:span text:style-name="Emphasis"><text:span text:style-name="T216">.</text:span></text:span><text:span text:style-name="Emphasis"><text:span text:style-name="T218">2</text:span></text:span><text:span text:style-name="Emphasis"><text:span text:style-name="T216">. </text:span></text:span><text:span text:style-name="Emphasis"><text:span text:style-name="T217">Validation against </text:span></text:span><text:span text:style-name="Emphasis"><text:span text:style-name="T218">Jason-2</text:span></text:span></text:p>
      <text:p text:style-name="P127"/>
      <text:p text:style-name="P159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345">23</text:span><office:annotation-end office:name="__Fieldmark__63007_1637244282"/></text:p>
      <text:p text:style-name="P134"><text:span text:style-name="Emphasis"><text:span text:style-name="T187">Figure </text:span></text:span><text:span text:style-name="Emphasis"><text:span text:style-name="T188">1</text:span></text:span><text:span text:style-name="Emphasis"><text:span text:style-name="T192">2</text:span></text:span><text:span text:style-name="Emphasis"><text:span text:style-name="T196">4</text:span></text:span><text:span text:style-name="Emphasis"><text:span text:style-name="T143">. </text:span></text:span><text:span text:style-name="Emphasis"><text:span text:style-name="T154">Histograms (normalized to have a total area of 1) of the S</text:span></text:span><text:span text:style-name="Emphasis"><text:span text:style-name="T162">SH anomaly </text:span></text:span><text:span text:style-name="Emphasis"><text:span text:style-name="T171">from GOP</text:span></text:span><text:span text:style-name="Emphasis"><text:span text:style-name="T154"> (blue bars), </text:span></text:span><text:span text:style-name="Emphasis"><text:span text:style-name="T162">Jason-2</text:span></text:span><text:span text:style-name="Emphasis"><text:span text:style-name="T154"> (red line) </text:span></text:span><text:span text:style-name="Emphasis"><text:span text:style-name="T171">and RADS CryoSat-2 (green) </text:span></text:span><text:span text:style-name="Emphasis"><text:span text:style-name="T178">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4">.</text:span></text:span></text:p>
      <text:p text:style-name="P127"/>
      <text:p text:style-name="P159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351">4</text:span><office:annotation-end office:name="__Fieldmark__63008_1637244282"/></text:p>
      <text:p text:style-name="P134"><text:span text:style-name="Emphasis"><text:span text:style-name="T187">Figure </text:span></text:span><text:span text:style-name="Emphasis"><text:span text:style-name="T188">1</text:span></text:span><text:span text:style-name="Emphasis"><text:span text:style-name="T191">2</text:span></text:span><text:span text:style-name="Emphasis"><text:span text:style-name="T196">5</text:span></text:span><text:span text:style-name="Emphasis"><text:span text:style-name="T143">. </text:span></text:span><text:span text:style-name="Emphasis"><text:span text:style-name="T154">Histograms (normalized to have a total area of 1) of the S</text:span></text:span><text:span text:style-name="Emphasis"><text:span text:style-name="T171">WH</text:span></text:span><text:span text:style-name="Emphasis"><text:span text:style-name="T162"> </text:span></text:span><text:span text:style-name="Emphasis"><text:span text:style-name="T171">from GOP</text:span></text:span><text:span text:style-name="Emphasis"><text:span text:style-name="T154"> (blue bars), </text:span></text:span><text:span text:style-name="Emphasis"><text:span text:style-name="T162">Jason-2</text:span></text:span><text:span text:style-name="Emphasis"><text:span text:style-name="T154"> (red line) </text:span></text:span><text:span text:style-name="Emphasis"><text:span text:style-name="T171">and RADS CryoSat-2 (green) </text:span></text:span><text:span text:style-name="Emphasis"><text:span text:style-name="T178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4">.</text:span></text:span></text:p>
      <text:p text:style-name="P127"/>
      <text:p text:style-name="P159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351">5</text:span><office:annotation-end office:name="__Fieldmark__63009_1637244282"/></text:p>
      <text:p text:style-name="P134"><text:span text:style-name="Emphasis"><text:span text:style-name="T187">Figure </text:span></text:span><text:span text:style-name="Emphasis"><text:span text:style-name="T188">1</text:span></text:span><text:span text:style-name="Emphasis"><text:span text:style-name="T191">2</text:span></text:span><text:span text:style-name="Emphasis"><text:span text:style-name="T196">6</text:span></text:span><text:span text:style-name="Emphasis"><text:span text:style-name="T143">. </text:span></text:span><text:span text:style-name="Emphasis"><text:span text:style-name="T154">Histograms (normalized to have a total area of 1) of the </text:span></text:span><text:span text:style-name="Emphasis"><text:span text:style-name="T171">wind speed</text:span></text:span><text:span text:style-name="Emphasis"><text:span text:style-name="T162"> </text:span></text:span><text:span text:style-name="Emphasis"><text:span text:style-name="T171">from GOP</text:span></text:span><text:span text:style-name="Emphasis"><text:span text:style-name="T154"> (blue bars), </text:span></text:span><text:span text:style-name="Emphasis"><text:span text:style-name="T162">Jason-2</text:span></text:span><text:span text:style-name="Emphasis"><text:span text:style-name="T154"> (red line) </text:span></text:span><text:span text:style-name="Emphasis"><text:span text:style-name="T171">and RADS CryoSat-2 (green) </text:span></text:span><text:span text:style-name="Emphasis"><text:span text:style-name="T178">for</text:span></text:span><text:span text:style-name="Emphasis"><text:span text:style-name="T185">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54">.</text:span></text:span></text:p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99"><text:span text:style-name="Emphasis"><text:span text:style-name="T217">4</text:span></text:span><text:span text:style-name="Emphasis"><text:span text:style-name="T216">.</text:span></text:span><text:span text:style-name="Emphasis"><text:span text:style-name="T220">3</text:span></text:span><text:span text:style-name="Emphasis"><text:span text:style-name="T216">. </text:span></text:span><text:span text:style-name="Emphasis"><text:span text:style-name="T219">Global mean sea level time series</text:span></text:span></text:p>
      <text:p text:style-name="P99"/>
      <text:p text:style-name="P104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135"><text:span text:style-name="Emphasis"><text:span text:style-name="T187">Figure </text:span></text:span><text:span text:style-name="Emphasis"><text:span text:style-name="T188">1</text:span></text:span><text:span text:style-name="Emphasis"><text:span text:style-name="T191">2</text:span></text:span><text:span text:style-name="Emphasis"><text:span text:style-name="T196">7</text:span></text:span><text:span text:style-name="Emphasis"><text:span text:style-name="T179">. Global mean sea level (latitude &lt; 65º) from GOP CryoSat-2 (grey) together with that derived from </text:span></text:span><text:span text:style-name="Emphasis"><text:span text:style-name="T181">OSTM/</text:span></text:span><text:span text:style-name="Emphasis"><text:span text:style-name="T179">Jason-2 at the </text:span></text:span><text:span text:style-name="Emphasis"><text:span text:style-name="T182">University of Colorado</text:span></text:span><text:span text:style-name="Emphasis"><text:span text:style-name="T179"> (red) </text:span></text:span><text:span text:style-name="Emphasis"><text:span text:style-name="T183">and </text:span></text:span><text:span text:style-name="Emphasis"><text:span text:style-name="T184">GSFC</text:span></text:span><text:span text:style-name="Emphasis"><text:span text:style-name="T183"> (blue)</text:span></text:span><text:span text:style-name="Emphasis"><text:span text:style-name="T179">.</text:span></text:span></text:p>
      <text:p text:style-name="P117"><text:span text:style-name="Default_20_Paragraph_20_Font"><text:span text:style-name="T215">Annex</text:span></text:span></text:p>
      <text:p text:style-name="P16"/>
      <text:p text:style-name="P17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09">Fig 35</text:span></text:span><office:annotation-end office:name="__Fieldmark__25164_387857094"/></text:p>
      <text:p text:style-name="P19"/>
      <text:p text:style-name="P28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19"><text:span text:style-name="Default_20_Paragraph_20_Font"><text:span text:style-name="T211">Figure A1</text:span></text:span><text:span text:style-name="Default_20_Paragraph_20_Font"><text:span text:style-name="T209">. </text:span></text:span><text:span text:style-name="Emphasis"><text:span text:style-name="T129">Geographical distribution of </text:span></text:span><text:span text:style-name="Emphasis"><text:span text:style-name="T134">the </text:span></text:span><text:span text:style-name="Emphasis"><text:span text:style-name="T137">(model) </text:span></text:span><text:span text:style-name="Emphasis"><text:span text:style-name="T134">wet tropospheric correction</text:span></text:span><text:span text:style-name="Emphasis"><text:span text:style-name="T129"> </text:span></text:span><text:span text:style-name="Emphasis"><text:span text:style-name="T137">(ie not GPD+) </text:span></text:span><text:span text:style-name="Emphasis"><text:span text:style-name="T129">over ocean</text:span></text:span><text:span text:style-name="Emphasis"><text:span text:style-name="T130">s and lakes </text:span></text:span><text:span text:style-name="Emphasis"><text:span text:style-name="T136">for </text:span></text:span><text:span text:style-name="Emphasis"><text:span text:style-name="T129">ascending (top) and descending (bottom) passes</text:span></text:span><text:span text:style-name="Emphasis"><text:span text:style-name="T130"> </text:span></text:span><text:span text:style-name="Emphasis"><text:span text:style-name="T129">for </text:span></text:span><text:span text:style-name="Emphasis"><text:span text:style-name="T129"><text:conditional-text text:condition="ooow:true" text:string-value-if-true="Report_Date" text:string-value-if-false="">Report_Date</text:conditional-text></text:span></text:span><text:span text:style-name="Emphasis"><text:span text:style-name="T129">. </text:span></text:span><text:span text:style-name="Emphasis"><text:span text:style-name="T131">The statistical values shown in the table refer </text:span></text:span><text:span text:style-name="Emphasis"><text:span text:style-name="T134">refer to the wet tropospheric correction</text:span></text:span><text:span text:style-name="Emphasis"><text:span text:style-name="T132"> </text:span></text:span><text:span text:style-name="Emphasis"><text:span text:style-name="T133">in </text:span></text:span><text:span text:style-name="Emphasis"><text:span text:style-name="T134">c</text:span></text:span><text:span text:style-name="Emphasis"><text:span text:style-name="T133">m</text:span></text:span><text:span text:style-name="Emphasis"><text:span text:style-name="T142">.</text:span></text:span><text:span text:style-name="Emphasis"><text:span text:style-name="T131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09"> </text:span></text:span></text:p>
      <text:p text:style-name="P17"/>
      <text:p text:style-name="P17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09">Fig 36</text:span></text:span><office:annotation-end office:name="__Fieldmark__25165_387857094"/></text:p>
      <text:p text:style-name="P19"/>
      <text:p text:style-name="P28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334">b</text:span><office:annotation-end office:name="__Fieldmark__13543_2099477737"/></text:p>
      <text:p text:style-name="P19"><text:span text:style-name="Default_20_Paragraph_20_Font"><text:span text:style-name="T211">Figure A2</text:span></text:span><text:span text:style-name="Default_20_Paragraph_20_Font"><text:span text:style-name="T209">. </text:span></text:span><text:span text:style-name="Emphasis"><text:span text:style-name="T129">Geographical distribution of </text:span></text:span><text:span text:style-name="Emphasis"><text:span text:style-name="T134">the dry tropospheric correction</text:span></text:span><text:span text:style-name="Emphasis"><text:span text:style-name="T129"> over ocean</text:span></text:span><text:span text:style-name="Emphasis"><text:span text:style-name="T130">s and lakes </text:span></text:span><text:span text:style-name="Emphasis"><text:span text:style-name="T136">for </text:span></text:span><text:span text:style-name="Emphasis"><text:span text:style-name="T129">ascending (top) and descending (bottom) passes</text:span></text:span><text:span text:style-name="Emphasis"><text:span text:style-name="T130"> </text:span></text:span><text:span text:style-name="Emphasis"><text:span text:style-name="T129">for </text:span></text:span><text:span text:style-name="Emphasis"><text:span text:style-name="T129"><text:conditional-text text:condition="ooow:true" text:string-value-if-true="Report_Date" text:string-value-if-false="">Report_Date</text:conditional-text></text:span></text:span><text:span text:style-name="Emphasis"><text:span text:style-name="T129">. </text:span></text:span><text:span text:style-name="Emphasis"><text:span text:style-name="T131">The statistical values shown in the table refer </text:span></text:span><text:span text:style-name="Emphasis"><text:span text:style-name="T134">refer to the dry tropospheric correction</text:span></text:span><text:span text:style-name="Emphasis"><text:span text:style-name="T132"> </text:span></text:span><text:span text:style-name="Emphasis"><text:span text:style-name="T133">in m</text:span></text:span><text:span text:style-name="Emphasis"><text:span text:style-name="T142">.</text:span></text:span><text:span text:style-name="Emphasis"><text:span text:style-name="T131"> Measurements taken over polar polygons have been excluded from the computation of the statistical values. The black lines mark the outer limit of the Arctic and Antarctic polar polygons.</text:span></text:span></text:p>
      <text:p text:style-name="P17"/>
      <text:p text:style-name="P17"/>
      <text:p text:style-name="P18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09">Fig 3</text:span></text:span><text:span text:style-name="Default_20_Paragraph_20_Font"><text:span text:style-name="T210">7</text:span></text:span><office:annotation-end office:name="__Fieldmark__25166_387857094"/></text:p>
      <text:p text:style-name="P19"/>
      <text:p text:style-name="P29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19"><text:span text:style-name="Default_20_Paragraph_20_Font"><text:span text:style-name="T211">Figure A</text:span></text:span><text:span text:style-name="Default_20_Paragraph_20_Font"><text:span text:style-name="T212">3</text:span></text:span><text:span text:style-name="Default_20_Paragraph_20_Font"><text:span text:style-name="T209">. </text:span></text:span><text:span text:style-name="Emphasis"><text:span text:style-name="T129">Geographical distribution of </text:span></text:span><text:span text:style-name="Emphasis"><text:span text:style-name="T134">the </text:span></text:span><text:span text:style-name="Emphasis"><text:span text:style-name="T135">Ionospheric</text:span></text:span><text:span text:style-name="Emphasis"><text:span text:style-name="T134"> correction</text:span></text:span><text:span text:style-name="Emphasis"><text:span text:style-name="T129"> over ocean</text:span></text:span><text:span text:style-name="Emphasis"><text:span text:style-name="T130">s and lakes </text:span></text:span><text:span text:style-name="Emphasis"><text:span text:style-name="T136">for </text:span></text:span><text:span text:style-name="Emphasis"><text:span text:style-name="T129">ascending (top) and descending (bottom) passes</text:span></text:span><text:span text:style-name="Emphasis"><text:span text:style-name="T130"> </text:span></text:span><text:span text:style-name="Emphasis"><text:span text:style-name="T129">for </text:span></text:span><text:span text:style-name="Emphasis"><text:span text:style-name="T129"><text:conditional-text text:condition="ooow:true" text:string-value-if-true="Report_Date" text:string-value-if-false="">Report_Date</text:conditional-text></text:span></text:span><text:span text:style-name="Emphasis"><text:span text:style-name="T129">. </text:span></text:span><text:span text:style-name="Emphasis"><text:span text:style-name="T131">The statistical values shown in the table refer </text:span></text:span><text:span text:style-name="Emphasis"><text:span text:style-name="T134">refer to the </text:span></text:span><text:span text:style-name="Emphasis"><text:span text:style-name="T135">Ionospheric</text:span></text:span><text:span text:style-name="Emphasis"><text:span text:style-name="T134"> correction</text:span></text:span><text:span text:style-name="Emphasis"><text:span text:style-name="T132"> </text:span></text:span><text:span text:style-name="Emphasis"><text:span text:style-name="T133">in </text:span></text:span><text:span text:style-name="Emphasis"><text:span text:style-name="T134">c</text:span></text:span><text:span text:style-name="Emphasis"><text:span text:style-name="T133">m</text:span></text:span><text:span text:style-name="Emphasis"><text:span text:style-name="T142">.</text:span></text:span><text:span text:style-name="Emphasis"><text:span text:style-name="T131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09"> </text:span></text:span></text:p>
      <text:p text:style-name="P18"/>
      <text:p text:style-name="P18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09">Fig 3</text:span></text:span><text:span text:style-name="Default_20_Paragraph_20_Font"><text:span text:style-name="T210">8</text:span></text:span><office:annotation-end office:name="__Fieldmark__25167_387857094"/></text:p>
      <text:p text:style-name="P19"/>
      <text:p text:style-name="P30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19"><text:span text:style-name="Default_20_Paragraph_20_Font"><text:span text:style-name="T211">Figure A</text:span></text:span><text:span text:style-name="Default_20_Paragraph_20_Font"><text:span text:style-name="T212">4</text:span></text:span><text:span text:style-name="Default_20_Paragraph_20_Font"><text:span text:style-name="T209">. </text:span></text:span><text:span text:style-name="Emphasis"><text:span text:style-name="T129">Geographical distribution of </text:span></text:span><text:span text:style-name="Emphasis"><text:span text:style-name="T134">the </text:span></text:span><text:span text:style-name="Emphasis"><text:span text:style-name="T135">sea state bias</text:span></text:span><text:span text:style-name="Emphasis"><text:span text:style-name="T129"> over ocean</text:span></text:span><text:span text:style-name="Emphasis"><text:span text:style-name="T130">s and lakes </text:span></text:span><text:span text:style-name="Emphasis"><text:span text:style-name="T136">for </text:span></text:span><text:span text:style-name="Emphasis"><text:span text:style-name="T129">ascending (top) and descending (bottom) passes</text:span></text:span><text:span text:style-name="Emphasis"><text:span text:style-name="T130"> </text:span></text:span><text:span text:style-name="Emphasis"><text:span text:style-name="T129">for </text:span></text:span><text:span text:style-name="Emphasis"><text:span text:style-name="T129"><text:conditional-text text:condition="ooow:true" text:string-value-if-true="Report_Date" text:string-value-if-false="">Report_Date</text:conditional-text></text:span></text:span><text:span text:style-name="Emphasis"><text:span text:style-name="T129">. </text:span></text:span><text:span text:style-name="Emphasis"><text:span text:style-name="T131">The statistical values shown in the table refer </text:span></text:span><text:span text:style-name="Emphasis"><text:span text:style-name="T134">refer to the </text:span></text:span><text:span text:style-name="Emphasis"><text:span text:style-name="T135">sea state bias</text:span></text:span><text:span text:style-name="Emphasis"><text:span text:style-name="T132"> </text:span></text:span><text:span text:style-name="Emphasis"><text:span text:style-name="T133">in </text:span></text:span><text:span text:style-name="Emphasis"><text:span text:style-name="T135">c</text:span></text:span><text:span text:style-name="Emphasis"><text:span text:style-name="T133">m</text:span></text:span><text:span text:style-name="Emphasis"><text:span text:style-name="T142">.</text:span></text:span><text:span text:style-name="Emphasis"><text:span text:style-name="T131"> Measurements taken over polar polygons have been excluded from the computation of the statistical values. The black lines mark the outer limit of the Arctic and Antarctic polar polygons.</text:span></text:span></text:p>
      <text:p text:style-name="P18"/>
      <text:p text:style-name="P18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09">Fig 3</text:span></text:span><text:span text:style-name="Default_20_Paragraph_20_Font"><text:span text:style-name="T210">9</text:span></text:span><office:annotation-end office:name="__Fieldmark__25168_387857094"/></text:p>
      <text:p text:style-name="P19"/>
      <text:p text:style-name="P31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19"><text:span text:style-name="Default_20_Paragraph_20_Font"><text:span text:style-name="T211">Figure A</text:span></text:span><text:span text:style-name="Default_20_Paragraph_20_Font"><text:span text:style-name="T212">5</text:span></text:span><text:span text:style-name="Default_20_Paragraph_20_Font"><text:span text:style-name="T209">. </text:span></text:span><text:span text:style-name="Emphasis"><text:span text:style-name="T129">Geographical distribution of </text:span></text:span><text:span text:style-name="Emphasis"><text:span text:style-name="T134">the </text:span></text:span><text:span text:style-name="Emphasis"><text:span text:style-name="T135">atmospheric</text:span></text:span><text:span text:style-name="Emphasis"><text:span text:style-name="T134"> correction</text:span></text:span><text:span text:style-name="Emphasis"><text:span text:style-name="T129"> over ocean</text:span></text:span><text:span text:style-name="Emphasis"><text:span text:style-name="T130">s and lakes </text:span></text:span><text:span text:style-name="Emphasis"><text:span text:style-name="T136">for </text:span></text:span><text:span text:style-name="Emphasis"><text:span text:style-name="T129">ascending (top) and descending (bottom) passes</text:span></text:span><text:span text:style-name="Emphasis"><text:span text:style-name="T130"> </text:span></text:span><text:span text:style-name="Emphasis"><text:span text:style-name="T129">for </text:span></text:span><text:span text:style-name="Emphasis"><text:span text:style-name="T129"><text:conditional-text text:condition="ooow:true" text:string-value-if-true="Report_Date" text:string-value-if-false="">Report_Date</text:conditional-text></text:span></text:span><text:span text:style-name="Emphasis"><text:span text:style-name="T129">. </text:span></text:span><text:span text:style-name="Emphasis"><text:span text:style-name="T131">The statistical values shown in the table refer </text:span></text:span><text:span text:style-name="Emphasis"><text:span text:style-name="T134">refer to the </text:span></text:span><text:span text:style-name="Emphasis"><text:span text:style-name="T135">atmospheric</text:span></text:span><text:span text:style-name="Emphasis"><text:span text:style-name="T134"> correction</text:span></text:span><text:span text:style-name="Emphasis"><text:span text:style-name="T132"> </text:span></text:span><text:span text:style-name="Emphasis"><text:span text:style-name="T133">in </text:span></text:span><text:span text:style-name="Emphasis"><text:span text:style-name="T135">c</text:span></text:span><text:span text:style-name="Emphasis"><text:span text:style-name="T133">m</text:span></text:span><text:span text:style-name="Emphasis"><text:span text:style-name="T142">.</text:span></text:span><text:span text:style-name="Emphasis"><text:span text:style-name="T131"> Measurements taken over polar polygons have been excluded from the computation of the statistical values. The black lines mark the outer limit of the Arctic and Antarctic polar polygons.</text:span></text:span></text:p>
      <text:p text:style-name="P17"/>
      <text:p text:style-name="P17"><text:span text:style-name="Emphasis"><text:span text:style-name="T131"/></text:span></text:p>
      <text:p text:style-name="P8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0398in" fo:margin-bottom="0in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" style:class="list">
      <style:paragraph-properties fo:margin-left="0.1965in" fo:margin-right="0in" fo:margin-top="0in" fo:margin-bottom="0in" style:contextual-spacing="false" fo:text-indent="-0.1965in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665in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139in" fo:margin-bottom="0.139in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139in" fo:margin-bottom="0in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3in" style:type="center"/>
          <style:tab-stop style:position="6in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0.7874in" fo:margin-bottom="0.7874in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102in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835in" fo:margin-bottom="0.0417in" style:contextual-spacing="false" fo:text-align="start" style:justify-single-word="false" fo:text-indent="0in" style:auto-text-indent="false">
        <style:tab-stops>
          <style:tab-stop style:position="0.2591in"/>
          <style:tab-stop style:position="5.894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35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665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8335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.0417in" fo:margin-bottom="0.0417in" style:contextual-spacing="false" fo:text-align="start" style:justify-single-word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5in" fo:margin-right="0in" fo:margin-top="0in" fo:margin-bottom="0in" style:contextual-spacing="false" fo:text-align="start" style:justify-single-word="false" fo:text-indent="-0.5in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in" fo:margin-right="0in" fo:margin-top="0in" fo:margin-bottom="0.0693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1665in" fo:margin-right="0in" fo:margin-top="0in" fo:margin-bottom="0.0693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3335in" fo:margin-right="0in" fo:margin-top="0in" fo:margin-bottom="0.0693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28in" fo:margin-bottom="0.028in" style:contextual-spacing="false" fo:orphans="0" fo:widows="0">
        <style:tab-stops>
          <style:tab-stop style:position="0.3752in"/>
          <style:tab-stop style:position="1.5in"/>
          <style:tab-stop style:position="2.5in"/>
          <style:tab-stop style:position="3.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0783in" fo:margin-bottom="0.0783in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.0398in" fo:margin-bottom="0.1965in" style:contextual-spacing="false" fo:text-indent="0in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102in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75in" fo:margin-left="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6.6931in" table:align="margins" style:writing-mode="lr-tb"/>
    </style:style>
    <style:style style:name="RightPageHeader.A" style:family="table-column">
      <style:table-column-properties style:column-width="2.2313in" style:rel-column-width="21845*"/>
    </style:style>
    <style:style style:name="LeftPageHeader" style:family="table">
      <style:table-properties style:width="6.6931in" table:align="margins" style:writing-mode="lr-tb"/>
    </style:style>
    <style:style style:name="LeftPageHeader.A" style:family="table-column">
      <style:table-column-properties style:column-width="2.2313in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4925in" fo:margin-left="0.9839in" fo:margin-right="0.9839in" style:shadow="none" fo:background-color="transparent" style:writing-mode="lr-tb" style:layout-grid-color="#c0c0c0" style:layout-grid-lines="274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0.9366in" svg:height="0.339in" draw:z-index="0"><draw:image xlink:href="Pictures/10000201000000800000002E5597165B.png" xlink:type="simple" xlink:show="embed" xlink:actuate="onLoad"/></draw:frame><draw:frame draw:style-name="Mfr2" draw:name="Image6" text:anchor-type="paragraph" svg:width="0.9173in" svg:height="0.4807in" draw:z-index="1"><draw:image xlink:href="Pictures/10000201000000750000003A2394CC94.png" xlink:type="simple" xlink:show="embed" xlink:actuate="onLoad"/></draw:frame><draw:frame draw:style-name="Mfr3" draw:name="Image7" text:anchor-type="paragraph" svg:x="0.0472in" svg:y="0in" svg:width="3.2598in" svg:height="0.7201in" draw:z-index="2"><draw:image xlink:href="Pictures/1000000000000C68000002BF38D1C455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Baseline C TDS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0.8154in" svg:height="0.4252in" draw:z-index="13"><draw:image xlink:href="Pictures/10000201000000750000003A2394CC94.png" xlink:type="simple" xlink:show="embed" xlink:actuate="onLoad"/></draw:frame><draw:frame draw:style-name="Mfr5" draw:name="Image2" text:anchor-type="paragraph" svg:width="0.8228in" svg:height="0.2953in" draw:z-index="24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6" draw:name="Image8" text:anchor-type="paragraph" svg:width="2.2311in" svg:height="0.4945in" draw:z-index="35"><draw:image xlink:href="Pictures/100000000000024F000000832B7E1556.jp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24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6" draw:name="Image9" text:anchor-type="paragraph" svg:width="2.2307in" svg:height="0.4937in" draw:z-index="45"><draw:image xlink:href="Pictures/100000000000024F000000832B7E1556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0.8228in" svg:height="0.2953in" draw:z-index="55"><draw:image xlink:href="Pictures/10000201000000800000002E5597165B.png" xlink:type="simple" xlink:show="embed" xlink:actuate="onLoad"/></draw:frame><draw:frame draw:style-name="Mfr7" draw:name="Image4" text:anchor-type="paragraph" svg:width="0.8154in" svg:height="0.4252in" draw:z-index="65"><draw:image xlink:href="Pictures/10000201000000750000003A2394CC94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23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51</meta:editing-cycles>
    <meta:print-date>2014-07-02T10:59:00</meta:print-date>
    <meta:creation-date>2014-07-02T10:59:00</meta:creation-date>
    <dc:date>2017-06-21T12:48:27.478721180</dc:date>
    <meta:editing-duration>P29DT2H44M48S</meta:editing-duration>
    <meta:generator>LibreOffice/4.2.8.2$Linux_X86_64 LibreOffice_project/420$Build-2</meta:generator>
    <dc:creator>Helen Snaith</dc:creator>
    <meta:document-statistic meta:table-count="10" meta:image-count="9" meta:object-count="0" meta:page-count="23" meta:paragraph-count="339" meta:word-count="4450" meta:character-count="26366" meta:non-whitespace-character-count="22397"/>
    <meta:user-defined meta:name="Company">National Oceanography Centre</meta:user-defined>
    <meta:user-defined meta:name="Project_acronym">CryOcean-QCV</meta:user-defined>
    <meta:user-defined meta:name="Project_reference">ESA/ESRIN Baseline C TDS</meta:user-defined>
    <meta:template xlink:type="simple" xlink:actuate="onRequest" xlink:title="Normal.dotm" xlink:href=""/>
  </office:meta>
</office:document-meta>
</file>